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7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bk </text:p>
          </table:table-cell>
          <table:table-cell office:value-type="string">
            <text:p>ab </text:p>
          </table:table-cell>
          <table:table-cell office:value-type="string">
            <text:p>Abkhaz </text:p>
          </table:table-cell>
          <table:table-cell office:value-type="string">
            <text:p>Аҧсуа</text:p>
          </table:table-cell>
        </table:table-row>
        <table:table-row table:style-name="ro1">
          <table:table-cell office:value-type="string">
            <text:p>ace </text:p>
          </table:table-cell>
          <table:table-cell office:value-type="string">
            <text:p><text:s text:c="2"/></text:p>
          </table:table-cell>
          <table:table-cell office:value-type="string">
            <text:p>Acehnese, Achinese </text:p>
          </table:table-cell>
          <table:table-cell office:value-type="string">
            <text:p>Aceh</text:p>
          </table:table-cell>
        </table:table-row>
        <table:table-row table:style-name="ro1">
          <table:table-cell office:value-type="string">
            <text:p>ach </text:p>
          </table:table-cell>
          <table:table-cell office:value-type="string">
            <text:p><text:s text:c="2"/></text:p>
          </table:table-cell>
          <table:table-cell office:value-type="string">
            <text:p>Acoli</text:p>
          </table:table-cell>
          <table:table-cell/>
        </table:table-row>
        <table:table-row table:style-name="ro1">
          <table:table-cell office:value-type="string">
            <text:p>ada </text:p>
          </table:table-cell>
          <table:table-cell office:value-type="string">
            <text:p><text:s text:c="2"/></text:p>
          </table:table-cell>
          <table:table-cell office:value-type="string">
            <text:p>Adangme </text:p>
          </table:table-cell>
          <table:table-cell office:value-type="string">
            <text:p>adangbɛ</text:p>
          </table:table-cell>
        </table:table-row>
        <table:table-row table:style-name="ro1">
          <table:table-cell office:value-type="string">
            <text:p>ady </text:p>
          </table:table-cell>
          <table:table-cell office:value-type="string">
            <text:p><text:s text:c="2"/></text:p>
          </table:table-cell>
          <table:table-cell office:value-type="string">
            <text:p>Adyghe; Adygei </text:p>
          </table:table-cell>
          <table:table-cell office:value-type="string">
            <text:p>адыгэбзэ; адыгабзэ</text:p>
          </table:table-cell>
        </table:table-row>
        <table:table-row table:style-name="ro1">
          <table:table-cell office:value-type="string">
            <text:p>aar </text:p>
          </table:table-cell>
          <table:table-cell office:value-type="string">
            <text:p>aa </text:p>
          </table:table-cell>
          <table:table-cell office:value-type="string">
            <text:p>Afar </text:p>
          </table:table-cell>
          <table:table-cell office:value-type="string">
            <text:p>Afaraf</text:p>
          </table:table-cell>
        </table:table-row>
        <table:table-row table:style-name="ro1">
          <table:table-cell office:value-type="string">
            <text:p>afh </text:p>
          </table:table-cell>
          <table:table-cell office:value-type="string">
            <text:p><text:s text:c="2"/></text:p>
          </table:table-cell>
          <table:table-cell office:value-type="string">
            <text:p>Afrihili</text:p>
          </table:table-cell>
          <table:table-cell/>
        </table:table-row>
        <table:table-row table:style-name="ro1">
          <table:table-cell office:value-type="string">
            <text:p>afr </text:p>
          </table:table-cell>
          <table:table-cell office:value-type="string">
            <text:p>af </text:p>
          </table:table-cell>
          <table:table-cell office:value-type="string">
            <text:p>Afrikaans </text:p>
          </table:table-cell>
          <table:table-cell office:value-type="string">
            <text:p>Afrikaans</text:p>
          </table:table-cell>
        </table:table-row>
        <table:table-row table:style-name="ro1">
          <table:table-cell office:value-type="string">
            <text:p>afa </text:p>
          </table:table-cell>
          <table:table-cell office:value-type="string">
            <text:p><text:s text:c="2"/></text:p>
          </table:table-cell>
          <table:table-cell office:value-type="string">
            <text:p>Afro-Asiatic (Other)</text:p>
          </table:table-cell>
          <table:table-cell/>
        </table:table-row>
        <table:table-row table:style-name="ro2">
          <table:table-cell office:value-type="string">
            <text:p>ain </text:p>
          </table:table-cell>
          <table:table-cell office:value-type="string">
            <text:p><text:s text:c="2"/></text:p>
          </table:table-cell>
          <table:table-cell office:value-type="string">
            <text:p>Ainu </text:p>
          </table:table-cell>
          <table:table-cell office:value-type="string">
            <text:p>アイヌ イタㇰ(イタッㇰ) or ainu itak</text:p>
          </table:table-cell>
        </table:table-row>
        <table:table-row table:style-name="ro1">
          <table:table-cell office:value-type="string">
            <text:p>aka </text:p>
          </table:table-cell>
          <table:table-cell office:value-type="string">
            <text:p>ak </text:p>
          </table:table-cell>
          <table:table-cell office:value-type="string">
            <text:p>Akan</text:p>
          </table:table-cell>
          <table:table-cell/>
        </table:table-row>
        <table:table-row table:style-name="ro1">
          <table:table-cell office:value-type="string">
            <text:p>akk </text:p>
          </table:table-cell>
          <table:table-cell office:value-type="string">
            <text:p><text:s text:c="2"/></text:p>
          </table:table-cell>
          <table:table-cell office:value-type="string">
            <text:p>Akkadian </text:p>
          </table:table-cell>
          <table:table-cell office:value-type="string">
            <text:p>akkadû; lišānum akkadītum</text:p>
          </table:table-cell>
        </table:table-row>
        <table:table-row table:style-name="ro1">
          <table:table-cell office:value-type="string">
            <text:p>alb/sqi </text:p>
          </table:table-cell>
          <table:table-cell office:value-type="string">
            <text:p>sq </text:p>
          </table:table-cell>
          <table:table-cell office:value-type="string">
            <text:p>Albanian </text:p>
          </table:table-cell>
          <table:table-cell office:value-type="string">
            <text:p>Shqip</text:p>
          </table:table-cell>
        </table:table-row>
        <table:table-row table:style-name="ro1">
          <table:table-cell office:value-type="string">
            <text:p>ale </text:p>
          </table:table-cell>
          <table:table-cell office:value-type="string">
            <text:p><text:s text:c="2"/></text:p>
          </table:table-cell>
          <table:table-cell office:value-type="string">
            <text:p>Aleut</text:p>
          </table:table-cell>
          <table:table-cell/>
        </table:table-row>
        <table:table-row table:style-name="ro1">
          <table:table-cell office:value-type="string">
            <text:p>alg </text:p>
          </table:table-cell>
          <table:table-cell office:value-type="string">
            <text:p><text:s text:c="2"/></text:p>
          </table:table-cell>
          <table:table-cell office:value-type="string">
            <text:p>Algonquian languages</text:p>
          </table:table-cell>
          <table:table-cell/>
        </table:table-row>
        <table:table-row table:style-name="ro1">
          <table:table-cell office:value-type="string">
            <text:p>tut </text:p>
          </table:table-cell>
          <table:table-cell office:value-type="string">
            <text:p><text:s text:c="2"/></text:p>
          </table:table-cell>
          <table:table-cell office:value-type="string">
            <text:p>Altaic (Other)</text:p>
          </table:table-cell>
          <table:table-cell/>
        </table:table-row>
        <table:table-row table:style-name="ro1">
          <table:table-cell office:value-type="string">
            <text:p>amh </text:p>
          </table:table-cell>
          <table:table-cell office:value-type="string">
            <text:p>am </text:p>
          </table:table-cell>
          <table:table-cell office:value-type="string">
            <text:p>Amharic </text:p>
          </table:table-cell>
          <table:table-cell office:value-type="string">
            <text:p>አማርኛ</text:p>
          </table:table-cell>
        </table:table-row>
        <table:table-row table:style-name="ro1">
          <table:table-cell office:value-type="string">
            <text:p>anp </text:p>
          </table:table-cell>
          <table:table-cell office:value-type="string">
            <text:p><text:s text:c="2"/></text:p>
          </table:table-cell>
          <table:table-cell office:value-type="string">
            <text:p>Angika</text:p>
          </table:table-cell>
          <table:table-cell/>
        </table:table-row>
        <table:table-row table:style-name="ro1">
          <table:table-cell office:value-type="string">
            <text:p>apa </text:p>
          </table:table-cell>
          <table:table-cell office:value-type="string">
            <text:p><text:s text:c="2"/></text:p>
          </table:table-cell>
          <table:table-cell office:value-type="string">
            <text:p>Apache languages</text:p>
          </table:table-cell>
          <table:table-cell/>
        </table:table-row>
        <table:table-row table:style-name="ro1">
          <table:table-cell office:value-type="string">
            <text:p>ara </text:p>
          </table:table-cell>
          <table:table-cell office:value-type="string">
            <text:p>ar </text:p>
          </table:table-cell>
          <table:table-cell office:value-type="string">
            <text:p>Arabic </text:p>
          </table:table-cell>
          <table:table-cell office:value-type="string">
            <text:p>العربية</text:p>
          </table:table-cell>
        </table:table-row>
        <table:table-row table:style-name="ro1">
          <table:table-cell office:value-type="string">
            <text:p>arg </text:p>
          </table:table-cell>
          <table:table-cell office:value-type="string">
            <text:p>an </text:p>
          </table:table-cell>
          <table:table-cell office:value-type="string">
            <text:p>Aragonese </text:p>
          </table:table-cell>
          <table:table-cell office:value-type="string">
            <text:p>Aragonés</text:p>
          </table:table-cell>
        </table:table-row>
        <table:table-row table:style-name="ro1">
          <table:table-cell office:value-type="string">
            <text:p>arc </text:p>
          </table:table-cell>
          <table:table-cell office:value-type="string">
            <text:p><text:s text:c="2"/></text:p>
          </table:table-cell>
          <table:table-cell office:value-type="string">
            <text:p>Aramaic </text:p>
          </table:table-cell>
          <table:table-cell office:value-type="string">
            <text:p>ܐܪܡܝܐ</text:p>
          </table:table-cell>
        </table:table-row>
        <table:table-row table:style-name="ro1">
          <table:table-cell office:value-type="string">
            <text:p>arp </text:p>
          </table:table-cell>
          <table:table-cell office:value-type="string">
            <text:p><text:s text:c="2"/></text:p>
          </table:table-cell>
          <table:table-cell office:value-type="string">
            <text:p>Arapaho </text:p>
          </table:table-cell>
          <table:table-cell office:value-type="string">
            <text:p>Hinóno'eitíít</text:p>
          </table:table-cell>
        </table:table-row>
        <table:table-row table:style-name="ro1">
          <table:table-cell office:value-type="string">
            <text:p>arn </text:p>
          </table:table-cell>
          <table:table-cell office:value-type="string">
            <text:p><text:s text:c="2"/></text:p>
          </table:table-cell>
          <table:table-cell office:value-type="string">
            <text:p>Araucanian </text:p>
          </table:table-cell>
          <table:table-cell office:value-type="string">
            <text:p>mapudungun; mapuchedungun</text:p>
          </table:table-cell>
        </table:table-row>
        <table:table-row table:style-name="ro1">
          <table:table-cell office:value-type="string">
            <text:p>arw </text:p>
          </table:table-cell>
          <table:table-cell office:value-type="string">
            <text:p><text:s text:c="2"/></text:p>
          </table:table-cell>
          <table:table-cell office:value-type="string">
            <text:p>Arawak</text:p>
          </table:table-cell>
          <table:table-cell/>
        </table:table-row>
        <table:table-row table:style-name="ro1">
          <table:table-cell office:value-type="string">
            <text:p>arm/hye </text:p>
          </table:table-cell>
          <table:table-cell office:value-type="string">
            <text:p>hy </text:p>
          </table:table-cell>
          <table:table-cell office:value-type="string">
            <text:p>Armenian </text:p>
          </table:table-cell>
          <table:table-cell office:value-type="string">
            <text:p>Հայերեն լեզու</text:p>
          </table:table-cell>
        </table:table-row>
        <table:table-row table:style-name="ro1">
          <table:table-cell office:value-type="string">
            <text:p>rup </text:p>
          </table:table-cell>
          <table:table-cell office:value-type="string">
            <text:p><text:s text:c="2"/></text:p>
          </table:table-cell>
          <table:table-cell office:value-type="string">
            <text:p>Aromanian; Arumanian; Macedo-Romanian </text:p>
          </table:table-cell>
          <table:table-cell office:value-type="string">
            <text:p>Armãneashce; Armãneashti; Limba armãneascã</text:p>
          </table:table-cell>
        </table:table-row>
        <table:table-row table:style-name="ro1">
          <table:table-cell office:value-type="string">
            <text:p>art </text:p>
          </table:table-cell>
          <table:table-cell office:value-type="string">
            <text:p><text:s text:c="2"/></text:p>
          </table:table-cell>
          <table:table-cell office:value-type="string">
            <text:p>Artificial (Other)</text:p>
          </table:table-cell>
          <table:table-cell/>
        </table:table-row>
        <table:table-row table:style-name="ro1">
          <table:table-cell office:value-type="string">
            <text:p>asm </text:p>
          </table:table-cell>
          <table:table-cell office:value-type="string">
            <text:p>as </text:p>
          </table:table-cell>
          <table:table-cell office:value-type="string">
            <text:p>Assamese </text:p>
          </table:table-cell>
          <table:table-cell office:value-type="string">
            <text:p>অসমীয়া</text:p>
          </table:table-cell>
        </table:table-row>
        <table:table-row table:style-name="ro1">
          <table:table-cell office:value-type="string">
            <text:p>ast </text:p>
          </table:table-cell>
          <table:table-cell office:value-type="string">
            <text:p><text:s text:c="2"/></text:p>
          </table:table-cell>
          <table:table-cell office:value-type="string">
            <text:p>Asturian; Bable </text:p>
          </table:table-cell>
          <table:table-cell office:value-type="string">
            <text:p>asturianu</text:p>
          </table:table-cell>
        </table:table-row>
        <table:table-row table:style-name="ro1">
          <table:table-cell office:value-type="string">
            <text:p>ath </text:p>
          </table:table-cell>
          <table:table-cell office:value-type="string">
            <text:p><text:s text:c="2"/></text:p>
          </table:table-cell>
          <table:table-cell office:value-type="string">
            <text:p>Athapascan languages</text:p>
          </table:table-cell>
          <table:table-cell/>
        </table:table-row>
        <table:table-row table:style-name="ro1">
          <table:table-cell office:value-type="string">
            <text:p>aus </text:p>
          </table:table-cell>
          <table:table-cell office:value-type="string">
            <text:p><text:s text:c="2"/></text:p>
          </table:table-cell>
          <table:table-cell office:value-type="string">
            <text:p>Australian languages</text:p>
          </table:table-cell>
          <table:table-cell/>
        </table:table-row>
        <table:table-row table:style-name="ro1">
          <table:table-cell office:value-type="string">
            <text:p>bar </text:p>
          </table:table-cell>
          <table:table-cell office:value-type="string">
            <text:p><text:s text:c="2"/></text:p>
          </table:table-cell>
          <table:table-cell office:value-type="string">
            <text:p>Austro-Bavarian </text:p>
          </table:table-cell>
          <table:table-cell office:value-type="string">
            <text:p>boarisch</text:p>
          </table:table-cell>
        </table:table-row>
        <table:table-row table:style-name="ro1">
          <table:table-cell office:value-type="string">
            <text:p>map </text:p>
          </table:table-cell>
          <table:table-cell office:value-type="string">
            <text:p><text:s text:c="2"/></text:p>
          </table:table-cell>
          <table:table-cell office:value-type="string">
            <text:p>Austronesian (Other)</text:p>
          </table:table-cell>
          <table:table-cell/>
        </table:table-row>
        <table:table-row table:style-name="ro1">
          <table:table-cell office:value-type="string">
            <text:p>ava </text:p>
          </table:table-cell>
          <table:table-cell office:value-type="string">
            <text:p>av </text:p>
          </table:table-cell>
          <table:table-cell office:value-type="string">
            <text:p>Avaric </text:p>
          </table:table-cell>
          <table:table-cell office:value-type="string">
            <text:p>авар мацӀ; магӀарул мацӀ</text:p>
          </table:table-cell>
        </table:table-row>
        <table:table-row table:style-name="ro1">
          <table:table-cell office:value-type="string">
            <text:p>ave </text:p>
          </table:table-cell>
          <table:table-cell office:value-type="string">
            <text:p>ae </text:p>
          </table:table-cell>
          <table:table-cell office:value-type="string">
            <text:p>Avestan </text:p>
          </table:table-cell>
          <table:table-cell office:value-type="string">
            <text:p>avesta</text:p>
          </table:table-cell>
        </table:table-row>
        <table:table-row table:style-name="ro1">
          <table:table-cell office:value-type="string">
            <text:p>awa </text:p>
          </table:table-cell>
          <table:table-cell office:value-type="string">
            <text:p><text:s text:c="2"/></text:p>
          </table:table-cell>
          <table:table-cell office:value-type="string">
            <text:p>Awadhi </text:p>
          </table:table-cell>
          <table:table-cell office:value-type="string">
            <text:p>अवधी</text:p>
          </table:table-cell>
        </table:table-row>
        <table:table-row table:style-name="ro1">
          <table:table-cell office:value-type="string">
            <text:p>aym </text:p>
          </table:table-cell>
          <table:table-cell office:value-type="string">
            <text:p>ay </text:p>
          </table:table-cell>
          <table:table-cell office:value-type="string">
            <text:p>Aymara </text:p>
          </table:table-cell>
          <table:table-cell office:value-type="string">
            <text:p>aymar aru</text:p>
          </table:table-cell>
        </table:table-row>
        <table:table-row table:style-name="ro1">
          <table:table-cell office:value-type="string">
            <text:p>aze </text:p>
          </table:table-cell>
          <table:table-cell office:value-type="string">
            <text:p>az </text:p>
          </table:table-cell>
          <table:table-cell office:value-type="string">
            <text:p>Azerbaijani </text:p>
          </table:table-cell>
          <table:table-cell office:value-type="string">
            <text:p>Azərbaycanca</text:p>
          </table:table-cell>
        </table:table-row>
        <table:table-row table:style-name="ro1">
          <table:table-cell office:value-type="string">
            <text:p>ban </text:p>
          </table:table-cell>
          <table:table-cell office:value-type="string">
            <text:p><text:s text:c="2"/></text:p>
          </table:table-cell>
          <table:table-cell office:value-type="string">
            <text:p>Balinese </text:p>
          </table:table-cell>
          <table:table-cell office:value-type="string">
            <text:p>Basa Bali</text:p>
          </table:table-cell>
        </table:table-row>
        <table:table-row table:style-name="ro1">
          <table:table-cell office:value-type="string">
            <text:p>bat </text:p>
          </table:table-cell>
          <table:table-cell office:value-type="string">
            <text:p><text:s text:c="2"/></text:p>
          </table:table-cell>
          <table:table-cell office:value-type="string">
            <text:p>Baltic (Other)</text:p>
          </table:table-cell>
          <table:table-cell/>
        </table:table-row>
        <table:table-row table:style-name="ro1">
          <table:table-cell office:value-type="string">
            <text:p>bal </text:p>
          </table:table-cell>
          <table:table-cell office:value-type="string">
            <text:p><text:s text:c="2"/></text:p>
          </table:table-cell>
          <table:table-cell office:value-type="string">
            <text:p>Baluchi </text:p>
          </table:table-cell>
          <table:table-cell office:value-type="string">
            <text:p>بلوچی</text:p>
          </table:table-cell>
        </table:table-row>
        <table:table-row table:style-name="ro1">
          <table:table-cell office:value-type="string">
            <text:p>bam </text:p>
          </table:table-cell>
          <table:table-cell office:value-type="string">
            <text:p>bm </text:p>
          </table:table-cell>
          <table:table-cell office:value-type="string">
            <text:p>Bambara </text:p>
          </table:table-cell>
          <table:table-cell office:value-type="string">
            <text:p>bamanankan</text:p>
          </table:table-cell>
        </table:table-row>
        <table:table-row table:style-name="ro1">
          <table:table-cell office:value-type="string">
            <text:p>bai </text:p>
          </table:table-cell>
          <table:table-cell office:value-type="string">
            <text:p><text:s text:c="2"/></text:p>
          </table:table-cell>
          <table:table-cell office:value-type="string">
            <text:p>Bamileke languages</text:p>
          </table:table-cell>
          <table:table-cell/>
        </table:table-row>
        <table:table-row table:style-name="ro1">
          <table:table-cell office:value-type="string">
            <text:p>bad </text:p>
          </table:table-cell>
          <table:table-cell office:value-type="string">
            <text:p><text:s text:c="2"/></text:p>
          </table:table-cell>
          <table:table-cell office:value-type="string">
            <text:p>Banda</text:p>
          </table:table-cell>
          <table:table-cell/>
        </table:table-row>
        <table:table-row table:style-name="ro1">
          <table:table-cell office:value-type="string">
            <text:p>bnt </text:p>
          </table:table-cell>
          <table:table-cell office:value-type="string">
            <text:p><text:s text:c="2"/></text:p>
          </table:table-cell>
          <table:table-cell office:value-type="string">
            <text:p>Bantu (Other)</text:p>
          </table:table-cell>
          <table:table-cell/>
        </table:table-row>
        <table:table-row table:style-name="ro1">
          <table:table-cell office:value-type="string">
            <text:p>bas </text:p>
          </table:table-cell>
          <table:table-cell office:value-type="string">
            <text:p><text:s text:c="2"/></text:p>
          </table:table-cell>
          <table:table-cell office:value-type="string">
            <text:p>Basa </text:p>
          </table:table-cell>
          <table:table-cell office:value-type="string">
            <text:p>ɓasaá</text:p>
          </table:table-cell>
        </table:table-row>
        <table:table-row table:style-name="ro1">
          <table:table-cell office:value-type="string">
            <text:p>bak </text:p>
          </table:table-cell>
          <table:table-cell office:value-type="string">
            <text:p>ba </text:p>
          </table:table-cell>
          <table:table-cell office:value-type="string">
            <text:p>Bashkir </text:p>
          </table:table-cell>
          <table:table-cell office:value-type="string">
            <text:p>башҡорт теле</text:p>
          </table:table-cell>
        </table:table-row>
        <table:table-row table:style-name="ro1">
          <table:table-cell office:value-type="string">
            <text:p>baq/eus </text:p>
          </table:table-cell>
          <table:table-cell office:value-type="string">
            <text:p>eu </text:p>
          </table:table-cell>
          <table:table-cell office:value-type="string">
            <text:p>Basque </text:p>
          </table:table-cell>
          <table:table-cell office:value-type="string">
            <text:p>euskara</text:p>
          </table:table-cell>
        </table:table-row>
        <table:table-row table:style-name="ro1">
          <table:table-cell office:value-type="string">
            <text:p>btk </text:p>
          </table:table-cell>
          <table:table-cell office:value-type="string">
            <text:p><text:s text:c="2"/></text:p>
          </table:table-cell>
          <table:table-cell office:value-type="string">
            <text:p>Batak (Indonesia)</text:p>
          </table:table-cell>
          <table:table-cell/>
        </table:table-row>
        <table:table-row table:style-name="ro1">
          <table:table-cell office:value-type="string">
            <text:p>bej </text:p>
          </table:table-cell>
          <table:table-cell office:value-type="string">
            <text:p><text:s text:c="2"/></text:p>
          </table:table-cell>
          <table:table-cell office:value-type="string">
            <text:p>Beja </text:p>
          </table:table-cell>
          <table:table-cell office:value-type="string">
            <text:p>بداوية</text:p>
          </table:table-cell>
        </table:table-row>
        <table:table-row table:style-name="ro1">
          <table:table-cell office:value-type="string">
            <text:p>bel </text:p>
          </table:table-cell>
          <table:table-cell office:value-type="string">
            <text:p>be </text:p>
          </table:table-cell>
          <table:table-cell office:value-type="string">
            <text:p>Belarusian </text:p>
          </table:table-cell>
          <table:table-cell office:value-type="string">
            <text:p>Беларуская мова</text:p>
          </table:table-cell>
        </table:table-row>
        <table:table-row table:style-name="ro1">
          <table:table-cell office:value-type="string">
            <text:p>bem </text:p>
          </table:table-cell>
          <table:table-cell office:value-type="string">
            <text:p><text:s text:c="2"/></text:p>
          </table:table-cell>
          <table:table-cell office:value-type="string">
            <text:p>Bemba </text:p>
          </table:table-cell>
          <table:table-cell office:value-type="string">
            <text:p>ichiBemba</text:p>
          </table:table-cell>
        </table:table-row>
        <table:table-row table:style-name="ro1">
          <table:table-cell office:value-type="string">
            <text:p>ben </text:p>
          </table:table-cell>
          <table:table-cell office:value-type="string">
            <text:p>bn </text:p>
          </table:table-cell>
          <table:table-cell office:value-type="string">
            <text:p>Bengali </text:p>
          </table:table-cell>
          <table:table-cell office:value-type="string">
            <text:p>বাংলা</text:p>
          </table:table-cell>
        </table:table-row>
        <table:table-row table:style-name="ro1">
          <table:table-cell office:value-type="string">
            <text:p>ber </text:p>
          </table:table-cell>
          <table:table-cell office:value-type="string">
            <text:p><text:s text:c="2"/></text:p>
          </table:table-cell>
          <table:table-cell office:value-type="string">
            <text:p>Berber (Other)</text:p>
          </table:table-cell>
          <table:table-cell/>
        </table:table-row>
        <table:table-row table:style-name="ro1">
          <table:table-cell office:value-type="string">
            <text:p>bho </text:p>
          </table:table-cell>
          <table:table-cell office:value-type="string">
            <text:p><text:s text:c="2"/></text:p>
          </table:table-cell>
          <table:table-cell office:value-type="string">
            <text:p>Bhojpuri </text:p>
          </table:table-cell>
          <table:table-cell office:value-type="string">
            <text:p>भोजपुरी</text:p>
          </table:table-cell>
        </table:table-row>
        <table:table-row table:style-name="ro1">
          <table:table-cell office:value-type="string">
            <text:p>bih </text:p>
          </table:table-cell>
          <table:table-cell office:value-type="string">
            <text:p>bh </text:p>
          </table:table-cell>
          <table:table-cell office:value-type="string">
            <text:p>Bihari</text:p>
          </table:table-cell>
          <table:table-cell/>
        </table:table-row>
        <table:table-row table:style-name="ro1">
          <table:table-cell office:value-type="string">
            <text:p>bik </text:p>
          </table:table-cell>
          <table:table-cell office:value-type="string">
            <text:p><text:s text:c="2"/></text:p>
          </table:table-cell>
          <table:table-cell office:value-type="string">
            <text:p>Bikol languages</text:p>
          </table:table-cell>
          <table:table-cell/>
        </table:table-row>
        <table:table-row table:style-name="ro1">
          <table:table-cell office:value-type="string">
            <text:p>bin </text:p>
          </table:table-cell>
          <table:table-cell office:value-type="string">
            <text:p><text:s text:c="2"/></text:p>
          </table:table-cell>
          <table:table-cell office:value-type="string">
            <text:p>Bini </text:p>
          </table:table-cell>
          <table:table-cell office:value-type="string">
            <text:p>Edo</text:p>
          </table:table-cell>
        </table:table-row>
        <table:table-row table:style-name="ro1">
          <table:table-cell office:value-type="string">
            <text:p>bis </text:p>
          </table:table-cell>
          <table:table-cell office:value-type="string">
            <text:p>bi </text:p>
          </table:table-cell>
          <table:table-cell office:value-type="string">
            <text:p>Bislama </text:p>
          </table:table-cell>
          <table:table-cell office:value-type="string">
            <text:p>Bislama</text:p>
          </table:table-cell>
        </table:table-row>
        <table:table-row table:style-name="ro1">
          <table:table-cell office:value-type="string">
            <text:p>byn </text:p>
          </table:table-cell>
          <table:table-cell office:value-type="string">
            <text:p><text:s text:c="2"/></text:p>
          </table:table-cell>
          <table:table-cell office:value-type="string">
            <text:p>Blin; Bilin </text:p>
          </table:table-cell>
          <table:table-cell office:value-type="string">
            <text:p>ብሊና</text:p>
          </table:table-cell>
        </table:table-row>
        <table:table-row table:style-name="ro1">
          <table:table-cell office:value-type="string">
            <text:p>bos </text:p>
          </table:table-cell>
          <table:table-cell office:value-type="string">
            <text:p>bs </text:p>
          </table:table-cell>
          <table:table-cell office:value-type="string">
            <text:p>Bosnian </text:p>
          </table:table-cell>
          <table:table-cell office:value-type="string">
            <text:p>bosanski jezik</text:p>
          </table:table-cell>
        </table:table-row>
        <table:table-row table:style-name="ro1">
          <table:table-cell office:value-type="string">
            <text:p>bra </text:p>
          </table:table-cell>
          <table:table-cell office:value-type="string">
            <text:p><text:s text:c="2"/></text:p>
          </table:table-cell>
          <table:table-cell office:value-type="string">
            <text:p>Brij Bhasha </text:p>
          </table:table-cell>
          <table:table-cell office:value-type="string">
            <text:p>ब्रज भाषा</text:p>
          </table:table-cell>
        </table:table-row>
        <table:table-row table:style-name="ro1">
          <table:table-cell office:value-type="string">
            <text:p>bre </text:p>
          </table:table-cell>
          <table:table-cell office:value-type="string">
            <text:p>br </text:p>
          </table:table-cell>
          <table:table-cell office:value-type="string">
            <text:p>Breton </text:p>
          </table:table-cell>
          <table:table-cell office:value-type="string">
            <text:p>brezhoneg</text:p>
          </table:table-cell>
        </table:table-row>
        <table:table-row table:style-name="ro1">
          <table:table-cell office:value-type="string">
            <text:p>bug </text:p>
          </table:table-cell>
          <table:table-cell office:value-type="string">
            <text:p><text:s text:c="2"/></text:p>
          </table:table-cell>
          <table:table-cell office:value-type="string">
            <text:p>Buginese </text:p>
          </table:table-cell>
          <table:table-cell office:value-type="string">
            <text:p>ᨅᨔ ᨕᨘᨁᨗ</text:p>
          </table:table-cell>
        </table:table-row>
        <table:table-row table:style-name="ro1">
          <table:table-cell office:value-type="string">
            <text:p>bul </text:p>
          </table:table-cell>
          <table:table-cell office:value-type="string">
            <text:p>bg </text:p>
          </table:table-cell>
          <table:table-cell office:value-type="string">
            <text:p>Bulgarian </text:p>
          </table:table-cell>
          <table:table-cell office:value-type="string">
            <text:p>български език</text:p>
          </table:table-cell>
        </table:table-row>
        <table:table-row table:style-name="ro1">
          <table:table-cell office:value-type="string">
            <text:p>bua </text:p>
          </table:table-cell>
          <table:table-cell office:value-type="string">
            <text:p><text:s text:c="2"/></text:p>
          </table:table-cell>
          <table:table-cell office:value-type="string">
            <text:p>Buriat </text:p>
          </table:table-cell>
          <table:table-cell office:value-type="string">
            <text:p>буряад хэлэн</text:p>
          </table:table-cell>
        </table:table-row>
        <table:table-row table:style-name="ro1">
          <table:table-cell office:value-type="string">
            <text:p>bur/mya </text:p>
          </table:table-cell>
          <table:table-cell office:value-type="string">
            <text:p>my </text:p>
          </table:table-cell>
          <table:table-cell office:value-type="string">
            <text:p>Burmese </text:p>
          </table:table-cell>
          <table:table-cell office:value-type="string">
            <text:p>ျမန္မာစာ</text:p>
          </table:table-cell>
        </table:table-row>
        <table:table-row table:style-name="ro1">
          <table:table-cell office:value-type="string">
            <text:p>cad </text:p>
          </table:table-cell>
          <table:table-cell office:value-type="string">
            <text:p><text:s text:c="2"/></text:p>
          </table:table-cell>
          <table:table-cell office:value-type="string">
            <text:p>Caddo </text:p>
          </table:table-cell>
          <table:table-cell office:value-type="string">
            <text:p>Hasí:nay</text:p>
          </table:table-cell>
        </table:table-row>
        <table:table-row table:style-name="ro1">
          <table:table-cell office:value-type="string">
            <text:p>car </text:p>
          </table:table-cell>
          <table:table-cell office:value-type="string">
            <text:p><text:s text:c="2"/></text:p>
          </table:table-cell>
          <table:table-cell office:value-type="string">
            <text:p>Carib</text:p>
          </table:table-cell>
          <table:table-cell/>
        </table:table-row>
        <table:table-row table:style-name="ro1">
          <table:table-cell office:value-type="string">
            <text:p>cat </text:p>
          </table:table-cell>
          <table:table-cell office:value-type="string">
            <text:p>ca </text:p>
          </table:table-cell>
          <table:table-cell office:value-type="string">
            <text:p>Catalan; Valencian </text:p>
          </table:table-cell>
          <table:table-cell office:value-type="string">
            <text:p>català</text:p>
          </table:table-cell>
        </table:table-row>
        <table:table-row table:style-name="ro1">
          <table:table-cell office:value-type="string">
            <text:p>cau </text:p>
          </table:table-cell>
          <table:table-cell office:value-type="string">
            <text:p><text:s text:c="2"/></text:p>
          </table:table-cell>
          <table:table-cell office:value-type="string">
            <text:p>Caucasian (Other)</text:p>
          </table:table-cell>
          <table:table-cell/>
        </table:table-row>
        <table:table-row table:style-name="ro1">
          <table:table-cell office:value-type="string">
            <text:p>ceb </text:p>
          </table:table-cell>
          <table:table-cell office:value-type="string">
            <text:p><text:s text:c="2"/></text:p>
          </table:table-cell>
          <table:table-cell office:value-type="string">
            <text:p>Cebuano </text:p>
          </table:table-cell>
          <table:table-cell office:value-type="string">
            <text:p>Sinugboanon</text:p>
          </table:table-cell>
        </table:table-row>
        <table:table-row table:style-name="ro1">
          <table:table-cell office:value-type="string">
            <text:p>cel </text:p>
          </table:table-cell>
          <table:table-cell office:value-type="string">
            <text:p><text:s text:c="2"/></text:p>
          </table:table-cell>
          <table:table-cell office:value-type="string">
            <text:p>Celtic (Other)</text:p>
          </table:table-cell>
          <table:table-cell/>
        </table:table-row>
        <table:table-row table:style-name="ro1">
          <table:table-cell office:value-type="string">
            <text:p>cai </text:p>
          </table:table-cell>
          <table:table-cell office:value-type="string">
            <text:p><text:s text:c="2"/></text:p>
          </table:table-cell>
          <table:table-cell office:value-type="string">
            <text:p>Central American Indian (Other)</text:p>
          </table:table-cell>
          <table:table-cell/>
        </table:table-row>
        <table:table-row table:style-name="ro1">
          <table:table-cell office:value-type="string">
            <text:p>chg </text:p>
          </table:table-cell>
          <table:table-cell office:value-type="string">
            <text:p><text:s text:c="2"/></text:p>
          </table:table-cell>
          <table:table-cell office:value-type="string">
            <text:p>Chagatai </text:p>
          </table:table-cell>
          <table:table-cell office:value-type="string">
            <text:p>جغتای</text:p>
          </table:table-cell>
        </table:table-row>
        <table:table-row table:style-name="ro1">
          <table:table-cell office:value-type="string">
            <text:p>cmc </text:p>
          </table:table-cell>
          <table:table-cell office:value-type="string">
            <text:p><text:s text:c="2"/></text:p>
          </table:table-cell>
          <table:table-cell office:value-type="string">
            <text:p>Chamic languages</text:p>
          </table:table-cell>
          <table:table-cell/>
        </table:table-row>
        <table:table-row table:style-name="ro1">
          <table:table-cell office:value-type="string">
            <text:p>cha </text:p>
          </table:table-cell>
          <table:table-cell office:value-type="string">
            <text:p>ch </text:p>
          </table:table-cell>
          <table:table-cell office:value-type="string">
            <text:p>Chamorro </text:p>
          </table:table-cell>
          <table:table-cell office:value-type="string">
            <text:p>Chamoru</text:p>
          </table:table-cell>
        </table:table-row>
        <table:table-row table:style-name="ro1">
          <table:table-cell office:value-type="string">
            <text:p>che </text:p>
          </table:table-cell>
          <table:table-cell office:value-type="string">
            <text:p>ce </text:p>
          </table:table-cell>
          <table:table-cell office:value-type="string">
            <text:p>Chechen </text:p>
          </table:table-cell>
          <table:table-cell office:value-type="string">
            <text:p>нохчийн мотт</text:p>
          </table:table-cell>
        </table:table-row>
        <table:table-row table:style-name="ro1">
          <table:table-cell office:value-type="string">
            <text:p>chr </text:p>
          </table:table-cell>
          <table:table-cell office:value-type="string">
            <text:p><text:s text:c="2"/></text:p>
          </table:table-cell>
          <table:table-cell office:value-type="string">
            <text:p>Cherokee </text:p>
          </table:table-cell>
          <table:table-cell office:value-type="string">
            <text:p>ᏣᎳᎩ</text:p>
          </table:table-cell>
        </table:table-row>
        <table:table-row table:style-name="ro1">
          <table:table-cell office:value-type="string">
            <text:p>chy </text:p>
          </table:table-cell>
          <table:table-cell office:value-type="string">
            <text:p><text:s text:c="2"/></text:p>
          </table:table-cell>
          <table:table-cell office:value-type="string">
            <text:p>Cheyenne </text:p>
          </table:table-cell>
          <table:table-cell office:value-type="string">
            <text:p>Tsêhést</text:p>
          </table:table-cell>
        </table:table-row>
        <table:table-row table:style-name="ro1">
          <table:table-cell office:value-type="string">
            <text:p>chb </text:p>
          </table:table-cell>
          <table:table-cell office:value-type="string">
            <text:p><text:s text:c="2"/></text:p>
          </table:table-cell>
          <table:table-cell office:value-type="string">
            <text:p>Chibcha</text:p>
          </table:table-cell>
          <table:table-cell/>
        </table:table-row>
        <table:table-row table:style-name="ro1">
          <table:table-cell office:value-type="string">
            <text:p>nya </text:p>
          </table:table-cell>
          <table:table-cell office:value-type="string">
            <text:p>ny </text:p>
          </table:table-cell>
          <table:table-cell office:value-type="string">
            <text:p>Chichewa; Chewa; Nyanja </text:p>
          </table:table-cell>
          <table:table-cell office:value-type="string">
            <text:p>chiCheŵa; chinyanja</text:p>
          </table:table-cell>
        </table:table-row>
        <table:table-row table:style-name="ro1">
          <table:table-cell office:value-type="string">
            <text:p>chi/zho </text:p>
          </table:table-cell>
          <table:table-cell office:value-type="string">
            <text:p>zh </text:p>
          </table:table-cell>
          <table:table-cell office:value-type="string">
            <text:p>Chinese </text:p>
          </table:table-cell>
          <table:table-cell office:value-type="string">
            <text:p>中文</text:p>
          </table:table-cell>
        </table:table-row>
        <table:table-row table:style-name="ro1">
          <table:table-cell office:value-type="string">
            <text:p>chn </text:p>
          </table:table-cell>
          <table:table-cell office:value-type="string">
            <text:p><text:s text:c="2"/></text:p>
          </table:table-cell>
          <table:table-cell office:value-type="string">
            <text:p>Chinook jargon</text:p>
          </table:table-cell>
          <table:table-cell/>
        </table:table-row>
        <table:table-row table:style-name="ro1">
          <table:table-cell office:value-type="string">
            <text:p>cho </text:p>
          </table:table-cell>
          <table:table-cell office:value-type="string">
            <text:p><text:s text:c="2"/></text:p>
          </table:table-cell>
          <table:table-cell office:value-type="string">
            <text:p>Choctaw </text:p>
          </table:table-cell>
          <table:table-cell office:value-type="string">
            <text:p>Chahta Anumpa</text:p>
          </table:table-cell>
        </table:table-row>
        <table:table-row table:style-name="ro1">
          <table:table-cell office:value-type="string">
            <text:p>chu </text:p>
          </table:table-cell>
          <table:table-cell office:value-type="string">
            <text:p>cu </text:p>
          </table:table-cell>
          <table:table-cell office:value-type="string">
            <text:p>Church Slavonic; Church Slavic;</text:p>
          </table:table-cell>
          <table:table-cell/>
        </table:table-row>
        <table:table-row table:style-name="ro1">
          <table:table-cell office:value-type="string">
            <text:p>Old Church Slavonic; Old Slavonic;</text:p>
          </table:table-cell>
          <table:table-cell table:number-columns-repeated="3"/>
        </table:table-row>
        <table:table-row table:style-name="ro1">
          <table:table-cell office:value-type="string">
            <text:p>Old Bulgarian </text:p>
          </table:table-cell>
          <table:table-cell office:value-type="string">
            <text:p>ѩзыкъ словѣньскъ</text:p>
          </table:table-cell>
          <table:table-cell table:number-columns-repeated="2"/>
        </table:table-row>
        <table:table-row table:style-name="ro1">
          <table:table-cell office:value-type="string">
            <text:p>chk </text:p>
          </table:table-cell>
          <table:table-cell office:value-type="string">
            <text:p><text:s text:c="2"/></text:p>
          </table:table-cell>
          <table:table-cell office:value-type="string">
            <text:p>Chuukese</text:p>
          </table:table-cell>
          <table:table-cell/>
        </table:table-row>
        <table:table-row table:style-name="ro1">
          <table:table-cell office:value-type="string">
            <text:p>chv </text:p>
          </table:table-cell>
          <table:table-cell office:value-type="string">
            <text:p>cv </text:p>
          </table:table-cell>
          <table:table-cell office:value-type="string">
            <text:p>Chuvash </text:p>
          </table:table-cell>
          <table:table-cell office:value-type="string">
            <text:p>чӑваш чӗлхи</text:p>
          </table:table-cell>
        </table:table-row>
        <table:table-row table:style-name="ro1">
          <table:table-cell office:value-type="string">
            <text:p>nwc </text:p>
          </table:table-cell>
          <table:table-cell office:value-type="string">
            <text:p><text:s text:c="2"/></text:p>
          </table:table-cell>
          <table:table-cell office:value-type="string">
            <text:p>Classical Newari; Old Newari; Classical Nepal Bhasa</text:p>
          </table:table-cell>
          <table:table-cell/>
        </table:table-row>
        <table:table-row table:style-name="ro1">
          <table:table-cell office:value-type="string">
            <text:p>syc </text:p>
          </table:table-cell>
          <table:table-cell office:value-type="string">
            <text:p><text:s text:c="2"/></text:p>
          </table:table-cell>
          <table:table-cell office:value-type="string">
            <text:p>Classical Syriac</text:p>
          </table:table-cell>
          <table:table-cell/>
        </table:table-row>
        <table:table-row table:style-name="ro1">
          <table:table-cell office:value-type="string">
            <text:p>cop </text:p>
          </table:table-cell>
          <table:table-cell office:value-type="string">
            <text:p><text:s text:c="2"/></text:p>
          </table:table-cell>
          <table:table-cell office:value-type="string">
            <text:p>Coptic </text:p>
          </table:table-cell>
          <table:table-cell office:value-type="string">
            <text:p>ⲙⲉⲧⲛ̀ⲣⲉⲙⲛ̀ⲭⲏⲙⲓ</text:p>
          </table:table-cell>
        </table:table-row>
        <table:table-row table:style-name="ro1">
          <table:table-cell office:value-type="string">
            <text:p>cor </text:p>
          </table:table-cell>
          <table:table-cell office:value-type="string">
            <text:p>kw </text:p>
          </table:table-cell>
          <table:table-cell office:value-type="string">
            <text:p>Cornish </text:p>
          </table:table-cell>
          <table:table-cell office:value-type="string">
            <text:p>Kernewek</text:p>
          </table:table-cell>
        </table:table-row>
        <table:table-row table:style-name="ro1">
          <table:table-cell office:value-type="string">
            <text:p>cos </text:p>
          </table:table-cell>
          <table:table-cell office:value-type="string">
            <text:p>co </text:p>
          </table:table-cell>
          <table:table-cell office:value-type="string">
            <text:p>Corsican </text:p>
          </table:table-cell>
          <table:table-cell office:value-type="string">
            <text:p>corsu; lingua corsa</text:p>
          </table:table-cell>
        </table:table-row>
        <table:table-row table:style-name="ro1">
          <table:table-cell office:value-type="string">
            <text:p>cre </text:p>
          </table:table-cell>
          <table:table-cell office:value-type="string">
            <text:p>cr </text:p>
          </table:table-cell>
          <table:table-cell office:value-type="string">
            <text:p>Cree </text:p>
          </table:table-cell>
          <table:table-cell office:value-type="string">
            <text:p>ᓀᐦᐃᔭᐍᐏᐣ</text:p>
          </table:table-cell>
        </table:table-row>
        <table:table-row table:style-name="ro1">
          <table:table-cell office:value-type="string">
            <text:p>mus </text:p>
          </table:table-cell>
          <table:table-cell office:value-type="string">
            <text:p><text:s text:c="2"/></text:p>
          </table:table-cell>
          <table:table-cell office:value-type="string">
            <text:p>Creek; Muskogean </text:p>
          </table:table-cell>
          <table:table-cell office:value-type="string">
            <text:p>Maskoki; Mvskokē empunakv</text:p>
          </table:table-cell>
        </table:table-row>
        <table:table-row table:style-name="ro1">
          <table:table-cell office:value-type="string">
            <text:p>crp </text:p>
          </table:table-cell>
          <table:table-cell office:value-type="string">
            <text:p><text:s text:c="2"/></text:p>
          </table:table-cell>
          <table:table-cell office:value-type="string">
            <text:p>Creoles and Pidgins (Other)</text:p>
          </table:table-cell>
          <table:table-cell/>
        </table:table-row>
        <table:table-row table:style-name="ro1">
          <table:table-cell office:value-type="string">
            <text:p>cpe </text:p>
          </table:table-cell>
          <table:table-cell office:value-type="string">
            <text:p><text:s text:c="2"/></text:p>
          </table:table-cell>
          <table:table-cell office:value-type="string">
            <text:p>Creoles and Pidgins, English-based (Other)</text:p>
          </table:table-cell>
          <table:table-cell/>
        </table:table-row>
        <table:table-row table:style-name="ro1">
          <table:table-cell office:value-type="string">
            <text:p>cpf </text:p>
          </table:table-cell>
          <table:table-cell office:value-type="string">
            <text:p><text:s text:c="2"/></text:p>
          </table:table-cell>
          <table:table-cell office:value-type="string">
            <text:p>Creoles and Pidgins, French-based (Other)</text:p>
          </table:table-cell>
          <table:table-cell/>
        </table:table-row>
        <table:table-row table:style-name="ro1">
          <table:table-cell office:value-type="string">
            <text:p>cpp </text:p>
          </table:table-cell>
          <table:table-cell office:value-type="string">
            <text:p><text:s text:c="2"/></text:p>
          </table:table-cell>
          <table:table-cell office:value-type="string">
            <text:p>Creoles and Pidgins, Portuguese-based (Other)</text:p>
          </table:table-cell>
          <table:table-cell/>
        </table:table-row>
        <table:table-row table:style-name="ro1">
          <table:table-cell office:value-type="string">
            <text:p>crh </text:p>
          </table:table-cell>
          <table:table-cell office:value-type="string">
            <text:p><text:s text:c="2"/></text:p>
          </table:table-cell>
          <table:table-cell office:value-type="string">
            <text:p>Crimean Tatar (Crimean Turkish) </text:p>
          </table:table-cell>
          <table:table-cell office:value-type="string">
            <text:p>qırımtatar tili, къырымтатар тили</text:p>
          </table:table-cell>
        </table:table-row>
        <table:table-row table:style-name="ro1">
          <table:table-cell office:value-type="string">
            <text:p>scr/hrv </text:p>
          </table:table-cell>
          <table:table-cell office:value-type="string">
            <text:p>hr </text:p>
          </table:table-cell>
          <table:table-cell office:value-type="string">
            <text:p>Croatian </text:p>
          </table:table-cell>
          <table:table-cell office:value-type="string">
            <text:p>hrvatski jezik</text:p>
          </table:table-cell>
        </table:table-row>
        <table:table-row table:style-name="ro1">
          <table:table-cell office:value-type="string">
            <text:p>cus </text:p>
          </table:table-cell>
          <table:table-cell office:value-type="string">
            <text:p><text:s text:c="2"/></text:p>
          </table:table-cell>
          <table:table-cell office:value-type="string">
            <text:p>Cushitic (Other)</text:p>
          </table:table-cell>
          <table:table-cell/>
        </table:table-row>
        <table:table-row table:style-name="ro1">
          <table:table-cell office:value-type="string">
            <text:p>cze/ces </text:p>
          </table:table-cell>
          <table:table-cell office:value-type="string">
            <text:p>cs </text:p>
          </table:table-cell>
          <table:table-cell office:value-type="string">
            <text:p>Czech </text:p>
          </table:table-cell>
          <table:table-cell office:value-type="string">
            <text:p>čeština (substantive); česky (adverb)</text:p>
          </table:table-cell>
        </table:table-row>
        <table:table-row table:style-name="ro1">
          <table:table-cell office:value-type="string">
            <text:p>dak </text:p>
          </table:table-cell>
          <table:table-cell office:value-type="string">
            <text:p><text:s text:c="2"/></text:p>
          </table:table-cell>
          <table:table-cell office:value-type="string">
            <text:p>Dakota </text:p>
          </table:table-cell>
          <table:table-cell office:value-type="string">
            <text:p>Lakhota</text:p>
          </table:table-cell>
        </table:table-row>
        <table:table-row table:style-name="ro1">
          <table:table-cell office:value-type="string">
            <text:p>dan </text:p>
          </table:table-cell>
          <table:table-cell office:value-type="string">
            <text:p>da </text:p>
          </table:table-cell>
          <table:table-cell office:value-type="string">
            <text:p>Danish </text:p>
          </table:table-cell>
          <table:table-cell office:value-type="string">
            <text:p>dansk</text:p>
          </table:table-cell>
        </table:table-row>
        <table:table-row table:style-name="ro1">
          <table:table-cell office:value-type="string">
            <text:p>dar </text:p>
          </table:table-cell>
          <table:table-cell office:value-type="string">
            <text:p><text:s text:c="2"/></text:p>
          </table:table-cell>
          <table:table-cell office:value-type="string">
            <text:p>Dargwa </text:p>
          </table:table-cell>
          <table:table-cell office:value-type="string">
            <text:p>дарган мез</text:p>
          </table:table-cell>
        </table:table-row>
        <table:table-row table:style-name="ro1">
          <table:table-cell office:value-type="string">
            <text:p>day </text:p>
          </table:table-cell>
          <table:table-cell office:value-type="string">
            <text:p><text:s text:c="2"/></text:p>
          </table:table-cell>
          <table:table-cell office:value-type="string">
            <text:p>Dayak</text:p>
          </table:table-cell>
          <table:table-cell/>
        </table:table-row>
        <table:table-row table:style-name="ro1">
          <table:table-cell office:value-type="string">
            <text:p>del </text:p>
          </table:table-cell>
          <table:table-cell office:value-type="string">
            <text:p><text:s text:c="2"/></text:p>
          </table:table-cell>
          <table:table-cell office:value-type="string">
            <text:p>Delaware </text:p>
          </table:table-cell>
          <table:table-cell office:value-type="string">
            <text:p>Lënape</text:p>
          </table:table-cell>
        </table:table-row>
        <table:table-row table:style-name="ro1">
          <table:table-cell office:value-type="string">
            <text:p>chp </text:p>
          </table:table-cell>
          <table:table-cell office:value-type="string">
            <text:p><text:s text:c="2"/></text:p>
          </table:table-cell>
          <table:table-cell office:value-type="string">
            <text:p>Dene Suline </text:p>
          </table:table-cell>
          <table:table-cell office:value-type="string">
            <text:p>Dëne Sųłiné; ᑌᓀᓲᒢᕄᓀ</text:p>
          </table:table-cell>
        </table:table-row>
        <table:table-row table:style-name="ro1">
          <table:table-cell office:value-type="string">
            <text:p>din </text:p>
          </table:table-cell>
          <table:table-cell office:value-type="string">
            <text:p><text:s text:c="2"/></text:p>
          </table:table-cell>
          <table:table-cell office:value-type="string">
            <text:p>Dinka </text:p>
          </table:table-cell>
          <table:table-cell office:value-type="string">
            <text:p>Thuɔŋjäŋ</text:p>
          </table:table-cell>
        </table:table-row>
        <table:table-row table:style-name="ro1">
          <table:table-cell office:value-type="string">
            <text:p>div </text:p>
          </table:table-cell>
          <table:table-cell office:value-type="string">
            <text:p>dv </text:p>
          </table:table-cell>
          <table:table-cell office:value-type="string">
            <text:p>Divehi; Dhivehi; Maldivian </text:p>
          </table:table-cell>
          <table:table-cell office:value-type="string">
            <text:p>ދިވެހިބަސ</text:p>
          </table:table-cell>
        </table:table-row>
        <table:table-row table:style-name="ro1">
          <table:table-cell office:value-type="string">
            <text:p>doi </text:p>
          </table:table-cell>
          <table:table-cell office:value-type="string">
            <text:p><text:s text:c="2"/></text:p>
          </table:table-cell>
          <table:table-cell office:value-type="string">
            <text:p>Dogri </text:p>
          </table:table-cell>
          <table:table-cell office:value-type="string">
            <text:p>डोगरी</text:p>
          </table:table-cell>
        </table:table-row>
        <table:table-row table:style-name="ro1">
          <table:table-cell office:value-type="string">
            <text:p>dgr </text:p>
          </table:table-cell>
          <table:table-cell office:value-type="string">
            <text:p><text:s text:c="2"/></text:p>
          </table:table-cell>
          <table:table-cell office:value-type="string">
            <text:p>Dogrib </text:p>
          </table:table-cell>
          <table:table-cell office:value-type="string">
            <text:p>Tłįchǫ</text:p>
          </table:table-cell>
        </table:table-row>
        <table:table-row table:style-name="ro1">
          <table:table-cell office:value-type="string">
            <text:p>dra </text:p>
          </table:table-cell>
          <table:table-cell office:value-type="string">
            <text:p><text:s text:c="2"/></text:p>
          </table:table-cell>
          <table:table-cell office:value-type="string">
            <text:p>Dravidian (Other)</text:p>
          </table:table-cell>
          <table:table-cell/>
        </table:table-row>
        <table:table-row table:style-name="ro1">
          <table:table-cell office:value-type="string">
            <text:p>dua </text:p>
          </table:table-cell>
          <table:table-cell office:value-type="string">
            <text:p><text:s text:c="2"/></text:p>
          </table:table-cell>
          <table:table-cell office:value-type="string">
            <text:p>Duala</text:p>
          </table:table-cell>
          <table:table-cell/>
        </table:table-row>
        <table:table-row table:style-name="ro1">
          <table:table-cell office:value-type="string">
            <text:p>dut/nld </text:p>
          </table:table-cell>
          <table:table-cell office:value-type="string">
            <text:p>nl </text:p>
          </table:table-cell>
          <table:table-cell office:value-type="string">
            <text:p>Dutch; Flemish </text:p>
          </table:table-cell>
          <table:table-cell office:value-type="string">
            <text:p>Nederlands</text:p>
          </table:table-cell>
        </table:table-row>
        <table:table-row table:style-name="ro1">
          <table:table-cell office:value-type="string">
            <text:p>dum </text:p>
          </table:table-cell>
          <table:table-cell office:value-type="string">
            <text:p><text:s text:c="2"/></text:p>
          </table:table-cell>
          <table:table-cell office:value-type="string">
            <text:p>Dutch, Middle (ca. 1050–1350)</text:p>
          </table:table-cell>
          <table:table-cell/>
        </table:table-row>
        <table:table-row table:style-name="ro1">
          <table:table-cell office:value-type="string">
            <text:p>dyu </text:p>
          </table:table-cell>
          <table:table-cell office:value-type="string">
            <text:p><text:s text:c="2"/></text:p>
          </table:table-cell>
          <table:table-cell office:value-type="string">
            <text:p>Dyula </text:p>
          </table:table-cell>
          <table:table-cell office:value-type="string">
            <text:p>Julakan</text:p>
          </table:table-cell>
        </table:table-row>
        <table:table-row table:style-name="ro1">
          <table:table-cell office:value-type="string">
            <text:p>dzo </text:p>
          </table:table-cell>
          <table:table-cell office:value-type="string">
            <text:p>dz </text:p>
          </table:table-cell>
          <table:table-cell office:value-type="string">
            <text:p>Dzongkha </text:p>
          </table:table-cell>
          <table:table-cell office:value-type="string">
            <text:p>རྫོང་ཁ</text:p>
          </table:table-cell>
        </table:table-row>
        <table:table-row table:style-name="ro1">
          <table:table-cell office:value-type="string">
            <text:p>efi </text:p>
          </table:table-cell>
          <table:table-cell office:value-type="string">
            <text:p><text:s text:c="2"/></text:p>
          </table:table-cell>
          <table:table-cell office:value-type="string">
            <text:p>Efik</text:p>
          </table:table-cell>
          <table:table-cell/>
        </table:table-row>
        <table:table-row table:style-name="ro1">
          <table:table-cell office:value-type="string">
            <text:p>egy </text:p>
          </table:table-cell>
          <table:table-cell office:value-type="string">
            <text:p><text:s text:c="2"/></text:p>
          </table:table-cell>
          <table:table-cell office:value-type="string">
            <text:p>Egyptian (Ancient)</text:p>
          </table:table-cell>
          <table:table-cell/>
        </table:table-row>
        <table:table-row table:style-name="ro1">
          <table:table-cell office:value-type="string">
            <text:p>eka </text:p>
          </table:table-cell>
          <table:table-cell office:value-type="string">
            <text:p><text:s text:c="2"/></text:p>
          </table:table-cell>
          <table:table-cell office:value-type="string">
            <text:p>Ekajuk</text:p>
          </table:table-cell>
          <table:table-cell/>
        </table:table-row>
        <table:table-row table:style-name="ro1">
          <table:table-cell office:value-type="string">
            <text:p>elx </text:p>
          </table:table-cell>
          <table:table-cell office:value-type="string">
            <text:p><text:s text:c="2"/></text:p>
          </table:table-cell>
          <table:table-cell office:value-type="string">
            <text:p>Elamite</text:p>
          </table:table-cell>
          <table:table-cell/>
        </table:table-row>
        <table:table-row table:style-name="ro1">
          <table:table-cell office:value-type="string">
            <text:p>eng </text:p>
          </table:table-cell>
          <table:table-cell office:value-type="string">
            <text:p>en </text:p>
          </table:table-cell>
          <table:table-cell office:value-type="string">
            <text:p>English</text:p>
          </table:table-cell>
          <table:table-cell/>
        </table:table-row>
        <table:table-row table:style-name="ro1">
          <table:table-cell office:value-type="string">
            <text:p>enm </text:p>
          </table:table-cell>
          <table:table-cell office:value-type="string">
            <text:p><text:s text:c="2"/></text:p>
          </table:table-cell>
          <table:table-cell office:value-type="string">
            <text:p>English, Middle (ca. 1100–1500)</text:p>
          </table:table-cell>
          <table:table-cell/>
        </table:table-row>
        <table:table-row table:style-name="ro1">
          <table:table-cell office:value-type="string">
            <text:p>ang </text:p>
          </table:table-cell>
          <table:table-cell office:value-type="string">
            <text:p><text:s text:c="2"/></text:p>
          </table:table-cell>
          <table:table-cell office:value-type="string">
            <text:p>English, Old (ca. 450–1100) </text:p>
          </table:table-cell>
          <table:table-cell office:value-type="string">
            <text:p>Englisc</text:p>
          </table:table-cell>
        </table:table-row>
        <table:table-row table:style-name="ro1">
          <table:table-cell office:value-type="string">
            <text:p>myv </text:p>
          </table:table-cell>
          <table:table-cell office:value-type="string">
            <text:p><text:s text:c="2"/></text:p>
          </table:table-cell>
          <table:table-cell office:value-type="string">
            <text:p>Erzya </text:p>
          </table:table-cell>
          <table:table-cell office:value-type="string">
            <text:p>эрзянь кель</text:p>
          </table:table-cell>
        </table:table-row>
        <table:table-row table:style-name="ro1">
          <table:table-cell office:value-type="string">
            <text:p>epo </text:p>
          </table:table-cell>
          <table:table-cell office:value-type="string">
            <text:p>eo </text:p>
          </table:table-cell>
          <table:table-cell office:value-type="string">
            <text:p>Esperanto </text:p>
          </table:table-cell>
          <table:table-cell office:value-type="string">
            <text:p>Esperanto</text:p>
          </table:table-cell>
        </table:table-row>
        <table:table-row table:style-name="ro1">
          <table:table-cell office:value-type="string">
            <text:p>est </text:p>
          </table:table-cell>
          <table:table-cell office:value-type="string">
            <text:p>et </text:p>
          </table:table-cell>
          <table:table-cell office:value-type="string">
            <text:p>Estonian </text:p>
          </table:table-cell>
          <table:table-cell office:value-type="string">
            <text:p>eesti keel</text:p>
          </table:table-cell>
        </table:table-row>
        <table:table-row table:style-name="ro1">
          <table:table-cell office:value-type="string">
            <text:p>ewe </text:p>
          </table:table-cell>
          <table:table-cell office:value-type="string">
            <text:p>ee </text:p>
          </table:table-cell>
          <table:table-cell office:value-type="string">
            <text:p>Ewe </text:p>
          </table:table-cell>
          <table:table-cell office:value-type="string">
            <text:p>Ɛʋɛgbɛ</text:p>
          </table:table-cell>
        </table:table-row>
        <table:table-row table:style-name="ro1">
          <table:table-cell office:value-type="string">
            <text:p>ewo </text:p>
          </table:table-cell>
          <table:table-cell office:value-type="string">
            <text:p><text:s text:c="2"/></text:p>
          </table:table-cell>
          <table:table-cell office:value-type="string">
            <text:p>Ewondo</text:p>
          </table:table-cell>
          <table:table-cell/>
        </table:table-row>
        <table:table-row table:style-name="ro1">
          <table:table-cell office:value-type="string">
            <text:p>fan </text:p>
          </table:table-cell>
          <table:table-cell office:value-type="string">
            <text:p><text:s text:c="2"/></text:p>
          </table:table-cell>
          <table:table-cell office:value-type="string">
            <text:p>Fang</text:p>
          </table:table-cell>
          <table:table-cell/>
        </table:table-row>
        <table:table-row table:style-name="ro1">
          <table:table-cell office:value-type="string">
            <text:p>fat </text:p>
          </table:table-cell>
          <table:table-cell office:value-type="string">
            <text:p><text:s text:c="2"/></text:p>
          </table:table-cell>
          <table:table-cell office:value-type="string">
            <text:p>Fanti</text:p>
          </table:table-cell>
          <table:table-cell/>
        </table:table-row>
        <table:table-row table:style-name="ro1">
          <table:table-cell office:value-type="string">
            <text:p>fao </text:p>
          </table:table-cell>
          <table:table-cell office:value-type="string">
            <text:p>fo </text:p>
          </table:table-cell>
          <table:table-cell office:value-type="string">
            <text:p>Faroese </text:p>
          </table:table-cell>
          <table:table-cell office:value-type="string">
            <text:p>føroyskt</text:p>
          </table:table-cell>
        </table:table-row>
        <table:table-row table:style-name="ro1">
          <table:table-cell office:value-type="string">
            <text:p>fij </text:p>
          </table:table-cell>
          <table:table-cell office:value-type="string">
            <text:p>fj </text:p>
          </table:table-cell>
          <table:table-cell office:value-type="string">
            <text:p>Fijian </text:p>
          </table:table-cell>
          <table:table-cell office:value-type="string">
            <text:p>vosa Vakaviti</text:p>
          </table:table-cell>
        </table:table-row>
        <table:table-row table:style-name="ro1">
          <table:table-cell office:value-type="string">
            <text:p>fil </text:p>
          </table:table-cell>
          <table:table-cell office:value-type="string">
            <text:p><text:s text:c="2"/></text:p>
          </table:table-cell>
          <table:table-cell office:value-type="string">
            <text:p>Filipino</text:p>
          </table:table-cell>
          <table:table-cell/>
        </table:table-row>
        <table:table-row table:style-name="ro1">
          <table:table-cell office:value-type="string">
            <text:p>fin </text:p>
          </table:table-cell>
          <table:table-cell office:value-type="string">
            <text:p>fi </text:p>
          </table:table-cell>
          <table:table-cell office:value-type="string">
            <text:p>Finnish </text:p>
          </table:table-cell>
          <table:table-cell office:value-type="string">
            <text:p>suomi; suomen kieli</text:p>
          </table:table-cell>
        </table:table-row>
        <table:table-row table:style-name="ro1">
          <table:table-cell office:value-type="string">
            <text:p>fiu </text:p>
          </table:table-cell>
          <table:table-cell office:value-type="string">
            <text:p><text:s text:c="2"/></text:p>
          </table:table-cell>
          <table:table-cell office:value-type="string">
            <text:p>Finno-Ugrian (Other)</text:p>
          </table:table-cell>
          <table:table-cell/>
        </table:table-row>
        <table:table-row table:style-name="ro1">
          <table:table-cell office:value-type="string">
            <text:p>fon </text:p>
          </table:table-cell>
          <table:table-cell office:value-type="string">
            <text:p><text:s text:c="2"/></text:p>
          </table:table-cell>
          <table:table-cell office:value-type="string">
            <text:p>Fon </text:p>
          </table:table-cell>
          <table:table-cell office:value-type="string">
            <text:p>Fɔngbe</text:p>
          </table:table-cell>
        </table:table-row>
        <table:table-row table:style-name="ro1">
          <table:table-cell office:value-type="string">
            <text:p>fre/fra </text:p>
          </table:table-cell>
          <table:table-cell office:value-type="string">
            <text:p>fr </text:p>
          </table:table-cell>
          <table:table-cell office:value-type="string">
            <text:p>French </text:p>
          </table:table-cell>
          <table:table-cell office:value-type="string">
            <text:p>français; langue française</text:p>
          </table:table-cell>
        </table:table-row>
        <table:table-row table:style-name="ro1">
          <table:table-cell office:value-type="string">
            <text:p>frm </text:p>
          </table:table-cell>
          <table:table-cell office:value-type="string">
            <text:p><text:s text:c="2"/></text:p>
          </table:table-cell>
          <table:table-cell office:value-type="string">
            <text:p>French, Middle (ca. 1400—1600)</text:p>
          </table:table-cell>
          <table:table-cell/>
        </table:table-row>
        <table:table-row table:style-name="ro1">
          <table:table-cell office:value-type="string">
            <text:p>fro </text:p>
          </table:table-cell>
          <table:table-cell office:value-type="string">
            <text:p><text:s text:c="2"/></text:p>
          </table:table-cell>
          <table:table-cell office:value-type="string">
            <text:p>French, Old (842—ca. 1400)</text:p>
          </table:table-cell>
          <table:table-cell/>
        </table:table-row>
        <table:table-row table:style-name="ro1">
          <table:table-cell office:value-type="string">
            <text:p>frs </text:p>
          </table:table-cell>
          <table:table-cell office:value-type="string">
            <text:p><text:s text:c="2"/></text:p>
          </table:table-cell>
          <table:table-cell office:value-type="string">
            <text:p>Frisian, Eastern </text:p>
          </table:table-cell>
          <table:table-cell office:value-type="string">
            <text:p>Seeltersk Fräisk; Seeltersk; Fräisk</text:p>
          </table:table-cell>
        </table:table-row>
        <table:table-row table:style-name="ro1">
          <table:table-cell office:value-type="string">
            <text:p>frr </text:p>
          </table:table-cell>
          <table:table-cell office:value-type="string">
            <text:p><text:s text:c="2"/></text:p>
          </table:table-cell>
          <table:table-cell office:value-type="string">
            <text:p>Frisian, Northern</text:p>
          </table:table-cell>
          <table:table-cell/>
        </table:table-row>
        <table:table-row table:style-name="ro1">
          <table:table-cell office:value-type="string">
            <text:p>fry </text:p>
          </table:table-cell>
          <table:table-cell office:value-type="string">
            <text:p>fy </text:p>
          </table:table-cell>
          <table:table-cell office:value-type="string">
            <text:p>Frisian, Western </text:p>
          </table:table-cell>
          <table:table-cell office:value-type="string">
            <text:p>frysk</text:p>
          </table:table-cell>
        </table:table-row>
        <table:table-row table:style-name="ro1">
          <table:table-cell office:value-type="string">
            <text:p>fur </text:p>
          </table:table-cell>
          <table:table-cell office:value-type="string">
            <text:p><text:s text:c="2"/></text:p>
          </table:table-cell>
          <table:table-cell office:value-type="string">
            <text:p>Friulian </text:p>
          </table:table-cell>
          <table:table-cell office:value-type="string">
            <text:p>furlan</text:p>
          </table:table-cell>
        </table:table-row>
        <table:table-row table:style-name="ro1">
          <table:table-cell office:value-type="string">
            <text:p>ful </text:p>
          </table:table-cell>
          <table:table-cell office:value-type="string">
            <text:p>ff </text:p>
          </table:table-cell>
          <table:table-cell office:value-type="string">
            <text:p>Fulah </text:p>
          </table:table-cell>
          <table:table-cell office:value-type="string">
            <text:p>Fulfulde, Pulaar, Pular</text:p>
          </table:table-cell>
        </table:table-row>
        <table:table-row table:style-name="ro1">
          <table:table-cell office:value-type="string">
            <text:p>gaa </text:p>
          </table:table-cell>
          <table:table-cell office:value-type="string">
            <text:p><text:s text:c="2"/></text:p>
          </table:table-cell>
          <table:table-cell office:value-type="string">
            <text:p>Ga </text:p>
          </table:table-cell>
          <table:table-cell office:value-type="string">
            <text:p>Gã</text:p>
          </table:table-cell>
        </table:table-row>
        <table:table-row table:style-name="ro1">
          <table:table-cell office:value-type="string">
            <text:p>glg </text:p>
          </table:table-cell>
          <table:table-cell office:value-type="string">
            <text:p>gl </text:p>
          </table:table-cell>
          <table:table-cell office:value-type="string">
            <text:p>Galician </text:p>
          </table:table-cell>
          <table:table-cell office:value-type="string">
            <text:p>Galego</text:p>
          </table:table-cell>
        </table:table-row>
        <table:table-row table:style-name="ro1">
          <table:table-cell office:value-type="string">
            <text:p>lug </text:p>
          </table:table-cell>
          <table:table-cell office:value-type="string">
            <text:p>lg </text:p>
          </table:table-cell>
          <table:table-cell office:value-type="string">
            <text:p>Ganda </text:p>
          </table:table-cell>
          <table:table-cell office:value-type="string">
            <text:p>Luganda</text:p>
          </table:table-cell>
        </table:table-row>
        <table:table-row table:style-name="ro1">
          <table:table-cell office:value-type="string">
            <text:p>gay </text:p>
          </table:table-cell>
          <table:table-cell office:value-type="string">
            <text:p><text:s text:c="2"/></text:p>
          </table:table-cell>
          <table:table-cell office:value-type="string">
            <text:p>Gayo</text:p>
          </table:table-cell>
          <table:table-cell/>
        </table:table-row>
        <table:table-row table:style-name="ro1">
          <table:table-cell office:value-type="string">
            <text:p>gba </text:p>
          </table:table-cell>
          <table:table-cell office:value-type="string">
            <text:p><text:s text:c="2"/></text:p>
          </table:table-cell>
          <table:table-cell office:value-type="string">
            <text:p>Gbaya</text:p>
          </table:table-cell>
          <table:table-cell/>
        </table:table-row>
        <table:table-row table:style-name="ro1">
          <table:table-cell office:value-type="string">
            <text:p>gez </text:p>
          </table:table-cell>
          <table:table-cell office:value-type="string">
            <text:p><text:s text:c="2"/></text:p>
          </table:table-cell>
          <table:table-cell office:value-type="string">
            <text:p>Ge'ez </text:p>
          </table:table-cell>
          <table:table-cell office:value-type="string">
            <text:p>ግዕዝ</text:p>
          </table:table-cell>
        </table:table-row>
        <table:table-row table:style-name="ro1">
          <table:table-cell office:value-type="string">
            <text:p>geo/kat </text:p>
          </table:table-cell>
          <table:table-cell office:value-type="string">
            <text:p>ka </text:p>
          </table:table-cell>
          <table:table-cell office:value-type="string">
            <text:p>Georgian </text:p>
          </table:table-cell>
          <table:table-cell office:value-type="string">
            <text:p>ქართული ენა (kartuli ena)</text:p>
          </table:table-cell>
        </table:table-row>
        <table:table-row table:style-name="ro1">
          <table:table-cell office:value-type="string">
            <text:p>ger/deu </text:p>
          </table:table-cell>
          <table:table-cell office:value-type="string">
            <text:p>de </text:p>
          </table:table-cell>
          <table:table-cell office:value-type="string">
            <text:p>German </text:p>
          </table:table-cell>
          <table:table-cell office:value-type="string">
            <text:p>Deutsch</text:p>
          </table:table-cell>
        </table:table-row>
        <table:table-row table:style-name="ro1">
          <table:table-cell office:value-type="string">
            <text:p>gsw </text:p>
          </table:table-cell>
          <table:table-cell office:value-type="string">
            <text:p><text:s text:c="2"/></text:p>
          </table:table-cell>
          <table:table-cell office:value-type="string">
            <text:p>German, Alemannic </text:p>
          </table:table-cell>
          <table:table-cell office:value-type="string">
            <text:p>Alemannisch, Schwyzerdütsch</text:p>
          </table:table-cell>
        </table:table-row>
        <table:table-row table:style-name="ro1">
          <table:table-cell office:value-type="string">
            <text:p>nds </text:p>
          </table:table-cell>
          <table:table-cell office:value-type="string">
            <text:p><text:s text:c="2"/></text:p>
          </table:table-cell>
          <table:table-cell office:value-type="string">
            <text:p>German, Low; Low German; Saxon, Low; Low Saxon </text:p>
          </table:table-cell>
          <table:table-cell office:value-type="string">
            <text:p>Nederdüütsch, Plattdüütsch</text:p>
          </table:table-cell>
        </table:table-row>
        <table:table-row table:style-name="ro1">
          <table:table-cell office:value-type="string">
            <text:p>gmh </text:p>
          </table:table-cell>
          <table:table-cell office:value-type="string">
            <text:p><text:s text:c="2"/></text:p>
          </table:table-cell>
          <table:table-cell office:value-type="string">
            <text:p>German, Middle High (ca. 1050–1500) </text:p>
          </table:table-cell>
          <table:table-cell office:value-type="string">
            <text:p>diutisk</text:p>
          </table:table-cell>
        </table:table-row>
        <table:table-row table:style-name="ro1">
          <table:table-cell office:value-type="string">
            <text:p>goh </text:p>
          </table:table-cell>
          <table:table-cell office:value-type="string">
            <text:p><text:s text:c="2"/></text:p>
          </table:table-cell>
          <table:table-cell office:value-type="string">
            <text:p>German, Old High (ca. 750–1050) </text:p>
          </table:table-cell>
          <table:table-cell office:value-type="string">
            <text:p>diutisc</text:p>
          </table:table-cell>
        </table:table-row>
        <table:table-row table:style-name="ro1">
          <table:table-cell office:value-type="string">
            <text:p>gem </text:p>
          </table:table-cell>
          <table:table-cell office:value-type="string">
            <text:p><text:s text:c="2"/></text:p>
          </table:table-cell>
          <table:table-cell office:value-type="string">
            <text:p>Germanic (Other)</text:p>
          </table:table-cell>
          <table:table-cell/>
        </table:table-row>
        <table:table-row table:style-name="ro1">
          <table:table-cell office:value-type="string">
            <text:p>gil </text:p>
          </table:table-cell>
          <table:table-cell office:value-type="string">
            <text:p><text:s text:c="2"/></text:p>
          </table:table-cell>
          <table:table-cell office:value-type="string">
            <text:p>Gilbertese; Kiribati </text:p>
          </table:table-cell>
          <table:table-cell office:value-type="string">
            <text:p>taetae ni Kiribati</text:p>
          </table:table-cell>
        </table:table-row>
        <table:table-row table:style-name="ro1">
          <table:table-cell office:value-type="string">
            <text:p>gon </text:p>
          </table:table-cell>
          <table:table-cell office:value-type="string">
            <text:p><text:s text:c="2"/></text:p>
          </table:table-cell>
          <table:table-cell office:value-type="string">
            <text:p>Gondi </text:p>
          </table:table-cell>
          <table:table-cell office:value-type="string">
            <text:p>Gōndi</text:p>
          </table:table-cell>
        </table:table-row>
        <table:table-row table:style-name="ro1">
          <table:table-cell office:value-type="string">
            <text:p>gor </text:p>
          </table:table-cell>
          <table:table-cell office:value-type="string">
            <text:p><text:s text:c="2"/></text:p>
          </table:table-cell>
          <table:table-cell office:value-type="string">
            <text:p>Gorontalo</text:p>
          </table:table-cell>
          <table:table-cell/>
        </table:table-row>
        <table:table-row table:style-name="ro1">
          <table:table-cell office:value-type="string">
            <text:p>got </text:p>
          </table:table-cell>
          <table:table-cell office:value-type="string">
            <text:p><text:s text:c="2"/></text:p>
          </table:table-cell>
          <table:table-cell office:value-type="string">
            <text:p>Gothic </text:p>
          </table:table-cell>
          <table:table-cell office:value-type="string">
            <text:p>𐌲𐌿𐍄𐌹𐍃𐌺</text:p>
          </table:table-cell>
        </table:table-row>
        <table:table-row table:style-name="ro1">
          <table:table-cell office:value-type="string">
            <text:p>grb </text:p>
          </table:table-cell>
          <table:table-cell office:value-type="string">
            <text:p><text:s text:c="2"/></text:p>
          </table:table-cell>
          <table:table-cell office:value-type="string">
            <text:p>Grebo</text:p>
          </table:table-cell>
          <table:table-cell/>
        </table:table-row>
        <table:table-row table:style-name="ro1">
          <table:table-cell office:value-type="string">
            <text:p>grc </text:p>
          </table:table-cell>
          <table:table-cell office:value-type="string">
            <text:p><text:s text:c="2"/></text:p>
          </table:table-cell>
          <table:table-cell office:value-type="string">
            <text:p>Greek, Ancient (to 1453) </text:p>
          </table:table-cell>
          <table:table-cell office:value-type="string">
            <text:p>Ἑλληνικά</text:p>
          </table:table-cell>
        </table:table-row>
        <table:table-row table:style-name="ro1">
          <table:table-cell office:value-type="string">
            <text:p>gre/ell </text:p>
          </table:table-cell>
          <table:table-cell office:value-type="string">
            <text:p>el </text:p>
          </table:table-cell>
          <table:table-cell office:value-type="string">
            <text:p>Greek, Modern (1453–) </text:p>
          </table:table-cell>
          <table:table-cell office:value-type="string">
            <text:p>Ελληνικά</text:p>
          </table:table-cell>
        </table:table-row>
        <table:table-row table:style-name="ro1">
          <table:table-cell office:value-type="string">
            <text:p>kal </text:p>
          </table:table-cell>
          <table:table-cell office:value-type="string">
            <text:p>kl </text:p>
          </table:table-cell>
          <table:table-cell office:value-type="string">
            <text:p>Greenlandic; Kalaallisut </text:p>
          </table:table-cell>
          <table:table-cell office:value-type="string">
            <text:p>kalaallisut; kalaallit oqaasii</text:p>
          </table:table-cell>
        </table:table-row>
        <table:table-row table:style-name="ro1">
          <table:table-cell office:value-type="string">
            <text:p>grn </text:p>
          </table:table-cell>
          <table:table-cell office:value-type="string">
            <text:p>gn </text:p>
          </table:table-cell>
          <table:table-cell office:value-type="string">
            <text:p>Guarani </text:p>
          </table:table-cell>
          <table:table-cell office:value-type="string">
            <text:p>Avañe'ẽ</text:p>
          </table:table-cell>
        </table:table-row>
        <table:table-row table:style-name="ro1">
          <table:table-cell office:value-type="string">
            <text:p>guj </text:p>
          </table:table-cell>
          <table:table-cell office:value-type="string">
            <text:p>gu </text:p>
          </table:table-cell>
          <table:table-cell office:value-type="string">
            <text:p>Gujarati </text:p>
          </table:table-cell>
          <table:table-cell office:value-type="string">
            <text:p>ગુજરાતી</text:p>
          </table:table-cell>
        </table:table-row>
        <table:table-row table:style-name="ro1">
          <table:table-cell office:value-type="string">
            <text:p>gwi </text:p>
          </table:table-cell>
          <table:table-cell office:value-type="string">
            <text:p><text:s text:c="2"/></text:p>
          </table:table-cell>
          <table:table-cell office:value-type="string">
            <text:p>Gwichʼin</text:p>
          </table:table-cell>
          <table:table-cell/>
        </table:table-row>
        <table:table-row table:style-name="ro1">
          <table:table-cell office:value-type="string">
            <text:p>hai </text:p>
          </table:table-cell>
          <table:table-cell office:value-type="string">
            <text:p><text:s text:c="2"/></text:p>
          </table:table-cell>
          <table:table-cell office:value-type="string">
            <text:p>Haida </text:p>
          </table:table-cell>
          <table:table-cell office:value-type="string">
            <text:p>X̲aat Kíl</text:p>
          </table:table-cell>
        </table:table-row>
        <table:table-row table:style-name="ro1">
          <table:table-cell office:value-type="string">
            <text:p>hat </text:p>
          </table:table-cell>
          <table:table-cell office:value-type="string">
            <text:p>ht </text:p>
          </table:table-cell>
          <table:table-cell office:value-type="string">
            <text:p>Haitian Creole; Haitian </text:p>
          </table:table-cell>
          <table:table-cell office:value-type="string">
            <text:p>Kreyòl ayisyen</text:p>
          </table:table-cell>
        </table:table-row>
        <table:table-row table:style-name="ro3">
          <table:table-cell office:value-type="string">
            <text:p>hau </text:p>
          </table:table-cell>
          <table:table-cell office:value-type="string">
            <text:p>ha </text:p>
          </table:table-cell>
          <table:table-cell office:value-type="string">
            <text:p>Hausa </text:p>
          </table:table-cell>
          <table:table-cell office:value-type="string">
            <text:p>Hausancī; هَوُسَ</text:p>
          </table:table-cell>
        </table:table-row>
        <table:table-row table:style-name="ro1">
          <table:table-cell office:value-type="string">
            <text:p>haw </text:p>
          </table:table-cell>
          <table:table-cell office:value-type="string">
            <text:p><text:s text:c="2"/></text:p>
          </table:table-cell>
          <table:table-cell office:value-type="string">
            <text:p>Hawaiian </text:p>
          </table:table-cell>
          <table:table-cell office:value-type="string">
            <text:p>‘Ōlelo Hawai‘i</text:p>
          </table:table-cell>
        </table:table-row>
        <table:table-row table:style-name="ro3">
          <table:table-cell office:value-type="string">
            <text:p>heb </text:p>
          </table:table-cell>
          <table:table-cell office:value-type="string">
            <text:p>he </text:p>
          </table:table-cell>
          <table:table-cell office:value-type="string">
            <text:p>Hebrew </text:p>
          </table:table-cell>
          <table:table-cell office:value-type="string">
            <text:p>עִבְרִית; עברית</text:p>
          </table:table-cell>
        </table:table-row>
        <table:table-row table:style-name="ro1">
          <table:table-cell office:value-type="string">
            <text:p>her </text:p>
          </table:table-cell>
          <table:table-cell office:value-type="string">
            <text:p>hz </text:p>
          </table:table-cell>
          <table:table-cell office:value-type="string">
            <text:p>Herero </text:p>
          </table:table-cell>
          <table:table-cell office:value-type="string">
            <text:p>Otjiherero</text:p>
          </table:table-cell>
        </table:table-row>
        <table:table-row table:style-name="ro1">
          <table:table-cell office:value-type="string">
            <text:p>hil </text:p>
          </table:table-cell>
          <table:table-cell office:value-type="string">
            <text:p><text:s text:c="2"/></text:p>
          </table:table-cell>
          <table:table-cell office:value-type="string">
            <text:p>Hiligaynon </text:p>
          </table:table-cell>
          <table:table-cell office:value-type="string">
            <text:p>Ilonggo</text:p>
          </table:table-cell>
        </table:table-row>
        <table:table-row table:style-name="ro1">
          <table:table-cell office:value-type="string">
            <text:p>him </text:p>
          </table:table-cell>
          <table:table-cell office:value-type="string">
            <text:p><text:s text:c="2"/></text:p>
          </table:table-cell>
          <table:table-cell office:value-type="string">
            <text:p>Himachali</text:p>
          </table:table-cell>
          <table:table-cell/>
        </table:table-row>
        <table:table-row table:style-name="ro1">
          <table:table-cell office:value-type="string">
            <text:p>hin </text:p>
          </table:table-cell>
          <table:table-cell office:value-type="string">
            <text:p>hi </text:p>
          </table:table-cell>
          <table:table-cell office:value-type="string">
            <text:p>Hindi </text:p>
          </table:table-cell>
          <table:table-cell office:value-type="string">
            <text:p>हिन्दी</text:p>
          </table:table-cell>
        </table:table-row>
        <table:table-row table:style-name="ro1">
          <table:table-cell office:value-type="string">
            <text:p>hmo </text:p>
          </table:table-cell>
          <table:table-cell office:value-type="string">
            <text:p>ho </text:p>
          </table:table-cell>
          <table:table-cell office:value-type="string">
            <text:p>Hiri Motu </text:p>
          </table:table-cell>
          <table:table-cell office:value-type="string">
            <text:p>Hiri Motu</text:p>
          </table:table-cell>
        </table:table-row>
        <table:table-row table:style-name="ro1">
          <table:table-cell office:value-type="string">
            <text:p>hit </text:p>
          </table:table-cell>
          <table:table-cell office:value-type="string">
            <text:p><text:s text:c="2"/></text:p>
          </table:table-cell>
          <table:table-cell office:value-type="string">
            <text:p>Hittite</text:p>
          </table:table-cell>
          <table:table-cell/>
        </table:table-row>
        <table:table-row table:style-name="ro1">
          <table:table-cell office:value-type="string">
            <text:p>hmn </text:p>
          </table:table-cell>
          <table:table-cell office:value-type="string">
            <text:p><text:s text:c="2"/></text:p>
          </table:table-cell>
          <table:table-cell office:value-type="string">
            <text:p>Hmong </text:p>
          </table:table-cell>
          <table:table-cell office:value-type="string">
            <text:p>Hmoob</text:p>
          </table:table-cell>
        </table:table-row>
        <table:table-row table:style-name="ro1">
          <table:table-cell office:value-type="string">
            <text:p>hun </text:p>
          </table:table-cell>
          <table:table-cell office:value-type="string">
            <text:p>hu </text:p>
          </table:table-cell>
          <table:table-cell office:value-type="string">
            <text:p>Hungarian </text:p>
          </table:table-cell>
          <table:table-cell office:value-type="string">
            <text:p>Magyar</text:p>
          </table:table-cell>
        </table:table-row>
        <table:table-row table:style-name="ro1">
          <table:table-cell office:value-type="string">
            <text:p>hup </text:p>
          </table:table-cell>
          <table:table-cell office:value-type="string">
            <text:p><text:s text:c="2"/></text:p>
          </table:table-cell>
          <table:table-cell office:value-type="string">
            <text:p>Hupa </text:p>
          </table:table-cell>
          <table:table-cell office:value-type="string">
            <text:p>Na:tinixwe Mixine:whe</text:p>
          </table:table-cell>
        </table:table-row>
        <table:table-row table:style-name="ro1">
          <table:table-cell office:value-type="string">
            <text:p>iba </text:p>
          </table:table-cell>
          <table:table-cell office:value-type="string">
            <text:p><text:s text:c="2"/></text:p>
          </table:table-cell>
          <table:table-cell office:value-type="string">
            <text:p>Iban</text:p>
          </table:table-cell>
          <table:table-cell/>
        </table:table-row>
        <table:table-row table:style-name="ro1">
          <table:table-cell office:value-type="string">
            <text:p>ice/isl </text:p>
          </table:table-cell>
          <table:table-cell office:value-type="string">
            <text:p>is </text:p>
          </table:table-cell>
          <table:table-cell office:value-type="string">
            <text:p>Icelandic </text:p>
          </table:table-cell>
          <table:table-cell office:value-type="string">
            <text:p>íslenska</text:p>
          </table:table-cell>
        </table:table-row>
        <table:table-row table:style-name="ro1">
          <table:table-cell office:value-type="string">
            <text:p>ido </text:p>
          </table:table-cell>
          <table:table-cell office:value-type="string">
            <text:p>io </text:p>
          </table:table-cell>
          <table:table-cell office:value-type="string">
            <text:p>Ido </text:p>
          </table:table-cell>
          <table:table-cell office:value-type="string">
            <text:p>Ido</text:p>
          </table:table-cell>
        </table:table-row>
        <table:table-row table:style-name="ro1">
          <table:table-cell office:value-type="string">
            <text:p>ibo </text:p>
          </table:table-cell>
          <table:table-cell office:value-type="string">
            <text:p>ig </text:p>
          </table:table-cell>
          <table:table-cell office:value-type="string">
            <text:p>Igbo </text:p>
          </table:table-cell>
          <table:table-cell office:value-type="string">
            <text:p>Igbo</text:p>
          </table:table-cell>
        </table:table-row>
        <table:table-row table:style-name="ro1">
          <table:table-cell office:value-type="string">
            <text:p>ijo </text:p>
          </table:table-cell>
          <table:table-cell office:value-type="string">
            <text:p><text:s text:c="2"/></text:p>
          </table:table-cell>
          <table:table-cell office:value-type="string">
            <text:p>Ijo</text:p>
          </table:table-cell>
          <table:table-cell/>
        </table:table-row>
        <table:table-row table:style-name="ro1">
          <table:table-cell office:value-type="string">
            <text:p>ilo </text:p>
          </table:table-cell>
          <table:table-cell office:value-type="string">
            <text:p><text:s text:c="2"/></text:p>
          </table:table-cell>
          <table:table-cell office:value-type="string">
            <text:p>Iloko</text:p>
          </table:table-cell>
          <table:table-cell/>
        </table:table-row>
        <table:table-row table:style-name="ro1">
          <table:table-cell office:value-type="string">
            <text:p>smn </text:p>
          </table:table-cell>
          <table:table-cell office:value-type="string">
            <text:p><text:s text:c="2"/></text:p>
          </table:table-cell>
          <table:table-cell office:value-type="string">
            <text:p>Inari Sami </text:p>
          </table:table-cell>
          <table:table-cell office:value-type="string">
            <text:p>säämegiella</text:p>
          </table:table-cell>
        </table:table-row>
        <table:table-row table:style-name="ro1">
          <table:table-cell office:value-type="string">
            <text:p>inc </text:p>
          </table:table-cell>
          <table:table-cell office:value-type="string">
            <text:p><text:s text:c="2"/></text:p>
          </table:table-cell>
          <table:table-cell office:value-type="string">
            <text:p>Indic (Other)</text:p>
          </table:table-cell>
          <table:table-cell/>
        </table:table-row>
        <table:table-row table:style-name="ro1">
          <table:table-cell office:value-type="string">
            <text:p>ine </text:p>
          </table:table-cell>
          <table:table-cell office:value-type="string">
            <text:p><text:s text:c="2"/></text:p>
          </table:table-cell>
          <table:table-cell office:value-type="string">
            <text:p>Indo-European (Other)</text:p>
          </table:table-cell>
          <table:table-cell/>
        </table:table-row>
        <table:table-row table:style-name="ro1">
          <table:table-cell office:value-type="string">
            <text:p>ind </text:p>
          </table:table-cell>
          <table:table-cell office:value-type="string">
            <text:p>id </text:p>
          </table:table-cell>
          <table:table-cell office:value-type="string">
            <text:p>Indonesian </text:p>
          </table:table-cell>
          <table:table-cell office:value-type="string">
            <text:p>Bahasa Indonesia</text:p>
          </table:table-cell>
        </table:table-row>
        <table:table-row table:style-name="ro1">
          <table:table-cell office:value-type="string">
            <text:p>inh </text:p>
          </table:table-cell>
          <table:table-cell office:value-type="string">
            <text:p><text:s text:c="2"/></text:p>
          </table:table-cell>
          <table:table-cell office:value-type="string">
            <text:p>Ingush </text:p>
          </table:table-cell>
          <table:table-cell office:value-type="string">
            <text:p>гӀалгӀай мотт</text:p>
          </table:table-cell>
        </table:table-row>
        <table:table-row table:style-name="ro1">
          <table:table-cell office:value-type="string">
            <text:p>ina </text:p>
          </table:table-cell>
          <table:table-cell office:value-type="string">
            <text:p>ia </text:p>
          </table:table-cell>
          <table:table-cell office:value-type="string">
            <text:p>Interlingua (International Auxiliary Language Association) </text:p>
          </table:table-cell>
          <table:table-cell office:value-type="string">
            <text:p>interlingua</text:p>
          </table:table-cell>
        </table:table-row>
        <table:table-row table:style-name="ro1">
          <table:table-cell office:value-type="string">
            <text:p>ile </text:p>
          </table:table-cell>
          <table:table-cell office:value-type="string">
            <text:p>ie </text:p>
          </table:table-cell>
          <table:table-cell office:value-type="string">
            <text:p>Interlingue </text:p>
          </table:table-cell>
          <table:table-cell office:value-type="string">
            <text:p>Interlingue</text:p>
          </table:table-cell>
        </table:table-row>
        <table:table-row table:style-name="ro1">
          <table:table-cell office:value-type="string">
            <text:p>iku </text:p>
          </table:table-cell>
          <table:table-cell office:value-type="string">
            <text:p>iu </text:p>
          </table:table-cell>
          <table:table-cell office:value-type="string">
            <text:p>Inuktitut </text:p>
          </table:table-cell>
          <table:table-cell office:value-type="string">
            <text:p>ᐃᓄᒃᑎᑐᑦ</text:p>
          </table:table-cell>
        </table:table-row>
        <table:table-row table:style-name="ro1">
          <table:table-cell office:value-type="string">
            <text:p>ipk </text:p>
          </table:table-cell>
          <table:table-cell office:value-type="string">
            <text:p>ik </text:p>
          </table:table-cell>
          <table:table-cell office:value-type="string">
            <text:p>Inupiaq </text:p>
          </table:table-cell>
          <table:table-cell office:value-type="string">
            <text:p>Iñupiaq; Iñupiatun</text:p>
          </table:table-cell>
        </table:table-row>
        <table:table-row table:style-name="ro1">
          <table:table-cell office:value-type="string">
            <text:p>ira </text:p>
          </table:table-cell>
          <table:table-cell office:value-type="string">
            <text:p><text:s text:c="2"/></text:p>
          </table:table-cell>
          <table:table-cell office:value-type="string">
            <text:p>Iranian (Other)</text:p>
          </table:table-cell>
          <table:table-cell/>
        </table:table-row>
        <table:table-row table:style-name="ro1">
          <table:table-cell office:value-type="string">
            <text:p>gle </text:p>
          </table:table-cell>
          <table:table-cell office:value-type="string">
            <text:p>ga </text:p>
          </table:table-cell>
          <table:table-cell office:value-type="string">
            <text:p>Irish </text:p>
          </table:table-cell>
          <table:table-cell office:value-type="string">
            <text:p>Gaeilge</text:p>
          </table:table-cell>
        </table:table-row>
        <table:table-row table:style-name="ro1">
          <table:table-cell office:value-type="string">
            <text:p>mga </text:p>
          </table:table-cell>
          <table:table-cell office:value-type="string">
            <text:p><text:s text:c="2"/></text:p>
          </table:table-cell>
          <table:table-cell office:value-type="string">
            <text:p>Irish, Middle (900–1200) </text:p>
          </table:table-cell>
          <table:table-cell office:value-type="string">
            <text:p>Gaoidhealg</text:p>
          </table:table-cell>
        </table:table-row>
        <table:table-row table:style-name="ro1">
          <table:table-cell office:value-type="string">
            <text:p>sga </text:p>
          </table:table-cell>
          <table:table-cell office:value-type="string">
            <text:p><text:s text:c="2"/></text:p>
          </table:table-cell>
          <table:table-cell office:value-type="string">
            <text:p>Irish, Old (to 900) </text:p>
          </table:table-cell>
          <table:table-cell office:value-type="string">
            <text:p>Goídelc</text:p>
          </table:table-cell>
        </table:table-row>
        <table:table-row table:style-name="ro1">
          <table:table-cell office:value-type="string">
            <text:p>iro </text:p>
          </table:table-cell>
          <table:table-cell office:value-type="string">
            <text:p><text:s text:c="2"/></text:p>
          </table:table-cell>
          <table:table-cell office:value-type="string">
            <text:p>Iroquoian languages</text:p>
          </table:table-cell>
          <table:table-cell/>
        </table:table-row>
        <table:table-row table:style-name="ro1">
          <table:table-cell office:value-type="string">
            <text:p>ita </text:p>
          </table:table-cell>
          <table:table-cell office:value-type="string">
            <text:p>it </text:p>
          </table:table-cell>
          <table:table-cell office:value-type="string">
            <text:p>Italian </text:p>
          </table:table-cell>
          <table:table-cell office:value-type="string">
            <text:p>italiano</text:p>
          </table:table-cell>
        </table:table-row>
        <table:table-row table:style-name="ro1">
          <table:table-cell office:value-type="string">
            <text:p>jpn </text:p>
          </table:table-cell>
          <table:table-cell office:value-type="string">
            <text:p>ja </text:p>
          </table:table-cell>
          <table:table-cell office:value-type="string">
            <text:p>Japanese </text:p>
          </table:table-cell>
          <table:table-cell office:value-type="string">
            <text:p>日本語</text:p>
          </table:table-cell>
        </table:table-row>
        <table:table-row table:style-name="ro1">
          <table:table-cell office:value-type="string">
            <text:p>jav </text:p>
          </table:table-cell>
          <table:table-cell office:value-type="string">
            <text:p>jv </text:p>
          </table:table-cell>
          <table:table-cell office:value-type="string">
            <text:p>Javanese </text:p>
          </table:table-cell>
          <table:table-cell office:value-type="string">
            <text:p>basa Jawa</text:p>
          </table:table-cell>
        </table:table-row>
        <table:table-row table:style-name="ro1">
          <table:table-cell office:value-type="string">
            <text:p>jrb </text:p>
          </table:table-cell>
          <table:table-cell office:value-type="string">
            <text:p><text:s text:c="2"/></text:p>
          </table:table-cell>
          <table:table-cell office:value-type="string">
            <text:p>Judeo-Arabic</text:p>
          </table:table-cell>
          <table:table-cell/>
        </table:table-row>
        <table:table-row table:style-name="ro1">
          <table:table-cell office:value-type="string">
            <text:p>jpr </text:p>
          </table:table-cell>
          <table:table-cell office:value-type="string">
            <text:p><text:s text:c="2"/></text:p>
          </table:table-cell>
          <table:table-cell office:value-type="string">
            <text:p>Judeo-Persian</text:p>
          </table:table-cell>
          <table:table-cell/>
        </table:table-row>
        <table:table-row table:style-name="ro1">
          <table:table-cell office:value-type="string">
            <text:p>kbd </text:p>
          </table:table-cell>
          <table:table-cell office:value-type="string">
            <text:p><text:s text:c="2"/></text:p>
          </table:table-cell>
          <table:table-cell office:value-type="string">
            <text:p>Kabardian </text:p>
          </table:table-cell>
          <table:table-cell office:value-type="string">
            <text:p>къэбэрдеибзэ</text:p>
          </table:table-cell>
        </table:table-row>
        <table:table-row table:style-name="ro1">
          <table:table-cell office:value-type="string">
            <text:p>kab </text:p>
          </table:table-cell>
          <table:table-cell office:value-type="string">
            <text:p><text:s text:c="2"/></text:p>
          </table:table-cell>
          <table:table-cell office:value-type="string">
            <text:p>Kabyle </text:p>
          </table:table-cell>
          <table:table-cell office:value-type="string">
            <text:p>Taqbaylit</text:p>
          </table:table-cell>
        </table:table-row>
        <table:table-row table:style-name="ro1">
          <table:table-cell office:value-type="string">
            <text:p>kac </text:p>
          </table:table-cell>
          <table:table-cell office:value-type="string">
            <text:p><text:s text:c="2"/></text:p>
          </table:table-cell>
          <table:table-cell office:value-type="string">
            <text:p>Kachin </text:p>
          </table:table-cell>
          <table:table-cell office:value-type="string">
            <text:p>Jingpho; Marip</text:p>
          </table:table-cell>
        </table:table-row>
        <table:table-row table:style-name="ro1">
          <table:table-cell office:value-type="string">
            <text:p>xal </text:p>
          </table:table-cell>
          <table:table-cell office:value-type="string">
            <text:p><text:s text:c="2"/></text:p>
          </table:table-cell>
          <table:table-cell office:value-type="string">
            <text:p>Kalmyk; Oirat </text:p>
          </table:table-cell>
          <table:table-cell office:value-type="string">
            <text:p>хальмг келн</text:p>
          </table:table-cell>
        </table:table-row>
        <table:table-row table:style-name="ro1">
          <table:table-cell office:value-type="string">
            <text:p>kam </text:p>
          </table:table-cell>
          <table:table-cell office:value-type="string">
            <text:p><text:s text:c="2"/></text:p>
          </table:table-cell>
          <table:table-cell office:value-type="string">
            <text:p>Kamba</text:p>
          </table:table-cell>
          <table:table-cell/>
        </table:table-row>
        <table:table-row table:style-name="ro1">
          <table:table-cell office:value-type="string">
            <text:p>kan </text:p>
          </table:table-cell>
          <table:table-cell office:value-type="string">
            <text:p>kn </text:p>
          </table:table-cell>
          <table:table-cell office:value-type="string">
            <text:p>Kannada </text:p>
          </table:table-cell>
          <table:table-cell office:value-type="string">
            <text:p>ಕನ್ನಡ</text:p>
          </table:table-cell>
        </table:table-row>
        <table:table-row table:style-name="ro1">
          <table:table-cell office:value-type="string">
            <text:p>kau </text:p>
          </table:table-cell>
          <table:table-cell office:value-type="string">
            <text:p>kr </text:p>
          </table:table-cell>
          <table:table-cell office:value-type="string">
            <text:p>Kanuri</text:p>
          </table:table-cell>
          <table:table-cell/>
        </table:table-row>
        <table:table-row table:style-name="ro1">
          <table:table-cell office:value-type="string">
            <text:p>krc </text:p>
          </table:table-cell>
          <table:table-cell office:value-type="string">
            <text:p><text:s text:c="2"/></text:p>
          </table:table-cell>
          <table:table-cell office:value-type="string">
            <text:p>Karachay-Balkar </text:p>
          </table:table-cell>
          <table:table-cell office:value-type="string">
            <text:p>къарачай-малкъар тил</text:p>
          </table:table-cell>
        </table:table-row>
        <table:table-row table:style-name="ro1">
          <table:table-cell office:value-type="string">
            <text:p>kaa </text:p>
          </table:table-cell>
          <table:table-cell office:value-type="string">
            <text:p><text:s text:c="2"/></text:p>
          </table:table-cell>
          <table:table-cell office:value-type="string">
            <text:p>Kara-Kalpak </text:p>
          </table:table-cell>
          <table:table-cell office:value-type="string">
            <text:p>қарақалпақ тили</text:p>
          </table:table-cell>
        </table:table-row>
        <table:table-row table:style-name="ro1">
          <table:table-cell office:value-type="string">
            <text:p>krl </text:p>
          </table:table-cell>
          <table:table-cell office:value-type="string">
            <text:p><text:s text:c="2"/></text:p>
          </table:table-cell>
          <table:table-cell office:value-type="string">
            <text:p>Karelian </text:p>
          </table:table-cell>
          <table:table-cell office:value-type="string">
            <text:p>karjalan kieli</text:p>
          </table:table-cell>
        </table:table-row>
        <table:table-row table:style-name="ro1">
          <table:table-cell office:value-type="string">
            <text:p>kar </text:p>
          </table:table-cell>
          <table:table-cell office:value-type="string">
            <text:p><text:s text:c="2"/></text:p>
          </table:table-cell>
          <table:table-cell office:value-type="string">
            <text:p>Karen</text:p>
          </table:table-cell>
          <table:table-cell/>
        </table:table-row>
        <table:table-row table:style-name="ro3">
          <table:table-cell office:value-type="string">
            <text:p>kas </text:p>
          </table:table-cell>
          <table:table-cell office:value-type="string">
            <text:p>ks </text:p>
          </table:table-cell>
          <table:table-cell office:value-type="string">
            <text:p>Kashmiri </text:p>
          </table:table-cell>
          <table:table-cell office:value-type="string">
            <text:p>कॉशुर; کٲشُر</text:p>
          </table:table-cell>
        </table:table-row>
        <table:table-row table:style-name="ro1">
          <table:table-cell office:value-type="string">
            <text:p>csb </text:p>
          </table:table-cell>
          <table:table-cell office:value-type="string">
            <text:p><text:s text:c="2"/></text:p>
          </table:table-cell>
          <table:table-cell office:value-type="string">
            <text:p>Kashubian </text:p>
          </table:table-cell>
          <table:table-cell office:value-type="string">
            <text:p>kaszëbsczi jãzëk</text:p>
          </table:table-cell>
        </table:table-row>
        <table:table-row table:style-name="ro1">
          <table:table-cell office:value-type="string">
            <text:p>kaw </text:p>
          </table:table-cell>
          <table:table-cell office:value-type="string">
            <text:p><text:s text:c="2"/></text:p>
          </table:table-cell>
          <table:table-cell office:value-type="string">
            <text:p>Kawi </text:p>
          </table:table-cell>
          <table:table-cell office:value-type="string">
            <text:p>Bhāṣa Kawi</text:p>
          </table:table-cell>
        </table:table-row>
        <table:table-row table:style-name="ro1">
          <table:table-cell office:value-type="string">
            <text:p>kaz </text:p>
          </table:table-cell>
          <table:table-cell office:value-type="string">
            <text:p>kk </text:p>
          </table:table-cell>
          <table:table-cell office:value-type="string">
            <text:p>Kazakh </text:p>
          </table:table-cell>
          <table:table-cell office:value-type="string">
            <text:p>Қазақ тілі</text:p>
          </table:table-cell>
        </table:table-row>
        <table:table-row table:style-name="ro1">
          <table:table-cell office:value-type="string">
            <text:p>kha </text:p>
          </table:table-cell>
          <table:table-cell office:value-type="string">
            <text:p><text:s text:c="2"/></text:p>
          </table:table-cell>
          <table:table-cell office:value-type="string">
            <text:p>Khasi </text:p>
          </table:table-cell>
          <table:table-cell office:value-type="string">
            <text:p>Khasi</text:p>
          </table:table-cell>
        </table:table-row>
        <table:table-row table:style-name="ro1">
          <table:table-cell office:value-type="string">
            <text:p>khm </text:p>
          </table:table-cell>
          <table:table-cell office:value-type="string">
            <text:p>km </text:p>
          </table:table-cell>
          <table:table-cell office:value-type="string">
            <text:p>Khmer </text:p>
          </table:table-cell>
          <table:table-cell office:value-type="string">
            <text:p>Image:PhiesaKhmae.gif</text:p>
          </table:table-cell>
        </table:table-row>
        <table:table-row table:style-name="ro1">
          <table:table-cell office:value-type="string">
            <text:p>khi </text:p>
          </table:table-cell>
          <table:table-cell office:value-type="string">
            <text:p><text:s text:c="2"/></text:p>
          </table:table-cell>
          <table:table-cell office:value-type="string">
            <text:p>Khoisan (Other)</text:p>
          </table:table-cell>
          <table:table-cell/>
        </table:table-row>
        <table:table-row table:style-name="ro1">
          <table:table-cell office:value-type="string">
            <text:p>kho </text:p>
          </table:table-cell>
          <table:table-cell office:value-type="string">
            <text:p><text:s text:c="2"/></text:p>
          </table:table-cell>
          <table:table-cell office:value-type="string">
            <text:p>Khotanese</text:p>
          </table:table-cell>
          <table:table-cell/>
        </table:table-row>
        <table:table-row table:style-name="ro1">
          <table:table-cell office:value-type="string">
            <text:p>kik </text:p>
          </table:table-cell>
          <table:table-cell office:value-type="string">
            <text:p>ki </text:p>
          </table:table-cell>
          <table:table-cell office:value-type="string">
            <text:p>Kikuyu </text:p>
          </table:table-cell>
          <table:table-cell office:value-type="string">
            <text:p>Gĩkũyũ</text:p>
          </table:table-cell>
        </table:table-row>
        <table:table-row table:style-name="ro1">
          <table:table-cell office:value-type="string">
            <text:p>kmb </text:p>
          </table:table-cell>
          <table:table-cell office:value-type="string">
            <text:p><text:s text:c="2"/></text:p>
          </table:table-cell>
          <table:table-cell office:value-type="string">
            <text:p>Kimbundu</text:p>
          </table:table-cell>
          <table:table-cell/>
        </table:table-row>
        <table:table-row table:style-name="ro1">
          <table:table-cell office:value-type="string">
            <text:p>kin </text:p>
          </table:table-cell>
          <table:table-cell office:value-type="string">
            <text:p>rw </text:p>
          </table:table-cell>
          <table:table-cell office:value-type="string">
            <text:p>Kinyarwanda </text:p>
          </table:table-cell>
          <table:table-cell office:value-type="string">
            <text:p>kinyaRwanda</text:p>
          </table:table-cell>
        </table:table-row>
        <table:table-row table:style-name="ro1">
          <table:table-cell office:value-type="string">
            <text:p>kir </text:p>
          </table:table-cell>
          <table:table-cell office:value-type="string">
            <text:p>ky </text:p>
          </table:table-cell>
          <table:table-cell office:value-type="string">
            <text:p>Kirghiz </text:p>
          </table:table-cell>
          <table:table-cell office:value-type="string">
            <text:p>кыргыз тили</text:p>
          </table:table-cell>
        </table:table-row>
        <table:table-row table:style-name="ro1">
          <table:table-cell office:value-type="string">
            <text:p>tlh </text:p>
          </table:table-cell>
          <table:table-cell office:value-type="string">
            <text:p><text:s text:c="2"/></text:p>
          </table:table-cell>
          <table:table-cell office:value-type="string">
            <text:p>Klingon </text:p>
          </table:table-cell>
          <table:table-cell office:value-type="string">
            <text:p>tlhIngan Hol</text:p>
          </table:table-cell>
        </table:table-row>
        <table:table-row table:style-name="ro1">
          <table:table-cell office:value-type="string">
            <text:p>kom </text:p>
          </table:table-cell>
          <table:table-cell office:value-type="string">
            <text:p>kv </text:p>
          </table:table-cell>
          <table:table-cell office:value-type="string">
            <text:p>Komi </text:p>
          </table:table-cell>
          <table:table-cell office:value-type="string">
            <text:p>коми кыв</text:p>
          </table:table-cell>
        </table:table-row>
        <table:table-row table:style-name="ro1">
          <table:table-cell office:value-type="string">
            <text:p>kon </text:p>
          </table:table-cell>
          <table:table-cell office:value-type="string">
            <text:p>kg </text:p>
          </table:table-cell>
          <table:table-cell office:value-type="string">
            <text:p>Kongo </text:p>
          </table:table-cell>
          <table:table-cell office:value-type="string">
            <text:p>Kikongo</text:p>
          </table:table-cell>
        </table:table-row>
        <table:table-row table:style-name="ro1">
          <table:table-cell office:value-type="string">
            <text:p>kok </text:p>
          </table:table-cell>
          <table:table-cell office:value-type="string">
            <text:p><text:s text:c="2"/></text:p>
          </table:table-cell>
          <table:table-cell office:value-type="string">
            <text:p>Konkani </text:p>
          </table:table-cell>
          <table:table-cell office:value-type="string">
            <text:p>कोंकणी</text:p>
          </table:table-cell>
        </table:table-row>
        <table:table-row table:style-name="ro1">
          <table:table-cell office:value-type="string">
            <text:p>kor </text:p>
          </table:table-cell>
          <table:table-cell office:value-type="string">
            <text:p>ko </text:p>
          </table:table-cell>
          <table:table-cell office:value-type="string">
            <text:p>Korean </text:p>
          </table:table-cell>
          <table:table-cell office:value-type="string">
            <text:p>한국어</text:p>
          </table:table-cell>
        </table:table-row>
        <table:table-row table:style-name="ro1">
          <table:table-cell office:value-type="string">
            <text:p>kos </text:p>
          </table:table-cell>
          <table:table-cell office:value-type="string">
            <text:p><text:s text:c="2"/></text:p>
          </table:table-cell>
          <table:table-cell office:value-type="string">
            <text:p>Kosraean </text:p>
          </table:table-cell>
          <table:table-cell office:value-type="string">
            <text:p>Kosrae</text:p>
          </table:table-cell>
        </table:table-row>
        <table:table-row table:style-name="ro1">
          <table:table-cell office:value-type="string">
            <text:p>kpe </text:p>
          </table:table-cell>
          <table:table-cell office:value-type="string">
            <text:p><text:s text:c="2"/></text:p>
          </table:table-cell>
          <table:table-cell office:value-type="string">
            <text:p>Kpelle </text:p>
          </table:table-cell>
          <table:table-cell office:value-type="string">
            <text:p>kpele</text:p>
          </table:table-cell>
        </table:table-row>
        <table:table-row table:style-name="ro1">
          <table:table-cell office:value-type="string">
            <text:p>kro </text:p>
          </table:table-cell>
          <table:table-cell office:value-type="string">
            <text:p><text:s text:c="2"/></text:p>
          </table:table-cell>
          <table:table-cell office:value-type="string">
            <text:p>Kru</text:p>
          </table:table-cell>
          <table:table-cell/>
        </table:table-row>
        <table:table-row table:style-name="ro1">
          <table:table-cell office:value-type="string">
            <text:p>kua </text:p>
          </table:table-cell>
          <table:table-cell office:value-type="string">
            <text:p>kj </text:p>
          </table:table-cell>
          <table:table-cell office:value-type="string">
            <text:p>Kuanyama; Kwanyama</text:p>
          </table:table-cell>
          <table:table-cell/>
        </table:table-row>
        <table:table-row table:style-name="ro1">
          <table:table-cell office:value-type="string">
            <text:p>kum </text:p>
          </table:table-cell>
          <table:table-cell office:value-type="string">
            <text:p><text:s text:c="2"/></text:p>
          </table:table-cell>
          <table:table-cell office:value-type="string">
            <text:p>Kumyk </text:p>
          </table:table-cell>
          <table:table-cell office:value-type="string">
            <text:p>Кумык</text:p>
          </table:table-cell>
        </table:table-row>
        <table:table-row table:style-name="ro1">
          <table:table-cell office:value-type="string">
            <text:p>kur </text:p>
          </table:table-cell>
          <table:table-cell office:value-type="string">
            <text:p>ku </text:p>
          </table:table-cell>
          <table:table-cell office:value-type="string">
            <text:p>Kurdish </text:p>
          </table:table-cell>
          <table:table-cell office:value-type="string">
            <text:p>Kurdî</text:p>
          </table:table-cell>
        </table:table-row>
        <table:table-row table:style-name="ro1">
          <table:table-cell office:value-type="string">
            <text:p>kru </text:p>
          </table:table-cell>
          <table:table-cell office:value-type="string">
            <text:p><text:s text:c="2"/></text:p>
          </table:table-cell>
          <table:table-cell office:value-type="string">
            <text:p>Kurukh</text:p>
          </table:table-cell>
          <table:table-cell/>
        </table:table-row>
        <table:table-row table:style-name="ro1">
          <table:table-cell office:value-type="string">
            <text:p>kut </text:p>
          </table:table-cell>
          <table:table-cell office:value-type="string">
            <text:p><text:s text:c="2"/></text:p>
          </table:table-cell>
          <table:table-cell office:value-type="string">
            <text:p>Kutenai </text:p>
          </table:table-cell>
          <table:table-cell office:value-type="string">
            <text:p>Ktunaxa</text:p>
          </table:table-cell>
        </table:table-row>
        <table:table-row table:style-name="ro3">
          <table:table-cell office:value-type="string">
            <text:p>lad </text:p>
          </table:table-cell>
          <table:table-cell office:value-type="string">
            <text:p><text:s text:c="2"/></text:p>
          </table:table-cell>
          <table:table-cell office:value-type="string">
            <text:p>Ladino </text:p>
          </table:table-cell>
          <table:table-cell office:value-type="string">
            <text:p>ג'ודיאו-איספאנייול</text:p>
          </table:table-cell>
        </table:table-row>
        <table:table-row table:style-name="ro1">
          <table:table-cell office:value-type="string">
            <text:p>lah </text:p>
          </table:table-cell>
          <table:table-cell office:value-type="string">
            <text:p><text:s text:c="2"/></text:p>
          </table:table-cell>
          <table:table-cell office:value-type="string">
            <text:p>Lahnda </text:p>
          </table:table-cell>
          <table:table-cell office:value-type="string">
            <text:p>ਲਹਿੰਦੀ</text:p>
          </table:table-cell>
        </table:table-row>
        <table:table-row table:style-name="ro1">
          <table:table-cell office:value-type="string">
            <text:p>lam </text:p>
          </table:table-cell>
          <table:table-cell office:value-type="string">
            <text:p><text:s text:c="2"/></text:p>
          </table:table-cell>
          <table:table-cell office:value-type="string">
            <text:p>Lamba</text:p>
          </table:table-cell>
          <table:table-cell/>
        </table:table-row>
        <table:table-row table:style-name="ro1">
          <table:table-cell office:value-type="string">
            <text:p>lao </text:p>
          </table:table-cell>
          <table:table-cell office:value-type="string">
            <text:p>lo </text:p>
          </table:table-cell>
          <table:table-cell office:value-type="string">
            <text:p>Lao </text:p>
          </table:table-cell>
          <table:table-cell office:value-type="string">
            <text:p>ພາສາລາວ</text:p>
          </table:table-cell>
        </table:table-row>
        <table:table-row table:style-name="ro1">
          <table:table-cell office:value-type="string">
            <text:p>lat </text:p>
          </table:table-cell>
          <table:table-cell office:value-type="string">
            <text:p>la </text:p>
          </table:table-cell>
          <table:table-cell office:value-type="string">
            <text:p>Latin </text:p>
          </table:table-cell>
          <table:table-cell office:value-type="string">
            <text:p>latine; lingua latina</text:p>
          </table:table-cell>
        </table:table-row>
        <table:table-row table:style-name="ro1">
          <table:table-cell office:value-type="string">
            <text:p>lav </text:p>
          </table:table-cell>
          <table:table-cell office:value-type="string">
            <text:p>lv </text:p>
          </table:table-cell>
          <table:table-cell office:value-type="string">
            <text:p>Latvian </text:p>
          </table:table-cell>
          <table:table-cell office:value-type="string">
            <text:p>latviešu valoda</text:p>
          </table:table-cell>
        </table:table-row>
        <table:table-row table:style-name="ro1">
          <table:table-cell office:value-type="string">
            <text:p>lez </text:p>
          </table:table-cell>
          <table:table-cell office:value-type="string">
            <text:p><text:s text:c="2"/></text:p>
          </table:table-cell>
          <table:table-cell office:value-type="string">
            <text:p>Lezghian </text:p>
          </table:table-cell>
          <table:table-cell office:value-type="string">
            <text:p>лезги чӀал</text:p>
          </table:table-cell>
        </table:table-row>
        <table:table-row table:style-name="ro1">
          <table:table-cell office:value-type="string">
            <text:p>lim </text:p>
          </table:table-cell>
          <table:table-cell office:value-type="string">
            <text:p>li </text:p>
          </table:table-cell>
          <table:table-cell office:value-type="string">
            <text:p>Limburgish; Limburger; Limburgan </text:p>
          </table:table-cell>
          <table:table-cell office:value-type="string">
            <text:p>Limburgs</text:p>
          </table:table-cell>
        </table:table-row>
        <table:table-row table:style-name="ro1">
          <table:table-cell office:value-type="string">
            <text:p>lin </text:p>
          </table:table-cell>
          <table:table-cell office:value-type="string">
            <text:p>ln </text:p>
          </table:table-cell>
          <table:table-cell office:value-type="string">
            <text:p>Lingala </text:p>
          </table:table-cell>
          <table:table-cell office:value-type="string">
            <text:p>lingala</text:p>
          </table:table-cell>
        </table:table-row>
        <table:table-row table:style-name="ro1">
          <table:table-cell office:value-type="string">
            <text:p>lit </text:p>
          </table:table-cell>
          <table:table-cell office:value-type="string">
            <text:p>lt </text:p>
          </table:table-cell>
          <table:table-cell office:value-type="string">
            <text:p>Lithuanian </text:p>
          </table:table-cell>
          <table:table-cell office:value-type="string">
            <text:p>lietuvių kalba</text:p>
          </table:table-cell>
        </table:table-row>
        <table:table-row table:style-name="ro1">
          <table:table-cell office:value-type="string">
            <text:p>jbo </text:p>
          </table:table-cell>
          <table:table-cell office:value-type="string">
            <text:p><text:s text:c="2"/></text:p>
          </table:table-cell>
          <table:table-cell office:value-type="string">
            <text:p>Lojban </text:p>
          </table:table-cell>
          <table:table-cell office:value-type="string">
            <text:p>lojban</text:p>
          </table:table-cell>
        </table:table-row>
        <table:table-row table:style-name="ro1">
          <table:table-cell office:value-type="string">
            <text:p>loz </text:p>
          </table:table-cell>
          <table:table-cell office:value-type="string">
            <text:p><text:s text:c="2"/></text:p>
          </table:table-cell>
          <table:table-cell office:value-type="string">
            <text:p>Lozi </text:p>
          </table:table-cell>
          <table:table-cell office:value-type="string">
            <text:p>siLozi</text:p>
          </table:table-cell>
        </table:table-row>
        <table:table-row table:style-name="ro1">
          <table:table-cell office:value-type="string">
            <text:p>lub </text:p>
          </table:table-cell>
          <table:table-cell office:value-type="string">
            <text:p>lu </text:p>
          </table:table-cell>
          <table:table-cell office:value-type="string">
            <text:p>Luba-Katanga</text:p>
          </table:table-cell>
          <table:table-cell/>
        </table:table-row>
        <table:table-row table:style-name="ro1">
          <table:table-cell office:value-type="string">
            <text:p>lua </text:p>
          </table:table-cell>
          <table:table-cell office:value-type="string">
            <text:p><text:s text:c="2"/></text:p>
          </table:table-cell>
          <table:table-cell office:value-type="string">
            <text:p>Luba-Lulua </text:p>
          </table:table-cell>
          <table:table-cell office:value-type="string">
            <text:p>lwaà:</text:p>
          </table:table-cell>
        </table:table-row>
        <table:table-row table:style-name="ro1">
          <table:table-cell office:value-type="string">
            <text:p>lui </text:p>
          </table:table-cell>
          <table:table-cell office:value-type="string">
            <text:p><text:s text:c="2"/></text:p>
          </table:table-cell>
          <table:table-cell office:value-type="string">
            <text:p>Luiseño</text:p>
          </table:table-cell>
          <table:table-cell/>
        </table:table-row>
        <table:table-row table:style-name="ro1">
          <table:table-cell office:value-type="string">
            <text:p>smj </text:p>
          </table:table-cell>
          <table:table-cell office:value-type="string">
            <text:p><text:s text:c="2"/></text:p>
          </table:table-cell>
          <table:table-cell office:value-type="string">
            <text:p>Lule Sami </text:p>
          </table:table-cell>
          <table:table-cell office:value-type="string">
            <text:p>sámegiella</text:p>
          </table:table-cell>
        </table:table-row>
        <table:table-row table:style-name="ro1">
          <table:table-cell office:value-type="string">
            <text:p>lun </text:p>
          </table:table-cell>
          <table:table-cell office:value-type="string">
            <text:p><text:s text:c="2"/></text:p>
          </table:table-cell>
          <table:table-cell office:value-type="string">
            <text:p>Lunda </text:p>
          </table:table-cell>
          <table:table-cell office:value-type="string">
            <text:p>chiLunda</text:p>
          </table:table-cell>
        </table:table-row>
        <table:table-row table:style-name="ro1">
          <table:table-cell office:value-type="string">
            <text:p>luo </text:p>
          </table:table-cell>
          <table:table-cell office:value-type="string">
            <text:p><text:s text:c="2"/></text:p>
          </table:table-cell>
          <table:table-cell office:value-type="string">
            <text:p>Luo (Kenya and Tanzania) </text:p>
          </table:table-cell>
          <table:table-cell office:value-type="string">
            <text:p>Dholuo</text:p>
          </table:table-cell>
        </table:table-row>
        <table:table-row table:style-name="ro1">
          <table:table-cell office:value-type="string">
            <text:p>lus </text:p>
          </table:table-cell>
          <table:table-cell office:value-type="string">
            <text:p><text:s text:c="2"/></text:p>
          </table:table-cell>
          <table:table-cell office:value-type="string">
            <text:p>Lushai</text:p>
          </table:table-cell>
          <table:table-cell/>
        </table:table-row>
        <table:table-row table:style-name="ro1">
          <table:table-cell office:value-type="string">
            <text:p>ltz </text:p>
          </table:table-cell>
          <table:table-cell office:value-type="string">
            <text:p>lb </text:p>
          </table:table-cell>
          <table:table-cell office:value-type="string">
            <text:p>Luxembourgish; Letzeburgesch </text:p>
          </table:table-cell>
          <table:table-cell office:value-type="string">
            <text:p>Lëtzebuergesch</text:p>
          </table:table-cell>
        </table:table-row>
        <table:table-row table:style-name="ro1">
          <table:table-cell office:value-type="string">
            <text:p>mac/mkd </text:p>
          </table:table-cell>
          <table:table-cell office:value-type="string">
            <text:p>mk </text:p>
          </table:table-cell>
          <table:table-cell office:value-type="string">
            <text:p>Macedonian </text:p>
          </table:table-cell>
          <table:table-cell office:value-type="string">
            <text:p>македонски јазик</text:p>
          </table:table-cell>
        </table:table-row>
        <table:table-row table:style-name="ro1">
          <table:table-cell office:value-type="string">
            <text:p>mad </text:p>
          </table:table-cell>
          <table:table-cell office:value-type="string">
            <text:p><text:s text:c="2"/></text:p>
          </table:table-cell>
          <table:table-cell office:value-type="string">
            <text:p>Madurese</text:p>
          </table:table-cell>
          <table:table-cell/>
        </table:table-row>
        <table:table-row table:style-name="ro1">
          <table:table-cell office:value-type="string">
            <text:p>mag </text:p>
          </table:table-cell>
          <table:table-cell office:value-type="string">
            <text:p><text:s text:c="2"/></text:p>
          </table:table-cell>
          <table:table-cell office:value-type="string">
            <text:p>Magahi</text:p>
          </table:table-cell>
          <table:table-cell/>
        </table:table-row>
        <table:table-row table:style-name="ro1">
          <table:table-cell office:value-type="string">
            <text:p>mai </text:p>
          </table:table-cell>
          <table:table-cell office:value-type="string">
            <text:p><text:s text:c="2"/></text:p>
          </table:table-cell>
          <table:table-cell office:value-type="string">
            <text:p>Maithili </text:p>
          </table:table-cell>
          <table:table-cell office:value-type="string">
            <text:p>मैथिली</text:p>
          </table:table-cell>
        </table:table-row>
        <table:table-row table:style-name="ro1">
          <table:table-cell office:value-type="string">
            <text:p>mak </text:p>
          </table:table-cell>
          <table:table-cell office:value-type="string">
            <text:p><text:s text:c="2"/></text:p>
          </table:table-cell>
          <table:table-cell office:value-type="string">
            <text:p>Makasar</text:p>
          </table:table-cell>
          <table:table-cell/>
        </table:table-row>
        <table:table-row table:style-name="ro1">
          <table:table-cell office:value-type="string">
            <text:p>mlg </text:p>
          </table:table-cell>
          <table:table-cell office:value-type="string">
            <text:p>mg </text:p>
          </table:table-cell>
          <table:table-cell office:value-type="string">
            <text:p>Malagasy </text:p>
          </table:table-cell>
          <table:table-cell office:value-type="string">
            <text:p>Malagasy fiteny</text:p>
          </table:table-cell>
        </table:table-row>
        <table:table-row table:style-name="ro3">
          <table:table-cell office:value-type="string">
            <text:p>may/msa </text:p>
          </table:table-cell>
          <table:table-cell office:value-type="string">
            <text:p>ms </text:p>
          </table:table-cell>
          <table:table-cell office:value-type="string">
            <text:p>Malay </text:p>
          </table:table-cell>
          <table:table-cell office:value-type="string">
            <text:p>bahasa Melayu; بهاس ملايو</text:p>
          </table:table-cell>
        </table:table-row>
        <table:table-row table:style-name="ro1">
          <table:table-cell office:value-type="string">
            <text:p>mal </text:p>
          </table:table-cell>
          <table:table-cell office:value-type="string">
            <text:p>ml </text:p>
          </table:table-cell>
          <table:table-cell office:value-type="string">
            <text:p>Malayalam </text:p>
          </table:table-cell>
          <table:table-cell office:value-type="string">
            <text:p>മലയാളം</text:p>
          </table:table-cell>
        </table:table-row>
        <table:table-row table:style-name="ro1">
          <table:table-cell office:value-type="string">
            <text:p>mlt </text:p>
          </table:table-cell>
          <table:table-cell office:value-type="string">
            <text:p>mt </text:p>
          </table:table-cell>
          <table:table-cell office:value-type="string">
            <text:p>Maltese </text:p>
          </table:table-cell>
          <table:table-cell office:value-type="string">
            <text:p>Malti</text:p>
          </table:table-cell>
        </table:table-row>
        <table:table-row table:style-name="ro1">
          <table:table-cell office:value-type="string">
            <text:p>mnc </text:p>
          </table:table-cell>
          <table:table-cell office:value-type="string">
            <text:p><text:s text:c="2"/></text:p>
          </table:table-cell>
          <table:table-cell office:value-type="string">
            <text:p>Manchu </text:p>
          </table:table-cell>
          <table:table-cell office:value-type="string">
            <text:p>ᠮᠠᠨᠵᡠ ᡤᡳᠰᡠᠨ ᠪᡝ</text:p>
          </table:table-cell>
        </table:table-row>
        <table:table-row table:style-name="ro1">
          <table:table-cell office:value-type="string">
            <text:p>mdr </text:p>
          </table:table-cell>
          <table:table-cell office:value-type="string">
            <text:p><text:s text:c="2"/></text:p>
          </table:table-cell>
          <table:table-cell office:value-type="string">
            <text:p>Mandar</text:p>
          </table:table-cell>
          <table:table-cell/>
        </table:table-row>
        <table:table-row table:style-name="ro1">
          <table:table-cell office:value-type="string">
            <text:p>man </text:p>
          </table:table-cell>
          <table:table-cell office:value-type="string">
            <text:p><text:s text:c="2"/></text:p>
          </table:table-cell>
          <table:table-cell office:value-type="string">
            <text:p>Mandingo</text:p>
          </table:table-cell>
          <table:table-cell/>
        </table:table-row>
        <table:table-row table:style-name="ro1">
          <table:table-cell office:value-type="string">
            <text:p>mni </text:p>
          </table:table-cell>
          <table:table-cell office:value-type="string">
            <text:p><text:s text:c="2"/></text:p>
          </table:table-cell>
          <table:table-cell office:value-type="string">
            <text:p>Manipuri </text:p>
          </table:table-cell>
          <table:table-cell office:value-type="string">
            <text:p>মৈইতৈইলোন</text:p>
          </table:table-cell>
        </table:table-row>
        <table:table-row table:style-name="ro1">
          <table:table-cell office:value-type="string">
            <text:p>mno </text:p>
          </table:table-cell>
          <table:table-cell office:value-type="string">
            <text:p><text:s text:c="2"/></text:p>
          </table:table-cell>
          <table:table-cell office:value-type="string">
            <text:p>Manobo languages</text:p>
          </table:table-cell>
          <table:table-cell/>
        </table:table-row>
        <table:table-row table:style-name="ro1">
          <table:table-cell office:value-type="string">
            <text:p>glv </text:p>
          </table:table-cell>
          <table:table-cell office:value-type="string">
            <text:p>gv </text:p>
          </table:table-cell>
          <table:table-cell office:value-type="string">
            <text:p>Manx </text:p>
          </table:table-cell>
          <table:table-cell office:value-type="string">
            <text:p>Gaelg; Manninagh</text:p>
          </table:table-cell>
        </table:table-row>
        <table:table-row table:style-name="ro1">
          <table:table-cell office:value-type="string">
            <text:p>mao/mri </text:p>
          </table:table-cell>
          <table:table-cell office:value-type="string">
            <text:p>mi </text:p>
          </table:table-cell>
          <table:table-cell office:value-type="string">
            <text:p>Māori </text:p>
          </table:table-cell>
          <table:table-cell office:value-type="string">
            <text:p>te reo Māori</text:p>
          </table:table-cell>
        </table:table-row>
        <table:table-row table:style-name="ro1">
          <table:table-cell office:value-type="string">
            <text:p>mar </text:p>
          </table:table-cell>
          <table:table-cell office:value-type="string">
            <text:p>mr </text:p>
          </table:table-cell>
          <table:table-cell office:value-type="string">
            <text:p>Marathi </text:p>
          </table:table-cell>
          <table:table-cell office:value-type="string">
            <text:p>मराठी</text:p>
          </table:table-cell>
        </table:table-row>
        <table:table-row table:style-name="ro1">
          <table:table-cell office:value-type="string">
            <text:p>chm </text:p>
          </table:table-cell>
          <table:table-cell office:value-type="string">
            <text:p><text:s text:c="2"/></text:p>
          </table:table-cell>
          <table:table-cell office:value-type="string">
            <text:p>Mari </text:p>
          </table:table-cell>
          <table:table-cell office:value-type="string">
            <text:p>марий йылме</text:p>
          </table:table-cell>
        </table:table-row>
        <table:table-row table:style-name="ro1">
          <table:table-cell office:value-type="string">
            <text:p>mah </text:p>
          </table:table-cell>
          <table:table-cell office:value-type="string">
            <text:p>mh </text:p>
          </table:table-cell>
          <table:table-cell office:value-type="string">
            <text:p>Marshallese </text:p>
          </table:table-cell>
          <table:table-cell office:value-type="string">
            <text:p>Kajin M̧ajeļ</text:p>
          </table:table-cell>
        </table:table-row>
        <table:table-row table:style-name="ro1">
          <table:table-cell office:value-type="string">
            <text:p>mwr </text:p>
          </table:table-cell>
          <table:table-cell office:value-type="string">
            <text:p><text:s text:c="2"/></text:p>
          </table:table-cell>
          <table:table-cell office:value-type="string">
            <text:p>Marwari </text:p>
          </table:table-cell>
          <table:table-cell office:value-type="string">
            <text:p>मारवाड़ी</text:p>
          </table:table-cell>
        </table:table-row>
        <table:table-row table:style-name="ro1">
          <table:table-cell office:value-type="string">
            <text:p>mas </text:p>
          </table:table-cell>
          <table:table-cell office:value-type="string">
            <text:p><text:s text:c="2"/></text:p>
          </table:table-cell>
          <table:table-cell office:value-type="string">
            <text:p>Masai </text:p>
          </table:table-cell>
          <table:table-cell office:value-type="string">
            <text:p>ɔl Maa</text:p>
          </table:table-cell>
        </table:table-row>
        <table:table-row table:style-name="ro1">
          <table:table-cell office:value-type="string">
            <text:p>myn </text:p>
          </table:table-cell>
          <table:table-cell office:value-type="string">
            <text:p><text:s text:c="2"/></text:p>
          </table:table-cell>
          <table:table-cell office:value-type="string">
            <text:p>Mayan languages</text:p>
          </table:table-cell>
          <table:table-cell/>
        </table:table-row>
        <table:table-row table:style-name="ro1">
          <table:table-cell office:value-type="string">
            <text:p>men </text:p>
          </table:table-cell>
          <table:table-cell office:value-type="string">
            <text:p><text:s text:c="2"/></text:p>
          </table:table-cell>
          <table:table-cell office:value-type="string">
            <text:p>Mende </text:p>
          </table:table-cell>
          <table:table-cell office:value-type="string">
            <text:p>Mɛnde</text:p>
          </table:table-cell>
        </table:table-row>
        <table:table-row table:style-name="ro1">
          <table:table-cell office:value-type="string">
            <text:p>mic </text:p>
          </table:table-cell>
          <table:table-cell office:value-type="string">
            <text:p><text:s text:c="2"/></text:p>
          </table:table-cell>
          <table:table-cell office:value-type="string">
            <text:p>Mi'kmaq; Micmac </text:p>
          </table:table-cell>
          <table:table-cell office:value-type="string">
            <text:p>Míkmaq, Mi'gmaq</text:p>
          </table:table-cell>
        </table:table-row>
        <table:table-row table:style-name="ro1">
          <table:table-cell office:value-type="string">
            <text:p>min </text:p>
          </table:table-cell>
          <table:table-cell office:value-type="string">
            <text:p><text:s text:c="2"/></text:p>
          </table:table-cell>
          <table:table-cell office:value-type="string">
            <text:p>Minangkabau </text:p>
          </table:table-cell>
          <table:table-cell office:value-type="string">
            <text:p>Baso Minangkabau</text:p>
          </table:table-cell>
        </table:table-row>
        <table:table-row table:style-name="ro1">
          <table:table-cell office:value-type="string">
            <text:p>mwl </text:p>
          </table:table-cell>
          <table:table-cell office:value-type="string">
            <text:p><text:s text:c="2"/></text:p>
          </table:table-cell>
          <table:table-cell office:value-type="string">
            <text:p>Mirandese </text:p>
          </table:table-cell>
          <table:table-cell office:value-type="string">
            <text:p>Lhéngua Mirandesa</text:p>
          </table:table-cell>
        </table:table-row>
        <table:table-row table:style-name="ro1">
          <table:table-cell office:value-type="string">
            <text:p>moh </text:p>
          </table:table-cell>
          <table:table-cell office:value-type="string">
            <text:p><text:s text:c="2"/></text:p>
          </table:table-cell>
          <table:table-cell office:value-type="string">
            <text:p>Mohawk </text:p>
          </table:table-cell>
          <table:table-cell office:value-type="string">
            <text:p>Kanien’keha</text:p>
          </table:table-cell>
        </table:table-row>
        <table:table-row table:style-name="ro1">
          <table:table-cell office:value-type="string">
            <text:p>mdf </text:p>
          </table:table-cell>
          <table:table-cell office:value-type="string">
            <text:p><text:s text:c="2"/></text:p>
          </table:table-cell>
          <table:table-cell office:value-type="string">
            <text:p>Moksha </text:p>
          </table:table-cell>
          <table:table-cell office:value-type="string">
            <text:p>мокшень кяль</text:p>
          </table:table-cell>
        </table:table-row>
        <table:table-row table:style-name="ro1">
          <table:table-cell office:value-type="string">
            <text:p>mol </text:p>
          </table:table-cell>
          <table:table-cell office:value-type="string">
            <text:p>mo </text:p>
          </table:table-cell>
          <table:table-cell office:value-type="string">
            <text:p>Moldavian </text:p>
          </table:table-cell>
          <table:table-cell office:value-type="string">
            <text:p>лимба молдовеняскэ</text:p>
          </table:table-cell>
        </table:table-row>
        <table:table-row table:style-name="ro1">
          <table:table-cell office:value-type="string">
            <text:p>mkh </text:p>
          </table:table-cell>
          <table:table-cell office:value-type="string">
            <text:p><text:s text:c="2"/></text:p>
          </table:table-cell>
          <table:table-cell office:value-type="string">
            <text:p>Mon-Khmer (Other)</text:p>
          </table:table-cell>
          <table:table-cell/>
        </table:table-row>
        <table:table-row table:style-name="ro1">
          <table:table-cell office:value-type="string">
            <text:p>lol </text:p>
          </table:table-cell>
          <table:table-cell office:value-type="string">
            <text:p><text:s text:c="2"/></text:p>
          </table:table-cell>
          <table:table-cell office:value-type="string">
            <text:p>Mongo</text:p>
          </table:table-cell>
          <table:table-cell/>
        </table:table-row>
        <table:table-row table:style-name="ro1">
          <table:table-cell office:value-type="string">
            <text:p>mon </text:p>
          </table:table-cell>
          <table:table-cell office:value-type="string">
            <text:p>mn </text:p>
          </table:table-cell>
          <table:table-cell office:value-type="string">
            <text:p>Mongolian </text:p>
          </table:table-cell>
          <table:table-cell office:value-type="string">
            <text:p>монгол хэл</text:p>
          </table:table-cell>
        </table:table-row>
        <table:table-row table:style-name="ro1">
          <table:table-cell office:value-type="string">
            <text:p>mos </text:p>
          </table:table-cell>
          <table:table-cell office:value-type="string">
            <text:p><text:s text:c="2"/></text:p>
          </table:table-cell>
          <table:table-cell office:value-type="string">
            <text:p>Mossi </text:p>
          </table:table-cell>
          <table:table-cell office:value-type="string">
            <text:p>Mòoré</text:p>
          </table:table-cell>
        </table:table-row>
        <table:table-row table:style-name="ro1">
          <table:table-cell office:value-type="string">
            <text:p>mun </text:p>
          </table:table-cell>
          <table:table-cell office:value-type="string">
            <text:p><text:s text:c="2"/></text:p>
          </table:table-cell>
          <table:table-cell office:value-type="string">
            <text:p>Munda languages</text:p>
          </table:table-cell>
          <table:table-cell/>
        </table:table-row>
        <table:table-row table:style-name="ro1">
          <table:table-cell office:value-type="string">
            <text:p>nah </text:p>
          </table:table-cell>
          <table:table-cell office:value-type="string">
            <text:p><text:s text:c="2"/></text:p>
          </table:table-cell>
          <table:table-cell office:value-type="string">
            <text:p>Nahuatl </text:p>
          </table:table-cell>
          <table:table-cell office:value-type="string">
            <text:p>nāhuatl; nawatlahtolli</text:p>
          </table:table-cell>
        </table:table-row>
        <table:table-row table:style-name="ro1">
          <table:table-cell office:value-type="string">
            <text:p>nau </text:p>
          </table:table-cell>
          <table:table-cell office:value-type="string">
            <text:p>na </text:p>
          </table:table-cell>
          <table:table-cell office:value-type="string">
            <text:p>Nauruan </text:p>
          </table:table-cell>
          <table:table-cell office:value-type="string">
            <text:p>Ekakairũ Naoero</text:p>
          </table:table-cell>
        </table:table-row>
        <table:table-row table:style-name="ro1">
          <table:table-cell office:value-type="string">
            <text:p>nav </text:p>
          </table:table-cell>
          <table:table-cell office:value-type="string">
            <text:p>nv </text:p>
          </table:table-cell>
          <table:table-cell office:value-type="string">
            <text:p>Navajo; Navaho </text:p>
          </table:table-cell>
          <table:table-cell office:value-type="string">
            <text:p>Diné bizaad; Dinékʼehǰí</text:p>
          </table:table-cell>
        </table:table-row>
        <table:table-row table:style-name="ro1">
          <table:table-cell office:value-type="string">
            <text:p>nde </text:p>
          </table:table-cell>
          <table:table-cell office:value-type="string">
            <text:p>nd </text:p>
          </table:table-cell>
          <table:table-cell office:value-type="string">
            <text:p>Ndebele, North </text:p>
          </table:table-cell>
          <table:table-cell office:value-type="string">
            <text:p>isiNdebele</text:p>
          </table:table-cell>
        </table:table-row>
        <table:table-row table:style-name="ro1">
          <table:table-cell office:value-type="string">
            <text:p>nbl </text:p>
          </table:table-cell>
          <table:table-cell office:value-type="string">
            <text:p>nr </text:p>
          </table:table-cell>
          <table:table-cell office:value-type="string">
            <text:p>Ndebele, South </text:p>
          </table:table-cell>
          <table:table-cell office:value-type="string">
            <text:p>Ndébélé</text:p>
          </table:table-cell>
        </table:table-row>
        <table:table-row table:style-name="ro1">
          <table:table-cell office:value-type="string">
            <text:p>ndo </text:p>
          </table:table-cell>
          <table:table-cell office:value-type="string">
            <text:p>ng </text:p>
          </table:table-cell>
          <table:table-cell office:value-type="string">
            <text:p>Ndonga </text:p>
          </table:table-cell>
          <table:table-cell office:value-type="string">
            <text:p>Owambo</text:p>
          </table:table-cell>
        </table:table-row>
        <table:table-row table:style-name="ro1">
          <table:table-cell office:value-type="string">
            <text:p>nap </text:p>
          </table:table-cell>
          <table:table-cell office:value-type="string">
            <text:p><text:s text:c="2"/></text:p>
          </table:table-cell>
          <table:table-cell office:value-type="string">
            <text:p>Neapolitan </text:p>
          </table:table-cell>
          <table:table-cell office:value-type="string">
            <text:p>napulitano</text:p>
          </table:table-cell>
        </table:table-row>
        <table:table-row table:style-name="ro1">
          <table:table-cell office:value-type="string">
            <text:p>new </text:p>
          </table:table-cell>
          <table:table-cell office:value-type="string">
            <text:p><text:s text:c="2"/></text:p>
          </table:table-cell>
          <table:table-cell office:value-type="string">
            <text:p>Nepal Bhasa; Newari </text:p>
          </table:table-cell>
          <table:table-cell office:value-type="string">
            <text:p>Nepal Bhasa</text:p>
          </table:table-cell>
        </table:table-row>
        <table:table-row table:style-name="ro1">
          <table:table-cell office:value-type="string">
            <text:p>nep </text:p>
          </table:table-cell>
          <table:table-cell office:value-type="string">
            <text:p>ne </text:p>
          </table:table-cell>
          <table:table-cell office:value-type="string">
            <text:p>Nepali </text:p>
          </table:table-cell>
          <table:table-cell office:value-type="string">
            <text:p>नेपाली</text:p>
          </table:table-cell>
        </table:table-row>
        <table:table-row table:style-name="ro1">
          <table:table-cell office:value-type="string">
            <text:p>nia </text:p>
          </table:table-cell>
          <table:table-cell office:value-type="string">
            <text:p><text:s text:c="2"/></text:p>
          </table:table-cell>
          <table:table-cell office:value-type="string">
            <text:p>Nias</text:p>
          </table:table-cell>
          <table:table-cell/>
        </table:table-row>
        <table:table-row table:style-name="ro1">
          <table:table-cell office:value-type="string">
            <text:p>nic </text:p>
          </table:table-cell>
          <table:table-cell office:value-type="string">
            <text:p><text:s text:c="2"/></text:p>
          </table:table-cell>
          <table:table-cell office:value-type="string">
            <text:p>Niger-Kordofanian (Other)</text:p>
          </table:table-cell>
          <table:table-cell/>
        </table:table-row>
        <table:table-row table:style-name="ro1">
          <table:table-cell office:value-type="string">
            <text:p>ssa </text:p>
          </table:table-cell>
          <table:table-cell office:value-type="string">
            <text:p><text:s text:c="2"/></text:p>
          </table:table-cell>
          <table:table-cell office:value-type="string">
            <text:p>Nilo-Saharan (Other)</text:p>
          </table:table-cell>
          <table:table-cell/>
        </table:table-row>
        <table:table-row table:style-name="ro1">
          <table:table-cell office:value-type="string">
            <text:p>niu </text:p>
          </table:table-cell>
          <table:table-cell office:value-type="string">
            <text:p><text:s text:c="2"/></text:p>
          </table:table-cell>
          <table:table-cell office:value-type="string">
            <text:p>Niuean </text:p>
          </table:table-cell>
          <table:table-cell office:value-type="string">
            <text:p>ko e vagahau Niuē; faka-Niue</text:p>
          </table:table-cell>
        </table:table-row>
        <table:table-row table:style-name="ro1">
          <table:table-cell office:value-type="string">
            <text:p>nqo </text:p>
          </table:table-cell>
          <table:table-cell office:value-type="string">
            <text:p><text:s text:c="2"/></text:p>
          </table:table-cell>
          <table:table-cell office:value-type="string">
            <text:p>N'Ko </text:p>
          </table:table-cell>
          <table:table-cell/>
        </table:table-row>
        <table:table-row table:style-name="ro1">
          <table:table-cell office:value-type="string">
            <text:p>nog </text:p>
          </table:table-cell>
          <table:table-cell office:value-type="string">
            <text:p><text:s text:c="2"/></text:p>
          </table:table-cell>
          <table:table-cell office:value-type="string">
            <text:p>Nogai </text:p>
          </table:table-cell>
          <table:table-cell office:value-type="string">
            <text:p>ногай тили</text:p>
          </table:table-cell>
        </table:table-row>
        <table:table-row table:style-name="ro1">
          <table:table-cell office:value-type="string">
            <text:p>non </text:p>
          </table:table-cell>
          <table:table-cell office:value-type="string">
            <text:p><text:s text:c="2"/></text:p>
          </table:table-cell>
          <table:table-cell office:value-type="string">
            <text:p>Norse, Old </text:p>
          </table:table-cell>
          <table:table-cell office:value-type="string">
            <text:p>norskr</text:p>
          </table:table-cell>
        </table:table-row>
        <table:table-row table:style-name="ro1">
          <table:table-cell office:value-type="string">
            <text:p>nai </text:p>
          </table:table-cell>
          <table:table-cell office:value-type="string">
            <text:p><text:s text:c="2"/></text:p>
          </table:table-cell>
          <table:table-cell office:value-type="string">
            <text:p>North American Indian (Other)</text:p>
          </table:table-cell>
          <table:table-cell/>
        </table:table-row>
        <table:table-row table:style-name="ro1">
          <table:table-cell office:value-type="string">
            <text:p>sme </text:p>
          </table:table-cell>
          <table:table-cell office:value-type="string">
            <text:p>se </text:p>
          </table:table-cell>
          <table:table-cell office:value-type="string">
            <text:p>Northern Sami </text:p>
          </table:table-cell>
          <table:table-cell office:value-type="string">
            <text:p>sámi; sámegiella</text:p>
          </table:table-cell>
        </table:table-row>
        <table:table-row table:style-name="ro1">
          <table:table-cell office:value-type="string">
            <text:p>nor </text:p>
          </table:table-cell>
          <table:table-cell office:value-type="string">
            <text:p>no </text:p>
          </table:table-cell>
          <table:table-cell office:value-type="string">
            <text:p>Norwegian </text:p>
          </table:table-cell>
          <table:table-cell office:value-type="string">
            <text:p>Norsk</text:p>
          </table:table-cell>
        </table:table-row>
        <table:table-row table:style-name="ro1">
          <table:table-cell office:value-type="string">
            <text:p>nob </text:p>
          </table:table-cell>
          <table:table-cell office:value-type="string">
            <text:p>nb </text:p>
          </table:table-cell>
          <table:table-cell office:value-type="string">
            <text:p>Norwegian Bokmål </text:p>
          </table:table-cell>
          <table:table-cell office:value-type="string">
            <text:p>Norsk bokmål</text:p>
          </table:table-cell>
        </table:table-row>
        <table:table-row table:style-name="ro1">
          <table:table-cell office:value-type="string">
            <text:p>nno </text:p>
          </table:table-cell>
          <table:table-cell office:value-type="string">
            <text:p>nn </text:p>
          </table:table-cell>
          <table:table-cell office:value-type="string">
            <text:p>Norwegian Nynorsk </text:p>
          </table:table-cell>
          <table:table-cell office:value-type="string">
            <text:p>Norsk nynorsk</text:p>
          </table:table-cell>
        </table:table-row>
        <table:table-row table:style-name="ro1">
          <table:table-cell office:value-type="string">
            <text:p>nub </text:p>
          </table:table-cell>
          <table:table-cell office:value-type="string">
            <text:p><text:s text:c="2"/></text:p>
          </table:table-cell>
          <table:table-cell office:value-type="string">
            <text:p>Nubian languages</text:p>
          </table:table-cell>
          <table:table-cell/>
        </table:table-row>
        <table:table-row table:style-name="ro1">
          <table:table-cell office:value-type="string">
            <text:p>nym </text:p>
          </table:table-cell>
          <table:table-cell office:value-type="string">
            <text:p><text:s text:c="2"/></text:p>
          </table:table-cell>
          <table:table-cell office:value-type="string">
            <text:p>Nyamwezi </text:p>
          </table:table-cell>
          <table:table-cell office:value-type="string">
            <text:p>Kinyamwezi</text:p>
          </table:table-cell>
        </table:table-row>
        <table:table-row table:style-name="ro1">
          <table:table-cell office:value-type="string">
            <text:p>nyn </text:p>
          </table:table-cell>
          <table:table-cell office:value-type="string">
            <text:p><text:s text:c="2"/></text:p>
          </table:table-cell>
          <table:table-cell office:value-type="string">
            <text:p>Nyankole</text:p>
          </table:table-cell>
          <table:table-cell/>
        </table:table-row>
        <table:table-row table:style-name="ro1">
          <table:table-cell office:value-type="string">
            <text:p>nyo </text:p>
          </table:table-cell>
          <table:table-cell office:value-type="string">
            <text:p><text:s text:c="2"/></text:p>
          </table:table-cell>
          <table:table-cell office:value-type="string">
            <text:p>Nyoro </text:p>
          </table:table-cell>
          <table:table-cell office:value-type="string">
            <text:p>Runyoro</text:p>
          </table:table-cell>
        </table:table-row>
        <table:table-row table:style-name="ro1">
          <table:table-cell office:value-type="string">
            <text:p>nzi </text:p>
          </table:table-cell>
          <table:table-cell office:value-type="string">
            <text:p><text:s text:c="2"/></text:p>
          </table:table-cell>
          <table:table-cell office:value-type="string">
            <text:p>Nzima</text:p>
          </table:table-cell>
          <table:table-cell/>
        </table:table-row>
        <table:table-row table:style-name="ro1">
          <table:table-cell office:value-type="string">
            <text:p>oci </text:p>
          </table:table-cell>
          <table:table-cell office:value-type="string">
            <text:p>oc </text:p>
          </table:table-cell>
          <table:table-cell office:value-type="string">
            <text:p>Occitan (post 1500); Provençal </text:p>
          </table:table-cell>
          <table:table-cell office:value-type="string">
            <text:p>Occitan</text:p>
          </table:table-cell>
        </table:table-row>
        <table:table-row table:style-name="ro1">
          <table:table-cell office:value-type="string">
            <text:p>oji </text:p>
          </table:table-cell>
          <table:table-cell office:value-type="string">
            <text:p>oj </text:p>
          </table:table-cell>
          <table:table-cell office:value-type="string">
            <text:p>Ojibwa, Anishinaabe languages </text:p>
          </table:table-cell>
          <table:table-cell office:value-type="string">
            <text:p>ᐊᓂᔑᓇᐯᒧᐏᐣ (Anishinaabemowin)</text:p>
          </table:table-cell>
        </table:table-row>
        <table:table-row table:style-name="ro1">
          <table:table-cell office:value-type="string">
            <text:p>ori </text:p>
          </table:table-cell>
          <table:table-cell office:value-type="string">
            <text:p>or </text:p>
          </table:table-cell>
          <table:table-cell office:value-type="string">
            <text:p>Oriya </text:p>
          </table:table-cell>
          <table:table-cell office:value-type="string">
            <text:p>ଓଡ଼ିଆ</text:p>
          </table:table-cell>
        </table:table-row>
        <table:table-row table:style-name="ro1">
          <table:table-cell office:value-type="string">
            <text:p>orm </text:p>
          </table:table-cell>
          <table:table-cell office:value-type="string">
            <text:p>om </text:p>
          </table:table-cell>
          <table:table-cell office:value-type="string">
            <text:p>Oromo </text:p>
          </table:table-cell>
          <table:table-cell office:value-type="string">
            <text:p>Afaan Oromoo</text:p>
          </table:table-cell>
        </table:table-row>
        <table:table-row table:style-name="ro1">
          <table:table-cell office:value-type="string">
            <text:p>osa </text:p>
          </table:table-cell>
          <table:table-cell office:value-type="string">
            <text:p><text:s text:c="2"/></text:p>
          </table:table-cell>
          <table:table-cell office:value-type="string">
            <text:p>Osage </text:p>
          </table:table-cell>
          <table:table-cell/>
        </table:table-row>
        <table:table-row table:style-name="ro1">
          <table:table-cell office:value-type="string">
            <text:p>oss </text:p>
          </table:table-cell>
          <table:table-cell office:value-type="string">
            <text:p>os </text:p>
          </table:table-cell>
          <table:table-cell office:value-type="string">
            <text:p>Ossetian; Ossetic </text:p>
          </table:table-cell>
          <table:table-cell office:value-type="string">
            <text:p>ирон ӕвзаг</text:p>
          </table:table-cell>
        </table:table-row>
        <table:table-row table:style-name="ro1">
          <table:table-cell office:value-type="string">
            <text:p>oto </text:p>
          </table:table-cell>
          <table:table-cell office:value-type="string">
            <text:p><text:s text:c="2"/></text:p>
          </table:table-cell>
          <table:table-cell office:value-type="string">
            <text:p>Otomian languages</text:p>
          </table:table-cell>
          <table:table-cell/>
        </table:table-row>
        <table:table-row table:style-name="ro1">
          <table:table-cell office:value-type="string">
            <text:p>pal </text:p>
          </table:table-cell>
          <table:table-cell office:value-type="string">
            <text:p><text:s text:c="2"/></text:p>
          </table:table-cell>
          <table:table-cell office:value-type="string">
            <text:p>Pahlavi (Middle Persian)</text:p>
          </table:table-cell>
          <table:table-cell/>
        </table:table-row>
        <table:table-row table:style-name="ro1">
          <table:table-cell office:value-type="string">
            <text:p>pau </text:p>
          </table:table-cell>
          <table:table-cell office:value-type="string">
            <text:p><text:s text:c="2"/></text:p>
          </table:table-cell>
          <table:table-cell office:value-type="string">
            <text:p>Palauan </text:p>
          </table:table-cell>
          <table:table-cell office:value-type="string">
            <text:p>tekoi ra Belau</text:p>
          </table:table-cell>
        </table:table-row>
        <table:table-row table:style-name="ro1">
          <table:table-cell office:value-type="string">
            <text:p>pli </text:p>
          </table:table-cell>
          <table:table-cell office:value-type="string">
            <text:p>pi </text:p>
          </table:table-cell>
          <table:table-cell office:value-type="string">
            <text:p>Pali </text:p>
          </table:table-cell>
          <table:table-cell office:value-type="string">
            <text:p>पालि</text:p>
          </table:table-cell>
        </table:table-row>
        <table:table-row table:style-name="ro1">
          <table:table-cell office:value-type="string">
            <text:p>pam </text:p>
          </table:table-cell>
          <table:table-cell office:value-type="string">
            <text:p><text:s text:c="2"/></text:p>
          </table:table-cell>
          <table:table-cell office:value-type="string">
            <text:p>Pampanga </text:p>
          </table:table-cell>
          <table:table-cell office:value-type="string">
            <text:p>Kapampangan</text:p>
          </table:table-cell>
        </table:table-row>
        <table:table-row table:style-name="ro1">
          <table:table-cell office:value-type="string">
            <text:p>pag </text:p>
          </table:table-cell>
          <table:table-cell office:value-type="string">
            <text:p><text:s text:c="2"/></text:p>
          </table:table-cell>
          <table:table-cell office:value-type="string">
            <text:p>Pangasinan</text:p>
          </table:table-cell>
          <table:table-cell/>
        </table:table-row>
        <table:table-row table:style-name="ro1">
          <table:table-cell office:value-type="string">
            <text:p>pap </text:p>
          </table:table-cell>
          <table:table-cell office:value-type="string">
            <text:p><text:s text:c="2"/></text:p>
          </table:table-cell>
          <table:table-cell office:value-type="string">
            <text:p>Papiamento </text:p>
          </table:table-cell>
          <table:table-cell office:value-type="string">
            <text:p>Papiamentu</text:p>
          </table:table-cell>
        </table:table-row>
        <table:table-row table:style-name="ro1">
          <table:table-cell office:value-type="string">
            <text:p>paa </text:p>
          </table:table-cell>
          <table:table-cell office:value-type="string">
            <text:p><text:s text:c="2"/></text:p>
          </table:table-cell>
          <table:table-cell office:value-type="string">
            <text:p>Papuan (Other)</text:p>
          </table:table-cell>
          <table:table-cell/>
        </table:table-row>
        <table:table-row table:style-name="ro1">
          <table:table-cell office:value-type="string">
            <text:p>per/fas </text:p>
          </table:table-cell>
          <table:table-cell office:value-type="string">
            <text:p>fa </text:p>
          </table:table-cell>
          <table:table-cell office:value-type="string">
            <text:p>Persian </text:p>
          </table:table-cell>
          <table:table-cell office:value-type="string">
            <text:p>فارسی</text:p>
          </table:table-cell>
        </table:table-row>
        <table:table-row table:style-name="ro1">
          <table:table-cell office:value-type="string">
            <text:p>peo </text:p>
          </table:table-cell>
          <table:table-cell office:value-type="string">
            <text:p><text:s text:c="2"/></text:p>
          </table:table-cell>
          <table:table-cell office:value-type="string">
            <text:p>Persian, Old (ca. 600–400 BC)</text:p>
          </table:table-cell>
          <table:table-cell/>
        </table:table-row>
        <table:table-row table:style-name="ro1">
          <table:table-cell office:value-type="string">
            <text:p>phi </text:p>
          </table:table-cell>
          <table:table-cell office:value-type="string">
            <text:p><text:s text:c="2"/></text:p>
          </table:table-cell>
          <table:table-cell office:value-type="string">
            <text:p>Philippine (Other)</text:p>
          </table:table-cell>
          <table:table-cell/>
        </table:table-row>
        <table:table-row table:style-name="ro1">
          <table:table-cell office:value-type="string">
            <text:p>phn </text:p>
          </table:table-cell>
          <table:table-cell office:value-type="string">
            <text:p><text:s text:c="2"/></text:p>
          </table:table-cell>
          <table:table-cell office:value-type="string">
            <text:p>Phoenician</text:p>
          </table:table-cell>
          <table:table-cell/>
        </table:table-row>
        <table:table-row table:style-name="ro1">
          <table:table-cell office:value-type="string">
            <text:p>pon </text:p>
          </table:table-cell>
          <table:table-cell office:value-type="string">
            <text:p><text:s text:c="2"/></text:p>
          </table:table-cell>
          <table:table-cell office:value-type="string">
            <text:p>Pohnpeian</text:p>
          </table:table-cell>
          <table:table-cell/>
        </table:table-row>
        <table:table-row table:style-name="ro1">
          <table:table-cell office:value-type="string">
            <text:p>pol </text:p>
          </table:table-cell>
          <table:table-cell office:value-type="string">
            <text:p>pl </text:p>
          </table:table-cell>
          <table:table-cell office:value-type="string">
            <text:p>Polish </text:p>
          </table:table-cell>
          <table:table-cell office:value-type="string">
            <text:p>polski</text:p>
          </table:table-cell>
        </table:table-row>
        <table:table-row table:style-name="ro1">
          <table:table-cell office:value-type="string">
            <text:p>por </text:p>
          </table:table-cell>
          <table:table-cell office:value-type="string">
            <text:p>pt </text:p>
          </table:table-cell>
          <table:table-cell office:value-type="string">
            <text:p>Portuguese </text:p>
          </table:table-cell>
          <table:table-cell office:value-type="string">
            <text:p>português</text:p>
          </table:table-cell>
        </table:table-row>
        <table:table-row table:style-name="ro1">
          <table:table-cell office:value-type="string">
            <text:p>pra </text:p>
          </table:table-cell>
          <table:table-cell office:value-type="string">
            <text:p><text:s text:c="2"/></text:p>
          </table:table-cell>
          <table:table-cell office:value-type="string">
            <text:p>Prakrit languages</text:p>
          </table:table-cell>
          <table:table-cell/>
        </table:table-row>
        <table:table-row table:style-name="ro1">
          <table:table-cell office:value-type="string">
            <text:p>pro </text:p>
          </table:table-cell>
          <table:table-cell office:value-type="string">
            <text:p><text:s text:c="2"/></text:p>
          </table:table-cell>
          <table:table-cell office:value-type="string">
            <text:p>Provençal, Old (to 1500)</text:p>
          </table:table-cell>
          <table:table-cell/>
        </table:table-row>
        <table:table-row table:style-name="ro3">
          <table:table-cell office:value-type="string">
            <text:p>pan </text:p>
          </table:table-cell>
          <table:table-cell office:value-type="string">
            <text:p>pa </text:p>
          </table:table-cell>
          <table:table-cell office:value-type="string">
            <text:p>Punjabi; Panjabi </text:p>
          </table:table-cell>
          <table:table-cell office:value-type="string">
            <text:p>ਪੰਜਾਬੀ; پنجابی</text:p>
          </table:table-cell>
        </table:table-row>
        <table:table-row table:style-name="ro1">
          <table:table-cell office:value-type="string">
            <text:p>pus </text:p>
          </table:table-cell>
          <table:table-cell office:value-type="string">
            <text:p>ps </text:p>
          </table:table-cell>
          <table:table-cell office:value-type="string">
            <text:p>Pushto </text:p>
          </table:table-cell>
          <table:table-cell office:value-type="string">
            <text:p>پښت</text:p>
          </table:table-cell>
        </table:table-row>
        <table:table-row table:style-name="ro1">
          <table:table-cell office:value-type="string">
            <text:p>qaa-qtz </text:p>
          </table:table-cell>
          <table:table-cell office:value-type="string">
            <text:p><text:s text:c="2"/></text:p>
          </table:table-cell>
          <table:table-cell office:value-type="string">
            <text:p>Reserved for local use</text:p>
          </table:table-cell>
          <table:table-cell/>
        </table:table-row>
        <table:table-row table:style-name="ro1">
          <table:table-cell office:value-type="string">
            <text:p>que </text:p>
          </table:table-cell>
          <table:table-cell office:value-type="string">
            <text:p>qu </text:p>
          </table:table-cell>
          <table:table-cell office:value-type="string">
            <text:p>Quechuan languages </text:p>
          </table:table-cell>
          <table:table-cell office:value-type="string">
            <text:p>Runa Simi; Kichwa</text:p>
          </table:table-cell>
        </table:table-row>
        <table:table-row table:style-name="ro1">
          <table:table-cell office:value-type="string">
            <text:p>roh </text:p>
          </table:table-cell>
          <table:table-cell office:value-type="string">
            <text:p>rm </text:p>
          </table:table-cell>
          <table:table-cell office:value-type="string">
            <text:p>Raeto-Romance </text:p>
          </table:table-cell>
          <table:table-cell office:value-type="string">
            <text:p>rumantsch grischun</text:p>
          </table:table-cell>
        </table:table-row>
        <table:table-row table:style-name="ro1">
          <table:table-cell office:value-type="string">
            <text:p>raj </text:p>
          </table:table-cell>
          <table:table-cell office:value-type="string">
            <text:p><text:s text:c="2"/></text:p>
          </table:table-cell>
          <table:table-cell office:value-type="string">
            <text:p>Rajasthani </text:p>
          </table:table-cell>
          <table:table-cell office:value-type="string">
            <text:p>राजस्थानी</text:p>
          </table:table-cell>
        </table:table-row>
        <table:table-row table:style-name="ro1">
          <table:table-cell office:value-type="string">
            <text:p>rap </text:p>
          </table:table-cell>
          <table:table-cell office:value-type="string">
            <text:p><text:s text:c="2"/></text:p>
          </table:table-cell>
          <table:table-cell office:value-type="string">
            <text:p>Rapanui </text:p>
          </table:table-cell>
          <table:table-cell office:value-type="string">
            <text:p>rapanui; pepito ote henua</text:p>
          </table:table-cell>
        </table:table-row>
        <table:table-row table:style-name="ro1">
          <table:table-cell office:value-type="string">
            <text:p>rar </text:p>
          </table:table-cell>
          <table:table-cell office:value-type="string">
            <text:p><text:s text:c="2"/></text:p>
          </table:table-cell>
          <table:table-cell office:value-type="string">
            <text:p>Rarotongan</text:p>
          </table:table-cell>
          <table:table-cell/>
        </table:table-row>
        <table:table-row table:style-name="ro1">
          <table:table-cell office:value-type="string">
            <text:p>roa </text:p>
          </table:table-cell>
          <table:table-cell office:value-type="string">
            <text:p><text:s text:c="2"/></text:p>
          </table:table-cell>
          <table:table-cell office:value-type="string">
            <text:p>Romance (Other)</text:p>
          </table:table-cell>
          <table:table-cell/>
        </table:table-row>
        <table:table-row table:style-name="ro1">
          <table:table-cell office:value-type="string">
            <text:p>rum/ron </text:p>
          </table:table-cell>
          <table:table-cell office:value-type="string">
            <text:p>ro </text:p>
          </table:table-cell>
          <table:table-cell office:value-type="string">
            <text:p>Romanian </text:p>
          </table:table-cell>
          <table:table-cell office:value-type="string">
            <text:p>română</text:p>
          </table:table-cell>
        </table:table-row>
        <table:table-row table:style-name="ro1">
          <table:table-cell office:value-type="string">
            <text:p>rom </text:p>
          </table:table-cell>
          <table:table-cell office:value-type="string">
            <text:p><text:s text:c="2"/></text:p>
          </table:table-cell>
          <table:table-cell office:value-type="string">
            <text:p>Romany </text:p>
          </table:table-cell>
          <table:table-cell office:value-type="string">
            <text:p>rromani ćhib; Romani šib; Romanó</text:p>
          </table:table-cell>
        </table:table-row>
        <table:table-row table:style-name="ro1">
          <table:table-cell office:value-type="string">
            <text:p>run </text:p>
          </table:table-cell>
          <table:table-cell office:value-type="string">
            <text:p>rn </text:p>
          </table:table-cell>
          <table:table-cell office:value-type="string">
            <text:p>Rundi </text:p>
          </table:table-cell>
          <table:table-cell office:value-type="string">
            <text:p>kiRundi</text:p>
          </table:table-cell>
        </table:table-row>
        <table:table-row table:style-name="ro1">
          <table:table-cell office:value-type="string">
            <text:p>rus </text:p>
          </table:table-cell>
          <table:table-cell office:value-type="string">
            <text:p>ru </text:p>
          </table:table-cell>
          <table:table-cell office:value-type="string">
            <text:p>Russian </text:p>
          </table:table-cell>
          <table:table-cell office:value-type="string">
            <text:p>русский язык</text:p>
          </table:table-cell>
        </table:table-row>
        <table:table-row table:style-name="ro1">
          <table:table-cell office:value-type="string">
            <text:p>sal </text:p>
          </table:table-cell>
          <table:table-cell office:value-type="string">
            <text:p><text:s text:c="2"/></text:p>
          </table:table-cell>
          <table:table-cell office:value-type="string">
            <text:p>Salishan languages</text:p>
          </table:table-cell>
          <table:table-cell/>
        </table:table-row>
        <table:table-row table:style-name="ro3">
          <table:table-cell office:value-type="string">
            <text:p>sam </text:p>
          </table:table-cell>
          <table:table-cell office:value-type="string">
            <text:p><text:s text:c="2"/></text:p>
          </table:table-cell>
          <table:table-cell office:value-type="string">
            <text:p>Samaritan Aramaic </text:p>
          </table:table-cell>
          <table:table-cell office:value-type="string">
            <text:p>ארמית, ܐܪܡܝܐ</text:p>
          </table:table-cell>
        </table:table-row>
        <table:table-row table:style-name="ro1">
          <table:table-cell office:value-type="string">
            <text:p>smi </text:p>
          </table:table-cell>
          <table:table-cell office:value-type="string">
            <text:p><text:s text:c="2"/></text:p>
          </table:table-cell>
          <table:table-cell office:value-type="string">
            <text:p>Sami languages (Other)</text:p>
          </table:table-cell>
          <table:table-cell/>
        </table:table-row>
        <table:table-row table:style-name="ro1">
          <table:table-cell office:value-type="string">
            <text:p>smo </text:p>
          </table:table-cell>
          <table:table-cell office:value-type="string">
            <text:p>sm </text:p>
          </table:table-cell>
          <table:table-cell office:value-type="string">
            <text:p>Samoan </text:p>
          </table:table-cell>
          <table:table-cell office:value-type="string">
            <text:p>gagana fa'a Samoa</text:p>
          </table:table-cell>
        </table:table-row>
        <table:table-row table:style-name="ro1">
          <table:table-cell office:value-type="string">
            <text:p>sad </text:p>
          </table:table-cell>
          <table:table-cell office:value-type="string">
            <text:p><text:s text:c="2"/></text:p>
          </table:table-cell>
          <table:table-cell office:value-type="string">
            <text:p>Sandawe</text:p>
          </table:table-cell>
          <table:table-cell/>
        </table:table-row>
        <table:table-row table:style-name="ro1">
          <table:table-cell office:value-type="string">
            <text:p>sag </text:p>
          </table:table-cell>
          <table:table-cell office:value-type="string">
            <text:p>sg </text:p>
          </table:table-cell>
          <table:table-cell office:value-type="string">
            <text:p>Sango </text:p>
          </table:table-cell>
          <table:table-cell office:value-type="string">
            <text:p>yângâ tî sängö</text:p>
          </table:table-cell>
        </table:table-row>
        <table:table-row table:style-name="ro1">
          <table:table-cell office:value-type="string">
            <text:p>san </text:p>
          </table:table-cell>
          <table:table-cell office:value-type="string">
            <text:p>sa </text:p>
          </table:table-cell>
          <table:table-cell office:value-type="string">
            <text:p>Sanskrit </text:p>
          </table:table-cell>
          <table:table-cell office:value-type="string">
            <text:p>संस्कृतम्</text:p>
          </table:table-cell>
        </table:table-row>
        <table:table-row table:style-name="ro1">
          <table:table-cell office:value-type="string">
            <text:p>sat </text:p>
          </table:table-cell>
          <table:table-cell office:value-type="string">
            <text:p><text:s text:c="2"/></text:p>
          </table:table-cell>
          <table:table-cell office:value-type="string">
            <text:p>Santali </text:p>
          </table:table-cell>
          <table:table-cell office:value-type="string">
            <text:p>संथाली</text:p>
          </table:table-cell>
        </table:table-row>
        <table:table-row table:style-name="ro1">
          <table:table-cell office:value-type="string">
            <text:p>srd </text:p>
          </table:table-cell>
          <table:table-cell office:value-type="string">
            <text:p>sc </text:p>
          </table:table-cell>
          <table:table-cell office:value-type="string">
            <text:p>Sardinian </text:p>
          </table:table-cell>
          <table:table-cell office:value-type="string">
            <text:p>sardu</text:p>
          </table:table-cell>
        </table:table-row>
        <table:table-row table:style-name="ro1">
          <table:table-cell office:value-type="string">
            <text:p>sas </text:p>
          </table:table-cell>
          <table:table-cell office:value-type="string">
            <text:p><text:s text:c="2"/></text:p>
          </table:table-cell>
          <table:table-cell office:value-type="string">
            <text:p>Sasak</text:p>
          </table:table-cell>
          <table:table-cell/>
        </table:table-row>
        <table:table-row table:style-name="ro1">
          <table:table-cell office:value-type="string">
            <text:p>sco </text:p>
          </table:table-cell>
          <table:table-cell office:value-type="string">
            <text:p><text:s text:c="2"/></text:p>
          </table:table-cell>
          <table:table-cell office:value-type="string">
            <text:p>Scots </text:p>
          </table:table-cell>
          <table:table-cell office:value-type="string">
            <text:p>Scoats leid; Lallans</text:p>
          </table:table-cell>
        </table:table-row>
        <table:table-row table:style-name="ro1">
          <table:table-cell office:value-type="string">
            <text:p>gla </text:p>
          </table:table-cell>
          <table:table-cell office:value-type="string">
            <text:p>gd </text:p>
          </table:table-cell>
          <table:table-cell office:value-type="string">
            <text:p>Scottish Gaelic; Gaelic </text:p>
          </table:table-cell>
          <table:table-cell office:value-type="string">
            <text:p>Gàidhlig</text:p>
          </table:table-cell>
        </table:table-row>
        <table:table-row table:style-name="ro1">
          <table:table-cell office:value-type="string">
            <text:p>sel </text:p>
          </table:table-cell>
          <table:table-cell office:value-type="string">
            <text:p><text:s text:c="2"/></text:p>
          </table:table-cell>
          <table:table-cell office:value-type="string">
            <text:p>Selkup </text:p>
          </table:table-cell>
          <table:table-cell office:value-type="string">
            <text:p>шӧльӄумыт әты</text:p>
          </table:table-cell>
        </table:table-row>
        <table:table-row table:style-name="ro1">
          <table:table-cell office:value-type="string">
            <text:p>sem </text:p>
          </table:table-cell>
          <table:table-cell office:value-type="string">
            <text:p><text:s text:c="2"/></text:p>
          </table:table-cell>
          <table:table-cell office:value-type="string">
            <text:p>Semitic (Other)</text:p>
          </table:table-cell>
          <table:table-cell/>
        </table:table-row>
        <table:table-row table:style-name="ro1">
          <table:table-cell office:value-type="string">
            <text:p>scc/srp </text:p>
          </table:table-cell>
          <table:table-cell office:value-type="string">
            <text:p>sr </text:p>
          </table:table-cell>
          <table:table-cell office:value-type="string">
            <text:p>Serbian </text:p>
          </table:table-cell>
          <table:table-cell office:value-type="string">
            <text:p>српски језик</text:p>
          </table:table-cell>
        </table:table-row>
        <table:table-row table:style-name="ro1">
          <table:table-cell office:value-type="string">
            <text:p>/ </text:p>
          </table:table-cell>
          <table:table-cell office:value-type="string">
            <text:p>sh[1] </text:p>
          </table:table-cell>
          <table:table-cell office:value-type="string">
            <text:p>Serbo-Croatian </text:p>
          </table:table-cell>
          <table:table-cell office:value-type="string">
            <text:p>Српскохрватски / Srpskohrvatski</text:p>
          </table:table-cell>
        </table:table-row>
        <table:table-row table:style-name="ro1">
          <table:table-cell office:value-type="string">
            <text:p>srr </text:p>
          </table:table-cell>
          <table:table-cell office:value-type="string">
            <text:p><text:s text:c="2"/></text:p>
          </table:table-cell>
          <table:table-cell office:value-type="string">
            <text:p>Serer</text:p>
          </table:table-cell>
          <table:table-cell/>
        </table:table-row>
        <table:table-row table:style-name="ro1">
          <table:table-cell office:value-type="string">
            <text:p>shn </text:p>
          </table:table-cell>
          <table:table-cell office:value-type="string">
            <text:p><text:s text:c="2"/></text:p>
          </table:table-cell>
          <table:table-cell office:value-type="string">
            <text:p>Shan</text:p>
          </table:table-cell>
          <table:table-cell/>
        </table:table-row>
        <table:table-row table:style-name="ro1">
          <table:table-cell office:value-type="string">
            <text:p>sna </text:p>
          </table:table-cell>
          <table:table-cell office:value-type="string">
            <text:p>sn </text:p>
          </table:table-cell>
          <table:table-cell office:value-type="string">
            <text:p>Shona </text:p>
          </table:table-cell>
          <table:table-cell office:value-type="string">
            <text:p>chiShona</text:p>
          </table:table-cell>
        </table:table-row>
        <table:table-row table:style-name="ro1">
          <table:table-cell office:value-type="string">
            <text:p>iii </text:p>
          </table:table-cell>
          <table:table-cell office:value-type="string">
            <text:p>ii </text:p>
          </table:table-cell>
          <table:table-cell office:value-type="string">
            <text:p>Sichuan Yi </text:p>
          </table:table-cell>
          <table:table-cell office:value-type="string">
            <text:p>ꆇꉙ</text:p>
          </table:table-cell>
        </table:table-row>
        <table:table-row table:style-name="ro1">
          <table:table-cell office:value-type="string">
            <text:p>scn </text:p>
          </table:table-cell>
          <table:table-cell office:value-type="string">
            <text:p><text:s text:c="2"/></text:p>
          </table:table-cell>
          <table:table-cell office:value-type="string">
            <text:p>Sicilian </text:p>
          </table:table-cell>
          <table:table-cell office:value-type="string">
            <text:p>Sicilianu</text:p>
          </table:table-cell>
        </table:table-row>
        <table:table-row table:style-name="ro1">
          <table:table-cell office:value-type="string">
            <text:p>sid </text:p>
          </table:table-cell>
          <table:table-cell office:value-type="string">
            <text:p><text:s text:c="2"/></text:p>
          </table:table-cell>
          <table:table-cell office:value-type="string">
            <text:p>Sidamo </text:p>
          </table:table-cell>
          <table:table-cell office:value-type="string">
            <text:p>Sidámo 'Afó</text:p>
          </table:table-cell>
        </table:table-row>
        <table:table-row table:style-name="ro1">
          <table:table-cell office:value-type="string">
            <text:p>sgn </text:p>
          </table:table-cell>
          <table:table-cell office:value-type="string">
            <text:p><text:s text:c="2"/></text:p>
          </table:table-cell>
          <table:table-cell office:value-type="string">
            <text:p>Sign languages</text:p>
          </table:table-cell>
          <table:table-cell/>
        </table:table-row>
        <table:table-row table:style-name="ro1">
          <table:table-cell office:value-type="string">
            <text:p>bla </text:p>
          </table:table-cell>
          <table:table-cell office:value-type="string">
            <text:p><text:s text:c="2"/></text:p>
          </table:table-cell>
          <table:table-cell office:value-type="string">
            <text:p>Siksika </text:p>
          </table:table-cell>
          <table:table-cell office:value-type="string">
            <text:p>siksiká;  ᓱᖽᐧᖿ</text:p>
          </table:table-cell>
        </table:table-row>
        <table:table-row table:style-name="ro3">
          <table:table-cell office:value-type="string">
            <text:p>snd </text:p>
          </table:table-cell>
          <table:table-cell office:value-type="string">
            <text:p>sd </text:p>
          </table:table-cell>
          <table:table-cell office:value-type="string">
            <text:p>Sindhi </text:p>
          </table:table-cell>
          <table:table-cell office:value-type="string">
            <text:p>سنڌي، سندھی, सिन्धी</text:p>
          </table:table-cell>
        </table:table-row>
        <table:table-row table:style-name="ro1">
          <table:table-cell office:value-type="string">
            <text:p>sin </text:p>
          </table:table-cell>
          <table:table-cell office:value-type="string">
            <text:p>si </text:p>
          </table:table-cell>
          <table:table-cell office:value-type="string">
            <text:p>Sinhalese; Sinhala </text:p>
          </table:table-cell>
          <table:table-cell office:value-type="string">
            <text:p>සිංහල</text:p>
          </table:table-cell>
        </table:table-row>
        <table:table-row table:style-name="ro1">
          <table:table-cell office:value-type="string">
            <text:p>sit </text:p>
          </table:table-cell>
          <table:table-cell office:value-type="string">
            <text:p><text:s text:c="2"/></text:p>
          </table:table-cell>
          <table:table-cell office:value-type="string">
            <text:p>Sino-Tibetan (Other)</text:p>
          </table:table-cell>
          <table:table-cell/>
        </table:table-row>
        <table:table-row table:style-name="ro1">
          <table:table-cell office:value-type="string">
            <text:p>sio </text:p>
          </table:table-cell>
          <table:table-cell office:value-type="string">
            <text:p><text:s text:c="2"/></text:p>
          </table:table-cell>
          <table:table-cell office:value-type="string">
            <text:p>Siouan languages</text:p>
          </table:table-cell>
          <table:table-cell/>
        </table:table-row>
        <table:table-row table:style-name="ro1">
          <table:table-cell office:value-type="string">
            <text:p>sms </text:p>
          </table:table-cell>
          <table:table-cell office:value-type="string">
            <text:p><text:s text:c="2"/></text:p>
          </table:table-cell>
          <table:table-cell office:value-type="string">
            <text:p>Skolt Sami </text:p>
          </table:table-cell>
          <table:table-cell office:value-type="string">
            <text:p>sääʼmǩiõll</text:p>
          </table:table-cell>
        </table:table-row>
        <table:table-row table:style-name="ro1">
          <table:table-cell office:value-type="string">
            <text:p>den </text:p>
          </table:table-cell>
          <table:table-cell office:value-type="string">
            <text:p><text:s text:c="2"/></text:p>
          </table:table-cell>
          <table:table-cell office:value-type="string">
            <text:p>Slave (Athapascan)</text:p>
          </table:table-cell>
          <table:table-cell/>
        </table:table-row>
        <table:table-row table:style-name="ro1">
          <table:table-cell office:value-type="string">
            <text:p>sla </text:p>
          </table:table-cell>
          <table:table-cell office:value-type="string">
            <text:p><text:s text:c="2"/></text:p>
          </table:table-cell>
          <table:table-cell office:value-type="string">
            <text:p>Slavic (Other)</text:p>
          </table:table-cell>
          <table:table-cell/>
        </table:table-row>
        <table:table-row table:style-name="ro1">
          <table:table-cell office:value-type="string">
            <text:p>slo/slk </text:p>
          </table:table-cell>
          <table:table-cell office:value-type="string">
            <text:p>sk </text:p>
          </table:table-cell>
          <table:table-cell office:value-type="string">
            <text:p>Slovak </text:p>
          </table:table-cell>
          <table:table-cell office:value-type="string">
            <text:p>slovenčina</text:p>
          </table:table-cell>
        </table:table-row>
        <table:table-row table:style-name="ro1">
          <table:table-cell office:value-type="string">
            <text:p>slv </text:p>
          </table:table-cell>
          <table:table-cell office:value-type="string">
            <text:p>sl </text:p>
          </table:table-cell>
          <table:table-cell office:value-type="string">
            <text:p>Slovenian </text:p>
          </table:table-cell>
          <table:table-cell office:value-type="string">
            <text:p>slovenščina</text:p>
          </table:table-cell>
        </table:table-row>
        <table:table-row table:style-name="ro1">
          <table:table-cell office:value-type="string">
            <text:p>sog </text:p>
          </table:table-cell>
          <table:table-cell office:value-type="string">
            <text:p><text:s text:c="2"/></text:p>
          </table:table-cell>
          <table:table-cell office:value-type="string">
            <text:p>Sogdian</text:p>
          </table:table-cell>
          <table:table-cell/>
        </table:table-row>
        <table:table-row table:style-name="ro1">
          <table:table-cell office:value-type="string">
            <text:p>som </text:p>
          </table:table-cell>
          <table:table-cell office:value-type="string">
            <text:p>so </text:p>
          </table:table-cell>
          <table:table-cell office:value-type="string">
            <text:p>Somali </text:p>
          </table:table-cell>
          <table:table-cell office:value-type="string">
            <text:p>Soomaaliga; af Soomaali</text:p>
          </table:table-cell>
        </table:table-row>
        <table:table-row table:style-name="ro1">
          <table:table-cell office:value-type="string">
            <text:p>son </text:p>
          </table:table-cell>
          <table:table-cell office:value-type="string">
            <text:p><text:s text:c="2"/></text:p>
          </table:table-cell>
          <table:table-cell office:value-type="string">
            <text:p>Songhai</text:p>
          </table:table-cell>
          <table:table-cell/>
        </table:table-row>
        <table:table-row table:style-name="ro1">
          <table:table-cell office:value-type="string">
            <text:p>snk </text:p>
          </table:table-cell>
          <table:table-cell office:value-type="string">
            <text:p><text:s text:c="2"/></text:p>
          </table:table-cell>
          <table:table-cell office:value-type="string">
            <text:p>Soninke </text:p>
          </table:table-cell>
          <table:table-cell office:value-type="string">
            <text:p>Soninkanxaane</text:p>
          </table:table-cell>
        </table:table-row>
        <table:table-row table:style-name="ro1">
          <table:table-cell office:value-type="string">
            <text:p>wen </text:p>
          </table:table-cell>
          <table:table-cell office:value-type="string">
            <text:p><text:s text:c="2"/></text:p>
          </table:table-cell>
          <table:table-cell office:value-type="string">
            <text:p>Sorbian languages</text:p>
          </table:table-cell>
          <table:table-cell/>
        </table:table-row>
        <table:table-row table:style-name="ro1">
          <table:table-cell office:value-type="string">
            <text:p>dsb </text:p>
          </table:table-cell>
          <table:table-cell office:value-type="string">
            <text:p><text:s text:c="2"/></text:p>
          </table:table-cell>
          <table:table-cell office:value-type="string">
            <text:p>Sorbian, Lower </text:p>
          </table:table-cell>
          <table:table-cell office:value-type="string">
            <text:p>dolnoserbski</text:p>
          </table:table-cell>
        </table:table-row>
        <table:table-row table:style-name="ro1">
          <table:table-cell office:value-type="string">
            <text:p>hsb </text:p>
          </table:table-cell>
          <table:table-cell office:value-type="string">
            <text:p><text:s text:c="2"/></text:p>
          </table:table-cell>
          <table:table-cell office:value-type="string">
            <text:p>Sorbian, Upper </text:p>
          </table:table-cell>
          <table:table-cell office:value-type="string">
            <text:p>hornjoserbsce</text:p>
          </table:table-cell>
        </table:table-row>
        <table:table-row table:style-name="ro1">
          <table:table-cell office:value-type="string">
            <text:p>nso </text:p>
          </table:table-cell>
          <table:table-cell office:value-type="string">
            <text:p><text:s text:c="2"/></text:p>
          </table:table-cell>
          <table:table-cell office:value-type="string">
            <text:p>Sotho, Northern; Pedi; Sepedi </text:p>
          </table:table-cell>
          <table:table-cell office:value-type="string">
            <text:p>sePêdi</text:p>
          </table:table-cell>
        </table:table-row>
        <table:table-row table:style-name="ro1">
          <table:table-cell office:value-type="string">
            <text:p>sot </text:p>
          </table:table-cell>
          <table:table-cell office:value-type="string">
            <text:p>st </text:p>
          </table:table-cell>
          <table:table-cell office:value-type="string">
            <text:p>Sotho, Southern </text:p>
          </table:table-cell>
          <table:table-cell office:value-type="string">
            <text:p>seSotho</text:p>
          </table:table-cell>
        </table:table-row>
        <table:table-row table:style-name="ro1">
          <table:table-cell office:value-type="string">
            <text:p>sai </text:p>
          </table:table-cell>
          <table:table-cell office:value-type="string">
            <text:p><text:s text:c="2"/></text:p>
          </table:table-cell>
          <table:table-cell office:value-type="string">
            <text:p>South American Indian (Other)</text:p>
          </table:table-cell>
          <table:table-cell/>
        </table:table-row>
        <table:table-row table:style-name="ro1">
          <table:table-cell office:value-type="string">
            <text:p>alt </text:p>
          </table:table-cell>
          <table:table-cell office:value-type="string">
            <text:p><text:s text:c="2"/></text:p>
          </table:table-cell>
          <table:table-cell office:value-type="string">
            <text:p>Southern Altai </text:p>
          </table:table-cell>
          <table:table-cell office:value-type="string">
            <text:p>алтай тили</text:p>
          </table:table-cell>
        </table:table-row>
        <table:table-row table:style-name="ro1">
          <table:table-cell office:value-type="string">
            <text:p>sma </text:p>
          </table:table-cell>
          <table:table-cell office:value-type="string">
            <text:p><text:s text:c="2"/></text:p>
          </table:table-cell>
          <table:table-cell office:value-type="string">
            <text:p>Southern Sami </text:p>
          </table:table-cell>
          <table:table-cell office:value-type="string">
            <text:p>saemien giele</text:p>
          </table:table-cell>
        </table:table-row>
        <table:table-row table:style-name="ro1">
          <table:table-cell office:value-type="string">
            <text:p>spa </text:p>
          </table:table-cell>
          <table:table-cell office:value-type="string">
            <text:p>es </text:p>
          </table:table-cell>
          <table:table-cell office:value-type="string">
            <text:p>Spanish; Castilian </text:p>
          </table:table-cell>
          <table:table-cell office:value-type="string">
            <text:p>español, castellano</text:p>
          </table:table-cell>
        </table:table-row>
        <table:table-row table:style-name="ro1">
          <table:table-cell office:value-type="string">
            <text:p>srn </text:p>
          </table:table-cell>
          <table:table-cell office:value-type="string">
            <text:p><text:s text:c="2"/></text:p>
          </table:table-cell>
          <table:table-cell office:value-type="string">
            <text:p>Sranan Tongo</text:p>
          </table:table-cell>
          <table:table-cell/>
        </table:table-row>
        <table:table-row table:style-name="ro1">
          <table:table-cell office:value-type="string">
            <text:p>suk </text:p>
          </table:table-cell>
          <table:table-cell office:value-type="string">
            <text:p><text:s text:c="2"/></text:p>
          </table:table-cell>
          <table:table-cell office:value-type="string">
            <text:p>Sukuma</text:p>
          </table:table-cell>
          <table:table-cell/>
        </table:table-row>
        <table:table-row table:style-name="ro1">
          <table:table-cell office:value-type="string">
            <text:p>sux </text:p>
          </table:table-cell>
          <table:table-cell office:value-type="string">
            <text:p><text:s text:c="2"/></text:p>
          </table:table-cell>
          <table:table-cell office:value-type="string">
            <text:p>Sumerian </text:p>
          </table:table-cell>
          <table:table-cell office:value-type="string">
            <text:p>eme-ĝir</text:p>
          </table:table-cell>
        </table:table-row>
        <table:table-row table:style-name="ro1">
          <table:table-cell office:value-type="string">
            <text:p>sun </text:p>
          </table:table-cell>
          <table:table-cell office:value-type="string">
            <text:p>su </text:p>
          </table:table-cell>
          <table:table-cell office:value-type="string">
            <text:p>Sundanese </text:p>
          </table:table-cell>
          <table:table-cell office:value-type="string">
            <text:p>basa Sunda</text:p>
          </table:table-cell>
        </table:table-row>
        <table:table-row table:style-name="ro1">
          <table:table-cell office:value-type="string">
            <text:p>sus </text:p>
          </table:table-cell>
          <table:table-cell office:value-type="string">
            <text:p><text:s text:c="2"/></text:p>
          </table:table-cell>
          <table:table-cell office:value-type="string">
            <text:p>Susu</text:p>
          </table:table-cell>
          <table:table-cell/>
        </table:table-row>
        <table:table-row table:style-name="ro1">
          <table:table-cell office:value-type="string">
            <text:p>swa </text:p>
          </table:table-cell>
          <table:table-cell office:value-type="string">
            <text:p>sw </text:p>
          </table:table-cell>
          <table:table-cell office:value-type="string">
            <text:p>Swahili </text:p>
          </table:table-cell>
          <table:table-cell office:value-type="string">
            <text:p>kiswahili</text:p>
          </table:table-cell>
        </table:table-row>
        <table:table-row table:style-name="ro1">
          <table:table-cell office:value-type="string">
            <text:p>ssw </text:p>
          </table:table-cell>
          <table:table-cell office:value-type="string">
            <text:p>ss </text:p>
          </table:table-cell>
          <table:table-cell office:value-type="string">
            <text:p>Swati </text:p>
          </table:table-cell>
          <table:table-cell office:value-type="string">
            <text:p>siSwati</text:p>
          </table:table-cell>
        </table:table-row>
        <table:table-row table:style-name="ro1">
          <table:table-cell office:value-type="string">
            <text:p>swe </text:p>
          </table:table-cell>
          <table:table-cell office:value-type="string">
            <text:p>sv </text:p>
          </table:table-cell>
          <table:table-cell office:value-type="string">
            <text:p>Swedish </text:p>
          </table:table-cell>
          <table:table-cell office:value-type="string">
            <text:p>Svenska</text:p>
          </table:table-cell>
        </table:table-row>
        <table:table-row table:style-name="ro1">
          <table:table-cell office:value-type="string">
            <text:p>syr </text:p>
          </table:table-cell>
          <table:table-cell office:value-type="string">
            <text:p><text:s text:c="2"/></text:p>
          </table:table-cell>
          <table:table-cell office:value-type="string">
            <text:p>Syriac </text:p>
          </table:table-cell>
          <table:table-cell office:value-type="string">
            <text:p>ܣܘܪܝܝܐ</text:p>
          </table:table-cell>
        </table:table-row>
        <table:table-row table:style-name="ro1">
          <table:table-cell office:value-type="string">
            <text:p>tgl </text:p>
          </table:table-cell>
          <table:table-cell office:value-type="string">
            <text:p>tl </text:p>
          </table:table-cell>
          <table:table-cell office:value-type="string">
            <text:p>Tagalog </text:p>
          </table:table-cell>
          <table:table-cell office:value-type="string">
            <text:p>Tagalog</text:p>
          </table:table-cell>
        </table:table-row>
        <table:table-row table:style-name="ro1">
          <table:table-cell office:value-type="string">
            <text:p>tah </text:p>
          </table:table-cell>
          <table:table-cell office:value-type="string">
            <text:p>ty </text:p>
          </table:table-cell>
          <table:table-cell office:value-type="string">
            <text:p>Tahitian </text:p>
          </table:table-cell>
          <table:table-cell office:value-type="string">
            <text:p>te reo Tahiti; te reo Māʼohi</text:p>
          </table:table-cell>
        </table:table-row>
        <table:table-row table:style-name="ro1">
          <table:table-cell office:value-type="string">
            <text:p>tai </text:p>
          </table:table-cell>
          <table:table-cell office:value-type="string">
            <text:p><text:s text:c="2"/></text:p>
          </table:table-cell>
          <table:table-cell office:value-type="string">
            <text:p>Tai (Other)</text:p>
          </table:table-cell>
          <table:table-cell/>
        </table:table-row>
        <table:table-row table:style-name="ro3">
          <table:table-cell office:value-type="string">
            <text:p>tgk </text:p>
          </table:table-cell>
          <table:table-cell office:value-type="string">
            <text:p>tg </text:p>
          </table:table-cell>
          <table:table-cell office:value-type="string">
            <text:p>Tajik </text:p>
          </table:table-cell>
          <table:table-cell office:value-type="string">
            <text:p>тоҷикӣ; تاجیکی</text:p>
          </table:table-cell>
        </table:table-row>
        <table:table-row table:style-name="ro1">
          <table:table-cell office:value-type="string">
            <text:p>tmh </text:p>
          </table:table-cell>
          <table:table-cell office:value-type="string">
            <text:p><text:s text:c="2"/></text:p>
          </table:table-cell>
          <table:table-cell office:value-type="string">
            <text:p>Tamashek </text:p>
          </table:table-cell>
          <table:table-cell office:value-type="string">
            <text:p>Tamajeq, ɫ[ǂ…</text:p>
          </table:table-cell>
        </table:table-row>
        <table:table-row table:style-name="ro1">
          <table:table-cell office:value-type="string">
            <text:p>tam </text:p>
          </table:table-cell>
          <table:table-cell office:value-type="string">
            <text:p>ta </text:p>
          </table:table-cell>
          <table:table-cell office:value-type="string">
            <text:p>Tamil </text:p>
          </table:table-cell>
          <table:table-cell office:value-type="string">
            <text:p>தமிழ்</text:p>
          </table:table-cell>
        </table:table-row>
        <table:table-row table:style-name="ro3">
          <table:table-cell office:value-type="string">
            <text:p>tat </text:p>
          </table:table-cell>
          <table:table-cell office:value-type="string">
            <text:p>tt </text:p>
          </table:table-cell>
          <table:table-cell office:value-type="string">
            <text:p>Tatar </text:p>
          </table:table-cell>
          <table:table-cell office:value-type="string">
            <text:p>татарча; tatarça; تاتارچا</text:p>
          </table:table-cell>
        </table:table-row>
        <table:table-row table:style-name="ro1">
          <table:table-cell office:value-type="string">
            <text:p>tel </text:p>
          </table:table-cell>
          <table:table-cell office:value-type="string">
            <text:p>te </text:p>
          </table:table-cell>
          <table:table-cell office:value-type="string">
            <text:p>Telugu </text:p>
          </table:table-cell>
          <table:table-cell office:value-type="string">
            <text:p>తెలుగు</text:p>
          </table:table-cell>
        </table:table-row>
        <table:table-row table:style-name="ro1">
          <table:table-cell office:value-type="string">
            <text:p>ter </text:p>
          </table:table-cell>
          <table:table-cell office:value-type="string">
            <text:p><text:s text:c="2"/></text:p>
          </table:table-cell>
          <table:table-cell office:value-type="string">
            <text:p>Tereno</text:p>
          </table:table-cell>
          <table:table-cell/>
        </table:table-row>
        <table:table-row table:style-name="ro1">
          <table:table-cell office:value-type="string">
            <text:p>tet </text:p>
          </table:table-cell>
          <table:table-cell office:value-type="string">
            <text:p><text:s text:c="2"/></text:p>
          </table:table-cell>
          <table:table-cell office:value-type="string">
            <text:p>Tetum, Lia-Tetun </text:p>
          </table:table-cell>
          <table:table-cell office:value-type="string">
            <text:p>Tetun</text:p>
          </table:table-cell>
        </table:table-row>
        <table:table-row table:style-name="ro1">
          <table:table-cell office:value-type="string">
            <text:p>tha </text:p>
          </table:table-cell>
          <table:table-cell office:value-type="string">
            <text:p>th </text:p>
          </table:table-cell>
          <table:table-cell office:value-type="string">
            <text:p>Thai </text:p>
          </table:table-cell>
          <table:table-cell office:value-type="string">
            <text:p>ภาษาไทย</text:p>
          </table:table-cell>
        </table:table-row>
        <table:table-row table:style-name="ro1">
          <table:table-cell office:value-type="string">
            <text:p>tib/bod </text:p>
          </table:table-cell>
          <table:table-cell office:value-type="string">
            <text:p>bo </text:p>
          </table:table-cell>
          <table:table-cell office:value-type="string">
            <text:p>Tibetan </text:p>
          </table:table-cell>
          <table:table-cell office:value-type="string">
            <text:p>བོད་ཡིག</text:p>
          </table:table-cell>
        </table:table-row>
        <table:table-row table:style-name="ro1">
          <table:table-cell office:value-type="string">
            <text:p>tig </text:p>
          </table:table-cell>
          <table:table-cell office:value-type="string">
            <text:p><text:s text:c="2"/></text:p>
          </table:table-cell>
          <table:table-cell office:value-type="string">
            <text:p>Tigre </text:p>
          </table:table-cell>
          <table:table-cell office:value-type="string">
            <text:p>Tigré; Khasa</text:p>
          </table:table-cell>
        </table:table-row>
        <table:table-row table:style-name="ro1">
          <table:table-cell office:value-type="string">
            <text:p>tir </text:p>
          </table:table-cell>
          <table:table-cell office:value-type="string">
            <text:p>ti </text:p>
          </table:table-cell>
          <table:table-cell office:value-type="string">
            <text:p>Tigrinya </text:p>
          </table:table-cell>
          <table:table-cell office:value-type="string">
            <text:p>ትግርኛ</text:p>
          </table:table-cell>
        </table:table-row>
        <table:table-row table:style-name="ro1">
          <table:table-cell office:value-type="string">
            <text:p>tem </text:p>
          </table:table-cell>
          <table:table-cell office:value-type="string">
            <text:p><text:s text:c="2"/></text:p>
          </table:table-cell>
          <table:table-cell office:value-type="string">
            <text:p>Timne</text:p>
          </table:table-cell>
          <table:table-cell/>
        </table:table-row>
        <table:table-row table:style-name="ro1">
          <table:table-cell office:value-type="string">
            <text:p>tiv </text:p>
          </table:table-cell>
          <table:table-cell office:value-type="string">
            <text:p><text:s text:c="2"/></text:p>
          </table:table-cell>
          <table:table-cell office:value-type="string">
            <text:p>Tiv</text:p>
          </table:table-cell>
          <table:table-cell/>
        </table:table-row>
        <table:table-row table:style-name="ro1">
          <table:table-cell office:value-type="string">
            <text:p>tli </text:p>
          </table:table-cell>
          <table:table-cell office:value-type="string">
            <text:p><text:s text:c="2"/></text:p>
          </table:table-cell>
          <table:table-cell office:value-type="string">
            <text:p>Tlingit </text:p>
          </table:table-cell>
          <table:table-cell office:value-type="string">
            <text:p>Lingít</text:p>
          </table:table-cell>
        </table:table-row>
        <table:table-row table:style-name="ro1">
          <table:table-cell office:value-type="string">
            <text:p>tpi </text:p>
          </table:table-cell>
          <table:table-cell office:value-type="string">
            <text:p><text:s text:c="2"/></text:p>
          </table:table-cell>
          <table:table-cell office:value-type="string">
            <text:p>Tok Pisin </text:p>
          </table:table-cell>
          <table:table-cell office:value-type="string">
            <text:p>Tok Pisin</text:p>
          </table:table-cell>
        </table:table-row>
        <table:table-row table:style-name="ro1">
          <table:table-cell office:value-type="string">
            <text:p>tkl </text:p>
          </table:table-cell>
          <table:table-cell office:value-type="string">
            <text:p><text:s text:c="2"/></text:p>
          </table:table-cell>
          <table:table-cell office:value-type="string">
            <text:p>Tokelau </text:p>
          </table:table-cell>
          <table:table-cell office:value-type="string">
            <text:p>Tokelau</text:p>
          </table:table-cell>
        </table:table-row>
        <table:table-row table:style-name="ro1">
          <table:table-cell office:value-type="string">
            <text:p>tog </text:p>
          </table:table-cell>
          <table:table-cell office:value-type="string">
            <text:p><text:s text:c="2"/></text:p>
          </table:table-cell>
          <table:table-cell office:value-type="string">
            <text:p>Tonga (Malawi) </text:p>
          </table:table-cell>
          <table:table-cell office:value-type="string">
            <text:p>chiTonga</text:p>
          </table:table-cell>
        </table:table-row>
        <table:table-row table:style-name="ro1">
          <table:table-cell office:value-type="string">
            <text:p>ton </text:p>
          </table:table-cell>
          <table:table-cell office:value-type="string">
            <text:p>to </text:p>
          </table:table-cell>
          <table:table-cell office:value-type="string">
            <text:p>Tongan </text:p>
          </table:table-cell>
          <table:table-cell office:value-type="string">
            <text:p>faka-Tonga</text:p>
          </table:table-cell>
        </table:table-row>
        <table:table-row table:style-name="ro1">
          <table:table-cell office:value-type="string">
            <text:p>tsi </text:p>
          </table:table-cell>
          <table:table-cell office:value-type="string">
            <text:p><text:s text:c="2"/></text:p>
          </table:table-cell>
          <table:table-cell office:value-type="string">
            <text:p>Tsimshian</text:p>
          </table:table-cell>
          <table:table-cell/>
        </table:table-row>
        <table:table-row table:style-name="ro1">
          <table:table-cell office:value-type="string">
            <text:p>tso </text:p>
          </table:table-cell>
          <table:table-cell office:value-type="string">
            <text:p>ts </text:p>
          </table:table-cell>
          <table:table-cell office:value-type="string">
            <text:p>Tsonga </text:p>
          </table:table-cell>
          <table:table-cell office:value-type="string">
            <text:p>xiTsonga</text:p>
          </table:table-cell>
        </table:table-row>
        <table:table-row table:style-name="ro1">
          <table:table-cell office:value-type="string">
            <text:p>tsn </text:p>
          </table:table-cell>
          <table:table-cell office:value-type="string">
            <text:p>tn </text:p>
          </table:table-cell>
          <table:table-cell office:value-type="string">
            <text:p>Tswana </text:p>
          </table:table-cell>
          <table:table-cell office:value-type="string">
            <text:p>seTswana</text:p>
          </table:table-cell>
        </table:table-row>
        <table:table-row table:style-name="ro1">
          <table:table-cell office:value-type="string">
            <text:p>tum </text:p>
          </table:table-cell>
          <table:table-cell office:value-type="string">
            <text:p><text:s text:c="2"/></text:p>
          </table:table-cell>
          <table:table-cell office:value-type="string">
            <text:p>Tumbuka </text:p>
          </table:table-cell>
          <table:table-cell office:value-type="string">
            <text:p>chiTumbuka</text:p>
          </table:table-cell>
        </table:table-row>
        <table:table-row table:style-name="ro1">
          <table:table-cell office:value-type="string">
            <text:p>tup </text:p>
          </table:table-cell>
          <table:table-cell office:value-type="string">
            <text:p><text:s text:c="2"/></text:p>
          </table:table-cell>
          <table:table-cell office:value-type="string">
            <text:p>Tupi languages </text:p>
          </table:table-cell>
          <table:table-cell office:value-type="string">
            <text:p>Nheengatu</text:p>
          </table:table-cell>
        </table:table-row>
        <table:table-row table:style-name="ro1">
          <table:table-cell office:value-type="string">
            <text:p>tur </text:p>
          </table:table-cell>
          <table:table-cell office:value-type="string">
            <text:p>tr </text:p>
          </table:table-cell>
          <table:table-cell office:value-type="string">
            <text:p>Turkish </text:p>
          </table:table-cell>
          <table:table-cell office:value-type="string">
            <text:p>Türkçe</text:p>
          </table:table-cell>
        </table:table-row>
        <table:table-row table:style-name="ro1">
          <table:table-cell office:value-type="string">
            <text:p>ota </text:p>
          </table:table-cell>
          <table:table-cell office:value-type="string">
            <text:p><text:s text:c="2"/></text:p>
          </table:table-cell>
          <table:table-cell office:value-type="string">
            <text:p>Turkish, Ottoman (1500–1928)</text:p>
          </table:table-cell>
          <table:table-cell/>
        </table:table-row>
        <table:table-row table:style-name="ro1">
          <table:table-cell office:value-type="string">
            <text:p>tuk </text:p>
          </table:table-cell>
          <table:table-cell office:value-type="string">
            <text:p>tk </text:p>
          </table:table-cell>
          <table:table-cell office:value-type="string">
            <text:p>Turkmen </text:p>
          </table:table-cell>
          <table:table-cell office:value-type="string">
            <text:p>Түркмен</text:p>
          </table:table-cell>
        </table:table-row>
        <table:table-row table:style-name="ro1">
          <table:table-cell office:value-type="string">
            <text:p>tvl </text:p>
          </table:table-cell>
          <table:table-cell office:value-type="string">
            <text:p><text:s text:c="2"/></text:p>
          </table:table-cell>
          <table:table-cell office:value-type="string">
            <text:p>Tuvalu </text:p>
          </table:table-cell>
          <table:table-cell office:value-type="string">
            <text:p>gana Tuvalu</text:p>
          </table:table-cell>
        </table:table-row>
        <table:table-row table:style-name="ro1">
          <table:table-cell office:value-type="string">
            <text:p>tyv </text:p>
          </table:table-cell>
          <table:table-cell office:value-type="string">
            <text:p><text:s text:c="2"/></text:p>
          </table:table-cell>
          <table:table-cell office:value-type="string">
            <text:p>Tuvinian </text:p>
          </table:table-cell>
          <table:table-cell office:value-type="string">
            <text:p>тыва дыл</text:p>
          </table:table-cell>
        </table:table-row>
        <table:table-row table:style-name="ro1">
          <table:table-cell office:value-type="string">
            <text:p>twi </text:p>
          </table:table-cell>
          <table:table-cell office:value-type="string">
            <text:p>tw </text:p>
          </table:table-cell>
          <table:table-cell office:value-type="string">
            <text:p>Twi</text:p>
          </table:table-cell>
          <table:table-cell/>
        </table:table-row>
        <table:table-row table:style-name="ro1">
          <table:table-cell office:value-type="string">
            <text:p>udm </text:p>
          </table:table-cell>
          <table:table-cell office:value-type="string">
            <text:p><text:s text:c="2"/></text:p>
          </table:table-cell>
          <table:table-cell office:value-type="string">
            <text:p>Udmurt </text:p>
          </table:table-cell>
          <table:table-cell office:value-type="string">
            <text:p>удмурт кыл</text:p>
          </table:table-cell>
        </table:table-row>
        <table:table-row table:style-name="ro1">
          <table:table-cell office:value-type="string">
            <text:p>uga </text:p>
          </table:table-cell>
          <table:table-cell office:value-type="string">
            <text:p><text:s text:c="2"/></text:p>
          </table:table-cell>
          <table:table-cell office:value-type="string">
            <text:p>Ugaritic</text:p>
          </table:table-cell>
          <table:table-cell/>
        </table:table-row>
        <table:table-row table:style-name="ro3">
          <table:table-cell office:value-type="string">
            <text:p>uig </text:p>
          </table:table-cell>
          <table:table-cell office:value-type="string">
            <text:p>ug </text:p>
          </table:table-cell>
          <table:table-cell office:value-type="string">
            <text:p>Uighur; Uyghur </text:p>
          </table:table-cell>
          <table:table-cell office:value-type="string">
            <text:p>Uyƣurqə; Uyğurçe; ئۇيغۇرچ</text:p>
          </table:table-cell>
        </table:table-row>
        <table:table-row table:style-name="ro1">
          <table:table-cell office:value-type="string">
            <text:p>ukr </text:p>
          </table:table-cell>
          <table:table-cell office:value-type="string">
            <text:p>uk </text:p>
          </table:table-cell>
          <table:table-cell office:value-type="string">
            <text:p>Ukrainian </text:p>
          </table:table-cell>
          <table:table-cell office:value-type="string">
            <text:p>українська мова</text:p>
          </table:table-cell>
        </table:table-row>
        <table:table-row table:style-name="ro1">
          <table:table-cell office:value-type="string">
            <text:p>umb </text:p>
          </table:table-cell>
          <table:table-cell office:value-type="string">
            <text:p><text:s text:c="2"/></text:p>
          </table:table-cell>
          <table:table-cell office:value-type="string">
            <text:p>Umbundu </text:p>
          </table:table-cell>
          <table:table-cell office:value-type="string">
            <text:p>úmbúndú</text:p>
          </table:table-cell>
        </table:table-row>
        <table:table-row table:style-name="ro1">
          <table:table-cell office:value-type="string">
            <text:p>urd </text:p>
          </table:table-cell>
          <table:table-cell office:value-type="string">
            <text:p>ur </text:p>
          </table:table-cell>
          <table:table-cell office:value-type="string">
            <text:p>Urdu </text:p>
          </table:table-cell>
          <table:table-cell office:value-type="string">
            <text:p>اردو</text:p>
          </table:table-cell>
        </table:table-row>
        <table:table-row table:style-name="ro3">
          <table:table-cell office:value-type="string">
            <text:p>uzb </text:p>
          </table:table-cell>
          <table:table-cell office:value-type="string">
            <text:p>uz </text:p>
          </table:table-cell>
          <table:table-cell office:value-type="string">
            <text:p>Uzbek </text:p>
          </table:table-cell>
          <table:table-cell office:value-type="string">
            <text:p>O'zbek; Ўзбек; أۇزبېك</text:p>
          </table:table-cell>
        </table:table-row>
        <table:table-row table:style-name="ro1">
          <table:table-cell office:value-type="string">
            <text:p>vai </text:p>
          </table:table-cell>
          <table:table-cell office:value-type="string">
            <text:p><text:s text:c="2"/></text:p>
          </table:table-cell>
          <table:table-cell office:value-type="string">
            <text:p>Vai</text:p>
          </table:table-cell>
          <table:table-cell/>
        </table:table-row>
        <table:table-row table:style-name="ro1">
          <table:table-cell office:value-type="string">
            <text:p>ven </text:p>
          </table:table-cell>
          <table:table-cell office:value-type="string">
            <text:p>ve </text:p>
          </table:table-cell>
          <table:table-cell office:value-type="string">
            <text:p>Venda </text:p>
          </table:table-cell>
          <table:table-cell office:value-type="string">
            <text:p>tshiVenḓa</text:p>
          </table:table-cell>
        </table:table-row>
        <table:table-row table:style-name="ro1">
          <table:table-cell office:value-type="string">
            <text:p>vie </text:p>
          </table:table-cell>
          <table:table-cell office:value-type="string">
            <text:p>vi </text:p>
          </table:table-cell>
          <table:table-cell office:value-type="string">
            <text:p>Vietnamese </text:p>
          </table:table-cell>
          <table:table-cell office:value-type="string">
            <text:p>Tiếng Việt</text:p>
          </table:table-cell>
        </table:table-row>
        <table:table-row table:style-name="ro1">
          <table:table-cell office:value-type="string">
            <text:p>vol </text:p>
          </table:table-cell>
          <table:table-cell office:value-type="string">
            <text:p>vo </text:p>
          </table:table-cell>
          <table:table-cell office:value-type="string">
            <text:p>Volapük </text:p>
          </table:table-cell>
          <table:table-cell office:value-type="string">
            <text:p>Volapük</text:p>
          </table:table-cell>
        </table:table-row>
        <table:table-row table:style-name="ro1">
          <table:table-cell office:value-type="string">
            <text:p>vot </text:p>
          </table:table-cell>
          <table:table-cell office:value-type="string">
            <text:p><text:s text:c="2"/></text:p>
          </table:table-cell>
          <table:table-cell office:value-type="string">
            <text:p>Votic </text:p>
          </table:table-cell>
          <table:table-cell office:value-type="string">
            <text:p>vaďďa tšeeli</text:p>
          </table:table-cell>
        </table:table-row>
        <table:table-row table:style-name="ro1">
          <table:table-cell office:value-type="string">
            <text:p>wak </text:p>
          </table:table-cell>
          <table:table-cell office:value-type="string">
            <text:p><text:s text:c="2"/></text:p>
          </table:table-cell>
          <table:table-cell office:value-type="string">
            <text:p>Wakashan languages</text:p>
          </table:table-cell>
          <table:table-cell/>
        </table:table-row>
        <table:table-row table:style-name="ro1">
          <table:table-cell office:value-type="string">
            <text:p>wal </text:p>
          </table:table-cell>
          <table:table-cell office:value-type="string">
            <text:p><text:s text:c="2"/></text:p>
          </table:table-cell>
          <table:table-cell office:value-type="string">
            <text:p>Walamo</text:p>
          </table:table-cell>
          <table:table-cell/>
        </table:table-row>
        <table:table-row table:style-name="ro1">
          <table:table-cell office:value-type="string">
            <text:p>wln </text:p>
          </table:table-cell>
          <table:table-cell office:value-type="string">
            <text:p>wa </text:p>
          </table:table-cell>
          <table:table-cell office:value-type="string">
            <text:p>Walloon </text:p>
          </table:table-cell>
          <table:table-cell office:value-type="string">
            <text:p>walon</text:p>
          </table:table-cell>
        </table:table-row>
        <table:table-row table:style-name="ro1">
          <table:table-cell office:value-type="string">
            <text:p>war </text:p>
          </table:table-cell>
          <table:table-cell office:value-type="string">
            <text:p><text:s text:c="2"/></text:p>
          </table:table-cell>
          <table:table-cell office:value-type="string">
            <text:p>Waray </text:p>
          </table:table-cell>
          <table:table-cell office:value-type="string">
            <text:p>Winaray; Lineyte-Samarnon</text:p>
          </table:table-cell>
        </table:table-row>
        <table:table-row table:style-name="ro1">
          <table:table-cell office:value-type="string">
            <text:p>was </text:p>
          </table:table-cell>
          <table:table-cell office:value-type="string">
            <text:p><text:s text:c="2"/></text:p>
          </table:table-cell>
          <table:table-cell office:value-type="string">
            <text:p>Washo</text:p>
          </table:table-cell>
          <table:table-cell/>
        </table:table-row>
        <table:table-row table:style-name="ro1">
          <table:table-cell office:value-type="string">
            <text:p>wel/cym </text:p>
          </table:table-cell>
          <table:table-cell office:value-type="string">
            <text:p>cy </text:p>
          </table:table-cell>
          <table:table-cell office:value-type="string">
            <text:p>Welsh </text:p>
          </table:table-cell>
          <table:table-cell office:value-type="string">
            <text:p>Cymraeg</text:p>
          </table:table-cell>
        </table:table-row>
        <table:table-row table:style-name="ro1">
          <table:table-cell office:value-type="string">
            <text:p>wol </text:p>
          </table:table-cell>
          <table:table-cell office:value-type="string">
            <text:p>wo </text:p>
          </table:table-cell>
          <table:table-cell office:value-type="string">
            <text:p>Wolof </text:p>
          </table:table-cell>
          <table:table-cell office:value-type="string">
            <text:p>Wolof</text:p>
          </table:table-cell>
        </table:table-row>
        <table:table-row table:style-name="ro1">
          <table:table-cell office:value-type="string">
            <text:p>xho </text:p>
          </table:table-cell>
          <table:table-cell office:value-type="string">
            <text:p>xh </text:p>
          </table:table-cell>
          <table:table-cell office:value-type="string">
            <text:p>Xhosa </text:p>
          </table:table-cell>
          <table:table-cell office:value-type="string">
            <text:p>isiXhosa</text:p>
          </table:table-cell>
        </table:table-row>
        <table:table-row table:style-name="ro1">
          <table:table-cell office:value-type="string">
            <text:p>sah </text:p>
          </table:table-cell>
          <table:table-cell office:value-type="string">
            <text:p><text:s text:c="2"/></text:p>
          </table:table-cell>
          <table:table-cell office:value-type="string">
            <text:p>Yakut </text:p>
          </table:table-cell>
          <table:table-cell office:value-type="string">
            <text:p>Саха тыла</text:p>
          </table:table-cell>
        </table:table-row>
        <table:table-row table:style-name="ro1">
          <table:table-cell office:value-type="string">
            <text:p>yao </text:p>
          </table:table-cell>
          <table:table-cell office:value-type="string">
            <text:p><text:s text:c="2"/></text:p>
          </table:table-cell>
          <table:table-cell office:value-type="string">
            <text:p>Yao </text:p>
          </table:table-cell>
          <table:table-cell office:value-type="string">
            <text:p>Chiyao</text:p>
          </table:table-cell>
        </table:table-row>
        <table:table-row table:style-name="ro1">
          <table:table-cell office:value-type="string">
            <text:p>yap </text:p>
          </table:table-cell>
          <table:table-cell office:value-type="string">
            <text:p><text:s text:c="2"/></text:p>
          </table:table-cell>
          <table:table-cell office:value-type="string">
            <text:p>Yapese</text:p>
          </table:table-cell>
          <table:table-cell/>
        </table:table-row>
        <table:table-row table:style-name="ro1">
          <table:table-cell office:value-type="string">
            <text:p>yid </text:p>
          </table:table-cell>
          <table:table-cell office:value-type="string">
            <text:p>yi </text:p>
          </table:table-cell>
          <table:table-cell office:value-type="string">
            <text:p>Yiddish </text:p>
          </table:table-cell>
          <table:table-cell office:value-type="string">
            <text:p>ייִדיש</text:p>
          </table:table-cell>
        </table:table-row>
        <table:table-row table:style-name="ro1">
          <table:table-cell office:value-type="string">
            <text:p>yor </text:p>
          </table:table-cell>
          <table:table-cell office:value-type="string">
            <text:p>yo </text:p>
          </table:table-cell>
          <table:table-cell office:value-type="string">
            <text:p>Yoruba </text:p>
          </table:table-cell>
          <table:table-cell office:value-type="string">
            <text:p>Yorùbá</text:p>
          </table:table-cell>
        </table:table-row>
        <table:table-row table:style-name="ro1">
          <table:table-cell office:value-type="string">
            <text:p>ypk </text:p>
          </table:table-cell>
          <table:table-cell office:value-type="string">
            <text:p><text:s text:c="2"/></text:p>
          </table:table-cell>
          <table:table-cell office:value-type="string">
            <text:p>Yupik languages</text:p>
          </table:table-cell>
          <table:table-cell/>
        </table:table-row>
        <table:table-row table:style-name="ro1">
          <table:table-cell office:value-type="string">
            <text:p>znd </text:p>
          </table:table-cell>
          <table:table-cell office:value-type="string">
            <text:p><text:s text:c="2"/></text:p>
          </table:table-cell>
          <table:table-cell office:value-type="string">
            <text:p>Zande </text:p>
          </table:table-cell>
          <table:table-cell office:value-type="string">
            <text:p>Pazande</text:p>
          </table:table-cell>
        </table:table-row>
        <table:table-row table:style-name="ro1">
          <table:table-cell office:value-type="string">
            <text:p>zza </text:p>
          </table:table-cell>
          <table:table-cell office:value-type="string">
            <text:p><text:s text:c="2"/></text:p>
          </table:table-cell>
          <table:table-cell office:value-type="string">
            <text:p>Zaza; Dimili; Dimli; Kirdki; Kirmanjki; Zazaki </text:p>
          </table:table-cell>
          <table:table-cell/>
        </table:table-row>
        <table:table-row table:style-name="ro1">
          <table:table-cell office:value-type="string">
            <text:p>zap </text:p>
          </table:table-cell>
          <table:table-cell office:value-type="string">
            <text:p><text:s text:c="2"/></text:p>
          </table:table-cell>
          <table:table-cell office:value-type="string">
            <text:p>Zapotec</text:p>
          </table:table-cell>
          <table:table-cell/>
        </table:table-row>
        <table:table-row table:style-name="ro1">
          <table:table-cell office:value-type="string">
            <text:p>zen </text:p>
          </table:table-cell>
          <table:table-cell office:value-type="string">
            <text:p><text:s text:c="2"/></text:p>
          </table:table-cell>
          <table:table-cell office:value-type="string">
            <text:p>Zenaga </text:p>
          </table:table-cell>
          <table:table-cell office:value-type="string">
            <text:p>Tuḍḍungiyya</text:p>
          </table:table-cell>
        </table:table-row>
        <table:table-row table:style-name="ro1">
          <table:table-cell office:value-type="string">
            <text:p>zha </text:p>
          </table:table-cell>
          <table:table-cell office:value-type="string">
            <text:p>za </text:p>
          </table:table-cell>
          <table:table-cell office:value-type="string">
            <text:p>Zhuang; Chuang </text:p>
          </table:table-cell>
          <table:table-cell office:value-type="string">
            <text:p>Saɯ cueŋƅ; Saw cuengh</text:p>
          </table:table-cell>
        </table:table-row>
        <table:table-row table:style-name="ro1">
          <table:table-cell office:value-type="string">
            <text:p>zul </text:p>
          </table:table-cell>
          <table:table-cell office:value-type="string">
            <text:p>zu </text:p>
          </table:table-cell>
          <table:table-cell office:value-type="string">
            <text:p>Zulu </text:p>
          </table:table-cell>
          <table:table-cell office:value-type="string">
            <text:p>isiZulu</text:p>
          </table:table-cell>
        </table:table-row>
        <table:table-row table:style-name="ro1">
          <table:table-cell office:value-type="string">
            <text:p>zun </text:p>
          </table:table-cell>
          <table:table-cell office:value-type="string">
            <text:p><text:s text:c="2"/></text:p>
          </table:table-cell>
          <table:table-cell office:value-type="string">
            <text:p>Zuni </text:p>
          </table:table-cell>
          <table:table-cell office:value-type="string">
            <text:p>Shiwi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UY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4">04/04/2008</text:date>, <text:time>15:0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ablo Bangueses</meta:initial-creator>
    <meta:creation-date>2008-04-04T14:59:46</meta:creation-date>
    <dc:creator>Pablo Bangueses</dc:creator>
    <dc:date>2008-04-04T15:01:49</dc:date>
    <meta:editing-cycles>1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table-count="3" meta:cell-count="1782"/>
  </office:meta>
</office:document-meta>
</file>